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fo:font-weight="bold" officeooo:rsid="031d8a72" officeooo:paragraph-rsid="031d8a72" style:font-weight-asian="bold" style:font-weight-complex="bold"/>
    </style:style>
    <style:style style:name="P14" style:family="paragraph" style:parent-style-name="Text_20_body">
      <style:text-properties fo:font-weight="bold" officeooo:rsid="0324ed09" officeooo:paragraph-rsid="0324ed09" style:font-weight-asian="bold" style:font-weight-complex="bold"/>
    </style:style>
    <style:style style:name="P15" style:family="paragraph" style:parent-style-name="Text_20_body">
      <style:text-properties officeooo:rsid="02628c1f" officeooo:paragraph-rsid="02628c1f"/>
    </style:style>
    <style:style style:name="P16" style:family="paragraph" style:parent-style-name="Text_20_body">
      <style:text-properties officeooo:rsid="0266d423" officeooo:paragraph-rsid="0264823e"/>
    </style:style>
    <style:style style:name="P17" style:family="paragraph" style:parent-style-name="Text_20_body">
      <style:text-properties officeooo:rsid="027461d6" officeooo:paragraph-rsid="027461d6"/>
    </style:style>
    <style:style style:name="P18" style:family="paragraph" style:parent-style-name="Text_20_body">
      <style:text-properties officeooo:rsid="027f5b42" officeooo:paragraph-rsid="027f5b42"/>
    </style:style>
    <style:style style:name="P19" style:family="paragraph" style:parent-style-name="Text_20_body">
      <style:text-properties officeooo:rsid="0280ff85" officeooo:paragraph-rsid="0280ff85"/>
    </style:style>
    <style:style style:name="P20" style:family="paragraph" style:parent-style-name="Text_20_body">
      <style:text-properties officeooo:rsid="0280ff85" officeooo:paragraph-rsid="02a39e83"/>
    </style:style>
    <style:style style:name="P21" style:family="paragraph" style:parent-style-name="Text_20_body">
      <style:text-properties officeooo:rsid="0280ff85" officeooo:paragraph-rsid="02aa887b"/>
    </style:style>
    <style:style style:name="P22" style:family="paragraph" style:parent-style-name="Text_20_body">
      <style:text-properties officeooo:rsid="0280ff85" officeooo:paragraph-rsid="02ad1629"/>
    </style:style>
    <style:style style:name="P23" style:family="paragraph" style:parent-style-name="Text_20_body">
      <style:text-properties officeooo:rsid="0280ff85" officeooo:paragraph-rsid="02dc2f47"/>
    </style:style>
    <style:style style:name="P24" style:family="paragraph" style:parent-style-name="Text_20_body">
      <style:text-properties officeooo:rsid="0280ff85" officeooo:paragraph-rsid="02e7808c"/>
    </style:style>
    <style:style style:name="P25" style:family="paragraph" style:parent-style-name="Text_20_body">
      <style:text-properties officeooo:rsid="0280ff85" officeooo:paragraph-rsid="02eba014"/>
    </style:style>
    <style:style style:name="P26" style:family="paragraph" style:parent-style-name="Text_20_body">
      <style:text-properties officeooo:rsid="0280ff85" officeooo:paragraph-rsid="02ebd137"/>
    </style:style>
    <style:style style:name="P27" style:family="paragraph" style:parent-style-name="Text_20_body">
      <style:text-properties officeooo:rsid="0280ff85" officeooo:paragraph-rsid="02ef7f58"/>
    </style:style>
    <style:style style:name="P28" style:family="paragraph" style:parent-style-name="Text_20_body">
      <style:text-properties officeooo:rsid="0280ff85" officeooo:paragraph-rsid="02f1b49a"/>
    </style:style>
    <style:style style:name="P29" style:family="paragraph" style:parent-style-name="Text_20_body">
      <style:text-properties officeooo:rsid="0280ff85" officeooo:paragraph-rsid="02f36861"/>
    </style:style>
    <style:style style:name="P30" style:family="paragraph" style:parent-style-name="Text_20_body">
      <style:text-properties officeooo:rsid="0280ff85" officeooo:paragraph-rsid="02f5b433"/>
    </style:style>
    <style:style style:name="P31" style:family="paragraph" style:parent-style-name="Text_20_body">
      <style:text-properties officeooo:rsid="0280ff85" officeooo:paragraph-rsid="02f6e297"/>
    </style:style>
    <style:style style:name="P32" style:family="paragraph" style:parent-style-name="Text_20_body">
      <style:text-properties officeooo:rsid="0280ff85" officeooo:paragraph-rsid="02f9164d"/>
    </style:style>
    <style:style style:name="P33" style:family="paragraph" style:parent-style-name="Text_20_body">
      <style:text-properties officeooo:rsid="0280ff85" officeooo:paragraph-rsid="02fbacf9"/>
    </style:style>
    <style:style style:name="P34" style:family="paragraph" style:parent-style-name="Text_20_body">
      <style:text-properties officeooo:rsid="0280ff85" officeooo:paragraph-rsid="02fccb40"/>
    </style:style>
    <style:style style:name="P35" style:family="paragraph" style:parent-style-name="Text_20_body">
      <style:text-properties officeooo:rsid="0280ff85" officeooo:paragraph-rsid="030223a3"/>
    </style:style>
    <style:style style:name="P36" style:family="paragraph" style:parent-style-name="Text_20_body">
      <style:text-properties officeooo:rsid="0280ff85" officeooo:paragraph-rsid="03097bee"/>
    </style:style>
    <style:style style:name="P37" style:family="paragraph" style:parent-style-name="Text_20_body">
      <style:text-properties officeooo:rsid="0280ff85" officeooo:paragraph-rsid="030b0dcf"/>
    </style:style>
    <style:style style:name="P38" style:family="paragraph" style:parent-style-name="Text_20_body">
      <style:text-properties officeooo:rsid="0280ff85" officeooo:paragraph-rsid="0311c598"/>
    </style:style>
    <style:style style:name="P39" style:family="paragraph" style:parent-style-name="Text_20_body">
      <style:text-properties officeooo:paragraph-rsid="02cee236"/>
    </style:style>
    <style:style style:name="P40" style:family="paragraph" style:parent-style-name="Text_20_body">
      <style:text-properties officeooo:paragraph-rsid="02d0d9a3"/>
    </style:style>
    <style:style style:name="P41" style:family="paragraph" style:parent-style-name="Text_20_body">
      <style:text-properties officeooo:paragraph-rsid="02d60c90"/>
    </style:style>
    <style:style style:name="P42" style:family="paragraph" style:parent-style-name="Text_20_body">
      <style:text-properties officeooo:paragraph-rsid="02d8252f"/>
    </style:style>
    <style:style style:name="P43" style:family="paragraph" style:parent-style-name="Text_20_body">
      <style:text-properties officeooo:paragraph-rsid="02da18f1"/>
    </style:style>
    <style:style style:name="P44" style:family="paragraph" style:parent-style-name="Text_20_body">
      <style:text-properties officeooo:paragraph-rsid="0307a071"/>
    </style:style>
    <style:style style:name="P45" style:family="paragraph" style:parent-style-name="Text_20_body">
      <style:text-properties officeooo:paragraph-rsid="0312ce87"/>
    </style:style>
    <style:style style:name="P46" style:family="paragraph" style:parent-style-name="Text_20_body">
      <style:text-properties officeooo:rsid="02a60bfb" officeooo:paragraph-rsid="02a60bfb"/>
    </style:style>
    <style:style style:name="P47" style:family="paragraph" style:parent-style-name="Text_20_body">
      <style:text-properties officeooo:rsid="02a800ac" officeooo:paragraph-rsid="0280ff85"/>
    </style:style>
    <style:style style:name="P48" style:family="paragraph" style:parent-style-name="Text_20_body">
      <style:text-properties officeooo:rsid="02a9b93a" officeooo:paragraph-rsid="02a9b93a"/>
    </style:style>
    <style:style style:name="P49" style:family="paragraph" style:parent-style-name="Text_20_body">
      <style:text-properties officeooo:rsid="02aa887b" officeooo:paragraph-rsid="02aa887b"/>
    </style:style>
    <style:style style:name="P50" style:family="paragraph" style:parent-style-name="Text_20_body">
      <style:text-properties officeooo:rsid="02ab30a1" officeooo:paragraph-rsid="02aa887b"/>
    </style:style>
    <style:style style:name="P51" style:family="paragraph" style:parent-style-name="Text_20_body">
      <style:text-properties officeooo:rsid="02af4776" officeooo:paragraph-rsid="02af4776"/>
    </style:style>
    <style:style style:name="P52" style:family="paragraph" style:parent-style-name="Text_20_body">
      <style:text-properties officeooo:rsid="02b2ab5a" officeooo:paragraph-rsid="02b2ab5a"/>
    </style:style>
    <style:style style:name="P53" style:family="paragraph" style:parent-style-name="Text_20_body">
      <style:text-properties officeooo:rsid="02b8fe50" officeooo:paragraph-rsid="02b6387b"/>
    </style:style>
    <style:style style:name="P54" style:family="paragraph" style:parent-style-name="Text_20_body">
      <style:text-properties officeooo:rsid="02c78805" officeooo:paragraph-rsid="02c5e023"/>
    </style:style>
    <style:style style:name="P55" style:family="paragraph" style:parent-style-name="Text_20_body">
      <style:text-properties officeooo:rsid="02cb63f2" officeooo:paragraph-rsid="02cb63f2"/>
    </style:style>
    <style:style style:name="P56" style:family="paragraph" style:parent-style-name="Text_20_body">
      <style:text-properties officeooo:rsid="02cd5c5a" officeooo:paragraph-rsid="02cd5c5a"/>
    </style:style>
    <style:style style:name="P57" style:family="paragraph" style:parent-style-name="Text_20_body">
      <style:text-properties officeooo:rsid="02cee236" officeooo:paragraph-rsid="02cee236"/>
    </style:style>
    <style:style style:name="P58" style:family="paragraph" style:parent-style-name="Text_20_body">
      <style:text-properties officeooo:rsid="02d0d9a3" officeooo:paragraph-rsid="02cee236"/>
    </style:style>
    <style:style style:name="P59" style:family="paragraph" style:parent-style-name="Text_20_body">
      <style:text-properties officeooo:rsid="02d24d1d" officeooo:paragraph-rsid="02d0d9a3"/>
    </style:style>
    <style:style style:name="P60" style:family="paragraph" style:parent-style-name="Text_20_body">
      <style:text-properties officeooo:rsid="02d30f0a" officeooo:paragraph-rsid="02d30f0a"/>
    </style:style>
    <style:style style:name="P61" style:family="paragraph" style:parent-style-name="Text_20_body">
      <style:text-properties officeooo:rsid="02c68f0f" officeooo:paragraph-rsid="02c5e023"/>
    </style:style>
    <style:style style:name="P62" style:family="paragraph" style:parent-style-name="Text_20_body">
      <style:text-properties officeooo:rsid="02d496a4" officeooo:paragraph-rsid="02d496a4"/>
    </style:style>
    <style:style style:name="P63" style:family="paragraph" style:parent-style-name="Text_20_body">
      <style:text-properties officeooo:rsid="02d6778b" officeooo:paragraph-rsid="02d60c90"/>
    </style:style>
    <style:style style:name="P64" style:family="paragraph" style:parent-style-name="Text_20_body">
      <style:text-properties officeooo:rsid="02d8252f" officeooo:paragraph-rsid="02d8252f"/>
    </style:style>
    <style:style style:name="P65" style:family="paragraph" style:parent-style-name="Text_20_body">
      <style:text-properties officeooo:rsid="02d9c8e3" officeooo:paragraph-rsid="02d9c8e3"/>
    </style:style>
    <style:style style:name="P66" style:family="paragraph" style:parent-style-name="Text_20_body">
      <style:text-properties officeooo:rsid="02da18f1" officeooo:paragraph-rsid="02da18f1"/>
    </style:style>
    <style:style style:name="P67" style:family="paragraph" style:parent-style-name="Text_20_body">
      <style:text-properties officeooo:rsid="02dab9e2" officeooo:paragraph-rsid="02dab9e2"/>
    </style:style>
    <style:style style:name="P68" style:family="paragraph" style:parent-style-name="Text_20_body">
      <style:text-properties officeooo:rsid="02db13b0" officeooo:paragraph-rsid="02db13b0"/>
    </style:style>
    <style:style style:name="P69" style:family="paragraph" style:parent-style-name="Text_20_body">
      <style:text-properties officeooo:rsid="02de1073" officeooo:paragraph-rsid="02de1073"/>
    </style:style>
    <style:style style:name="P70" style:family="paragraph" style:parent-style-name="Text_20_body">
      <style:text-properties officeooo:rsid="02defbae" officeooo:paragraph-rsid="02defbae"/>
    </style:style>
    <style:style style:name="P71" style:family="paragraph" style:parent-style-name="Text_20_body">
      <style:text-properties officeooo:rsid="02e0774c" officeooo:paragraph-rsid="02e0774c"/>
    </style:style>
    <style:style style:name="P72" style:family="paragraph" style:parent-style-name="Text_20_body">
      <style:text-properties officeooo:rsid="02e55841" officeooo:paragraph-rsid="02eba014"/>
    </style:style>
    <style:style style:name="P73" style:family="paragraph" style:parent-style-name="Text_20_body">
      <style:text-properties officeooo:rsid="02e55841" officeooo:paragraph-rsid="02e55841"/>
    </style:style>
    <style:style style:name="P74" style:family="paragraph" style:parent-style-name="Text_20_body">
      <style:text-properties officeooo:rsid="02e69b17" officeooo:paragraph-rsid="02eafe4e"/>
    </style:style>
    <style:style style:name="P75" style:family="paragraph" style:parent-style-name="Text_20_body">
      <style:text-properties officeooo:rsid="02e8719e" officeooo:paragraph-rsid="02e7808c"/>
    </style:style>
    <style:style style:name="P76" style:family="paragraph" style:parent-style-name="Text_20_body">
      <style:text-properties officeooo:rsid="02ea700b" officeooo:paragraph-rsid="02ea700b"/>
    </style:style>
    <style:style style:name="P77" style:family="paragraph" style:parent-style-name="Text_20_body">
      <style:text-properties officeooo:rsid="02f0d50e" officeooo:paragraph-rsid="02ef7f58"/>
    </style:style>
    <style:style style:name="P78" style:family="paragraph" style:parent-style-name="Text_20_body">
      <style:text-properties officeooo:rsid="02f67f5d" officeooo:paragraph-rsid="02f5b433"/>
    </style:style>
    <style:style style:name="P79" style:family="paragraph" style:parent-style-name="Text_20_body">
      <style:text-properties officeooo:rsid="02f67f5d" officeooo:paragraph-rsid="02f67f5d"/>
    </style:style>
    <style:style style:name="P80" style:family="paragraph" style:parent-style-name="Text_20_body">
      <style:text-properties officeooo:rsid="02f95ab4" officeooo:paragraph-rsid="02f9164d"/>
    </style:style>
    <style:style style:name="P81" style:family="paragraph" style:parent-style-name="Text_20_body">
      <style:text-properties officeooo:rsid="02fc042d" officeooo:paragraph-rsid="02fc042d"/>
    </style:style>
    <style:style style:name="P82" style:family="paragraph" style:parent-style-name="Text_20_body">
      <style:text-properties officeooo:rsid="02fc0f08" officeooo:paragraph-rsid="02fc042d"/>
    </style:style>
    <style:style style:name="P83" style:family="paragraph" style:parent-style-name="Text_20_body">
      <style:text-properties officeooo:rsid="02fd130d" officeooo:paragraph-rsid="02fccb40"/>
    </style:style>
    <style:style style:name="P84" style:family="paragraph" style:parent-style-name="Text_20_body">
      <style:text-properties officeooo:rsid="02ff819c" officeooo:paragraph-rsid="02ff819c"/>
    </style:style>
    <style:style style:name="P85" style:family="paragraph" style:parent-style-name="Text_20_body">
      <style:text-properties officeooo:rsid="02ffbd8c" officeooo:paragraph-rsid="02ffbd8c"/>
    </style:style>
    <style:style style:name="P86" style:family="paragraph" style:parent-style-name="Text_20_body">
      <style:text-properties officeooo:rsid="03013686" officeooo:paragraph-rsid="03013686"/>
    </style:style>
    <style:style style:name="P87" style:family="paragraph" style:parent-style-name="Text_20_body">
      <style:text-properties officeooo:rsid="0304443b" officeooo:paragraph-rsid="030223a3"/>
    </style:style>
    <style:style style:name="P88" style:family="paragraph" style:parent-style-name="Text_20_body">
      <style:text-properties officeooo:rsid="03071dd1" officeooo:paragraph-rsid="03076e39"/>
    </style:style>
    <style:style style:name="P89" style:family="paragraph" style:parent-style-name="Text_20_body">
      <style:text-properties officeooo:rsid="030d8256" officeooo:paragraph-rsid="030d8256"/>
    </style:style>
    <style:style style:name="P90" style:family="paragraph" style:parent-style-name="Text_20_body">
      <style:text-properties officeooo:rsid="030e48a0" officeooo:paragraph-rsid="030e48a0"/>
    </style:style>
    <style:style style:name="P91" style:family="paragraph" style:parent-style-name="Text_20_body">
      <style:text-properties officeooo:rsid="0312a29a" officeooo:paragraph-rsid="0311c598"/>
    </style:style>
    <style:style style:name="P92" style:family="paragraph" style:parent-style-name="Text_20_body">
      <style:text-properties officeooo:rsid="031641a5" officeooo:paragraph-rsid="031641a5"/>
    </style:style>
    <style:style style:name="P93" style:family="paragraph" style:parent-style-name="Text_20_body">
      <style:text-properties fo:font-weight="normal" officeooo:paragraph-rsid="031a33c2" style:font-weight-asian="normal" style:font-weight-complex="normal"/>
    </style:style>
    <style:style style:name="P94" style:family="paragraph" style:parent-style-name="Text_20_body">
      <style:text-properties fo:font-weight="normal" officeooo:paragraph-rsid="031bbc2c" style:font-weight-asian="normal" style:font-weight-complex="normal"/>
    </style:style>
    <style:style style:name="P95" style:family="paragraph" style:parent-style-name="Text_20_body">
      <style:text-properties fo:font-weight="normal" officeooo:paragraph-rsid="031d8a72" style:font-weight-asian="normal" style:font-weight-complex="normal"/>
    </style:style>
    <style:style style:name="P96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97" style:family="paragraph" style:parent-style-name="Text_20_body">
      <style:text-properties fo:font-weight="normal" officeooo:paragraph-rsid="03203b6f" style:font-weight-asian="normal" style:font-weight-complex="normal"/>
    </style:style>
    <style:style style:name="P98" style:family="paragraph" style:parent-style-name="Text_20_body">
      <style:text-properties fo:font-weight="normal" officeooo:rsid="031814cd" officeooo:paragraph-rsid="031814cd" style:font-weight-asian="normal" style:font-weight-complex="normal"/>
    </style:style>
    <style:style style:name="P99" style:family="paragraph" style:parent-style-name="Text_20_body">
      <style:text-properties fo:font-weight="normal" officeooo:rsid="0319a8a6" officeooo:paragraph-rsid="0319a8a6" style:font-weight-asian="normal" style:font-weight-complex="normal"/>
    </style:style>
    <style:style style:name="P100" style:family="paragraph" style:parent-style-name="Text_20_body">
      <style:text-properties fo:font-weight="normal" officeooo:rsid="0319d0a3" officeooo:paragraph-rsid="0319d0a3" style:font-weight-asian="normal" style:font-weight-complex="normal"/>
    </style:style>
    <style:style style:name="P101" style:family="paragraph" style:parent-style-name="Text_20_body">
      <style:text-properties fo:font-weight="normal" officeooo:rsid="031af1ce" officeooo:paragraph-rsid="031af1ce" style:font-weight-asian="normal" style:font-weight-complex="normal"/>
    </style:style>
    <style:style style:name="P102" style:family="paragraph" style:parent-style-name="Text_20_body">
      <style:text-properties fo:font-weight="normal" officeooo:rsid="031c2c2c" officeooo:paragraph-rsid="031bbc2c" style:font-weight-asian="normal" style:font-weight-complex="normal"/>
    </style:style>
    <style:style style:name="P103" style:family="paragraph" style:parent-style-name="Text_20_body">
      <style:text-properties fo:font-weight="normal" officeooo:rsid="031d8a72" officeooo:paragraph-rsid="031d8a72" style:font-weight-asian="normal" style:font-weight-complex="normal"/>
    </style:style>
    <style:style style:name="P104" style:family="paragraph" style:parent-style-name="Text_20_body">
      <style:text-properties fo:font-weight="normal" officeooo:rsid="03203b6f" officeooo:paragraph-rsid="03203b6f" style:font-weight-asian="normal" style:font-weight-complex="normal"/>
    </style:style>
    <style:style style:name="P105" style:family="paragraph" style:parent-style-name="Text_20_body">
      <style:text-properties fo:font-weight="normal" officeooo:rsid="0321edbb" officeooo:paragraph-rsid="03203b6f" style:font-weight-asian="normal" style:font-weight-complex="normal"/>
    </style:style>
    <style:style style:name="P106" style:family="paragraph" style:parent-style-name="Text_20_body">
      <style:text-properties fo:font-weight="normal" officeooo:rsid="03234309" officeooo:paragraph-rsid="03234309" style:font-weight-asian="normal" style:font-weight-complex="normal"/>
    </style:style>
    <style:style style:name="P107" style:family="paragraph" style:parent-style-name="Text_20_body">
      <style:text-properties fo:font-weight="normal" officeooo:rsid="0324ed09" officeooo:paragraph-rsid="0324ed09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font-style="italic" fo:font-weight="normal" officeooo:rsid="031d8a72" officeooo:paragraph-rsid="031d8a72" style:font-style-asian="italic" style:font-weight-asian="normal" style:font-style-complex="italic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tyle="italic" fo:font-weight="normal" officeooo:rsid="03203b6f" officeooo:paragraph-rsid="03203b6f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tyle="italic" fo:font-weight="normal" officeooo:rsid="031814cd" officeooo:paragraph-rsid="031814cd" style:font-style-asian="italic" style:font-weight-asian="normal" style:font-style-complex="italic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tyle="italic" fo:font-weight="normal" officeooo:rsid="0319d0a3" officeooo:paragraph-rsid="0319d0a3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fo:font-style="italic" officeooo:rsid="0324ed09" officeooo:paragraph-rsid="0324ed09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rsid="0332f3ca" officeooo:paragraph-rsid="0332f3ca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rsid="0335aa2c" officeooo:paragraph-rsid="0335aa2c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rsid="0338e936" officeooo:paragraph-rsid="0338e936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rsid="033a2f3c" officeooo:paragraph-rsid="033a2f3c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rsid="033b261a" officeooo:paragraph-rsid="033b261a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rsid="033c8121" officeooo:paragraph-rsid="033c8121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rsid="033d375b" officeooo:paragraph-rsid="033d375b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rsid="034137b3" officeooo:paragraph-rsid="034137b3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rsid="03442e8e" officeooo:paragraph-rsid="03442e8e" style:font-style-asian="italic" style:font-style-complex="italic"/>
    </style:style>
    <style:style style:name="P123" style:family="paragraph" style:parent-style-name="Text_20_body">
      <style:paragraph-properties fo:text-align="center" style:justify-single-word="false"/>
      <style:text-properties fo:font-style="italic" officeooo:rsid="03459565" officeooo:paragraph-rsid="03459565" style:font-style-asian="italic" style:font-style-complex="italic"/>
    </style:style>
    <style:style style:name="P124" style:family="paragraph" style:parent-style-name="Text_20_body">
      <style:paragraph-properties fo:text-align="center" style:justify-single-word="false"/>
      <style:text-properties fo:font-style="italic" officeooo:rsid="0307fdec" officeooo:paragraph-rsid="0307fdec" style:font-style-asian="italic" style:font-style-complex="italic"/>
    </style:style>
    <style:style style:name="P125" style:family="paragraph" style:parent-style-name="Text_20_body">
      <style:paragraph-properties fo:text-align="center" style:justify-single-word="false"/>
      <style:text-properties fo:font-style="italic" officeooo:rsid="034860cf" officeooo:paragraph-rsid="034860cf" style:font-style-asian="italic" style:font-style-complex="italic"/>
    </style:style>
    <style:style style:name="P126" style:family="paragraph" style:parent-style-name="Text_20_body">
      <style:paragraph-properties fo:text-align="center" style:justify-single-word="false"/>
      <style:text-properties fo:font-style="italic" officeooo:rsid="0349200c" officeooo:paragraph-rsid="0349200c" style:font-style-asian="italic" style:font-style-complex="italic"/>
    </style:style>
    <style:style style:name="P127" style:family="paragraph" style:parent-style-name="Text_20_body">
      <style:paragraph-properties fo:text-align="center" style:justify-single-word="false"/>
      <style:text-properties fo:font-style="italic" officeooo:rsid="0374502e" officeooo:paragraph-rsid="0376c7e7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374502e" officeooo:paragraph-rsid="038d40ad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377d6b5" officeooo:paragraph-rsid="0377d6b5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37ab524" officeooo:paragraph-rsid="037ab524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3818223" officeooo:paragraph-rsid="03826adc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3863ea7" officeooo:paragraph-rsid="03888c5b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36c25e5" officeooo:paragraph-rsid="036c25e5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3a41616" officeooo:paragraph-rsid="03e6e822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3a41616" officeooo:paragraph-rsid="03ea5edc" style:font-style-asian="italic" style:font-style-complex="italic"/>
    </style:style>
    <style:style style:name="P136" style:family="paragraph" style:parent-style-name="Text_20_body">
      <style:text-properties officeooo:paragraph-rsid="031f2482"/>
    </style:style>
    <style:style style:name="P137" style:family="paragraph" style:parent-style-name="Text_20_body">
      <style:text-properties officeooo:paragraph-rsid="03256183"/>
    </style:style>
    <style:style style:name="P138" style:family="paragraph" style:parent-style-name="Text_20_body">
      <style:text-properties officeooo:paragraph-rsid="0325c82d"/>
    </style:style>
    <style:style style:name="P139" style:family="paragraph" style:parent-style-name="Text_20_body">
      <style:text-properties officeooo:paragraph-rsid="0328a114"/>
    </style:style>
    <style:style style:name="P140" style:family="paragraph" style:parent-style-name="Text_20_body">
      <style:text-properties officeooo:paragraph-rsid="032ce167"/>
    </style:style>
    <style:style style:name="P141" style:family="paragraph" style:parent-style-name="Text_20_body">
      <style:text-properties officeooo:paragraph-rsid="0332f3ca"/>
    </style:style>
    <style:style style:name="P142" style:family="paragraph" style:parent-style-name="Text_20_body">
      <style:text-properties officeooo:paragraph-rsid="033585f9"/>
    </style:style>
    <style:style style:name="P143" style:family="paragraph" style:parent-style-name="Text_20_body">
      <style:paragraph-properties fo:text-align="justify" style:justify-single-word="false"/>
      <style:text-properties officeooo:paragraph-rsid="03368b9b"/>
    </style:style>
    <style:style style:name="P144" style:family="paragraph" style:parent-style-name="Text_20_body">
      <style:paragraph-properties fo:text-align="justify" style:justify-single-word="false"/>
      <style:text-properties officeooo:paragraph-rsid="03b76497"/>
    </style:style>
    <style:style style:name="P145" style:family="paragraph" style:parent-style-name="Text_20_body">
      <style:paragraph-properties fo:text-align="justify" style:justify-single-word="false"/>
      <style:text-properties officeooo:paragraph-rsid="03b917bf"/>
    </style:style>
    <style:style style:name="P146" style:family="paragraph" style:parent-style-name="Text_20_body">
      <style:paragraph-properties fo:text-align="justify" style:justify-single-word="false"/>
      <style:text-properties officeooo:paragraph-rsid="03bc6c62"/>
    </style:style>
    <style:style style:name="P147" style:family="paragraph" style:parent-style-name="Text_20_body">
      <style:paragraph-properties fo:text-align="justify" style:justify-single-word="false"/>
      <style:text-properties officeooo:paragraph-rsid="03c0a830"/>
    </style:style>
    <style:style style:name="P148" style:family="paragraph" style:parent-style-name="Text_20_body">
      <style:paragraph-properties fo:text-align="justify" style:justify-single-word="false"/>
      <style:text-properties officeooo:paragraph-rsid="03c1f49c"/>
    </style:style>
    <style:style style:name="P149" style:family="paragraph" style:parent-style-name="Text_20_body">
      <style:paragraph-properties fo:text-align="justify" style:justify-single-word="false"/>
      <style:text-properties officeooo:paragraph-rsid="03c34504"/>
    </style:style>
    <style:style style:name="P150" style:family="paragraph" style:parent-style-name="Text_20_body">
      <style:paragraph-properties fo:text-align="justify" style:justify-single-word="false"/>
      <style:text-properties officeooo:paragraph-rsid="03c55e96"/>
    </style:style>
    <style:style style:name="P151" style:family="paragraph" style:parent-style-name="Text_20_body">
      <style:text-properties officeooo:paragraph-rsid="033d375b"/>
    </style:style>
    <style:style style:name="P152" style:family="paragraph" style:parent-style-name="Text_20_body">
      <style:text-properties officeooo:rsid="031814cd" officeooo:paragraph-rsid="031814cd"/>
    </style:style>
    <style:style style:name="P153" style:family="paragraph" style:parent-style-name="Text_20_body">
      <style:text-properties officeooo:rsid="031f2482" officeooo:paragraph-rsid="031f2482"/>
    </style:style>
    <style:style style:name="P154" style:family="paragraph" style:parent-style-name="Text_20_body">
      <style:text-properties officeooo:rsid="0324ed09" officeooo:paragraph-rsid="0324ed09"/>
    </style:style>
    <style:style style:name="P155" style:family="paragraph" style:parent-style-name="Text_20_body">
      <style:text-properties officeooo:rsid="03256183" officeooo:paragraph-rsid="03256183"/>
    </style:style>
    <style:style style:name="P156" style:family="paragraph" style:parent-style-name="Text_20_body">
      <style:text-properties officeooo:rsid="0325c82d" officeooo:paragraph-rsid="0325c82d"/>
    </style:style>
    <style:style style:name="P157" style:family="paragraph" style:parent-style-name="Text_20_body">
      <style:text-properties officeooo:rsid="0326b7b5" officeooo:paragraph-rsid="0325c82d"/>
    </style:style>
    <style:style style:name="P158" style:family="paragraph" style:parent-style-name="Text_20_body">
      <style:text-properties officeooo:rsid="032a3fa1" officeooo:paragraph-rsid="032a3fa1"/>
    </style:style>
    <style:style style:name="P159" style:family="paragraph" style:parent-style-name="Text_20_body">
      <style:text-properties officeooo:rsid="032c58ed" officeooo:paragraph-rsid="032c58ed"/>
    </style:style>
    <style:style style:name="P160" style:family="paragraph" style:parent-style-name="Text_20_body">
      <style:text-properties officeooo:rsid="032cd314" officeooo:paragraph-rsid="032cd314"/>
    </style:style>
    <style:style style:name="P161" style:family="paragraph" style:parent-style-name="Text_20_body">
      <style:text-properties officeooo:rsid="032d7d5e" officeooo:paragraph-rsid="032ce167"/>
    </style:style>
    <style:style style:name="P162" style:family="paragraph" style:parent-style-name="Text_20_body">
      <style:text-properties officeooo:rsid="032ec7b2" officeooo:paragraph-rsid="032ec7b2"/>
    </style:style>
    <style:style style:name="P163" style:family="paragraph" style:parent-style-name="Text_20_body">
      <style:text-properties officeooo:rsid="032fad3a" officeooo:paragraph-rsid="032fad3a"/>
    </style:style>
    <style:style style:name="P164" style:family="paragraph" style:parent-style-name="Text_20_body">
      <style:text-properties officeooo:rsid="0331080c" officeooo:paragraph-rsid="0331080c"/>
    </style:style>
    <style:style style:name="P165" style:family="paragraph" style:parent-style-name="Text_20_body">
      <style:text-properties officeooo:rsid="033133f9" officeooo:paragraph-rsid="033133f9"/>
    </style:style>
    <style:style style:name="P166" style:family="paragraph" style:parent-style-name="Text_20_body">
      <style:text-properties officeooo:rsid="03328e86" officeooo:paragraph-rsid="03328e86"/>
    </style:style>
    <style:style style:name="P167" style:family="paragraph" style:parent-style-name="Text_20_body">
      <style:text-properties officeooo:rsid="0332f3ca" officeooo:paragraph-rsid="0332f3ca"/>
    </style:style>
    <style:style style:name="P168" style:family="paragraph" style:parent-style-name="Text_20_body">
      <style:text-properties officeooo:rsid="0333d496" officeooo:paragraph-rsid="0333d496"/>
    </style:style>
    <style:style style:name="P169" style:family="paragraph" style:parent-style-name="Text_20_body">
      <style:paragraph-properties fo:text-align="justify" style:justify-single-word="false"/>
      <style:text-properties officeooo:rsid="0335aa2c" officeooo:paragraph-rsid="0335aa2c"/>
    </style:style>
    <style:style style:name="P170" style:family="paragraph" style:parent-style-name="Text_20_body">
      <style:paragraph-properties fo:text-align="justify" style:justify-single-word="false"/>
      <style:text-properties officeooo:rsid="03373430" officeooo:paragraph-rsid="03368b9b"/>
    </style:style>
    <style:style style:name="P171" style:family="paragraph" style:parent-style-name="Text_20_body">
      <style:paragraph-properties fo:text-align="justify" style:justify-single-word="false"/>
      <style:text-properties officeooo:rsid="0338e936" officeooo:paragraph-rsid="0338e936"/>
    </style:style>
    <style:style style:name="P172" style:family="paragraph" style:parent-style-name="Text_20_body">
      <style:text-properties officeooo:rsid="033a2f3c" officeooo:paragraph-rsid="033a2f3c"/>
    </style:style>
    <style:style style:name="P173" style:family="paragraph" style:parent-style-name="Text_20_body">
      <style:text-properties officeooo:rsid="033b261a" officeooo:paragraph-rsid="033b261a"/>
    </style:style>
    <style:style style:name="P174" style:family="paragraph" style:parent-style-name="Text_20_body">
      <style:text-properties officeooo:rsid="033c8121" officeooo:paragraph-rsid="033c8121"/>
    </style:style>
    <style:style style:name="P175" style:family="paragraph" style:parent-style-name="Text_20_body">
      <style:text-properties officeooo:rsid="033d375b" officeooo:paragraph-rsid="033d375b"/>
    </style:style>
    <style:style style:name="P176" style:family="paragraph" style:parent-style-name="Text_20_body">
      <style:text-properties officeooo:rsid="034137b3" officeooo:paragraph-rsid="034137b3"/>
    </style:style>
    <style:style style:name="P177" style:family="paragraph" style:parent-style-name="Text_20_body">
      <style:text-properties officeooo:rsid="0342e8b7" officeooo:paragraph-rsid="0342e8b7"/>
    </style:style>
    <style:style style:name="P178" style:family="paragraph" style:parent-style-name="Text_20_body">
      <style:text-properties officeooo:rsid="03452b59" officeooo:paragraph-rsid="03452b59"/>
    </style:style>
    <style:style style:name="P179" style:family="paragraph" style:parent-style-name="Text_20_body">
      <style:text-properties officeooo:rsid="03459565" officeooo:paragraph-rsid="03459565"/>
    </style:style>
    <style:style style:name="P180" style:family="paragraph" style:parent-style-name="Text_20_body">
      <style:text-properties officeooo:rsid="03442e8e" officeooo:paragraph-rsid="03442e8e"/>
    </style:style>
    <style:style style:name="P181" style:family="paragraph" style:parent-style-name="Text_20_body">
      <style:text-properties officeooo:rsid="03442e8e" officeooo:paragraph-rsid="0354026a"/>
    </style:style>
    <style:style style:name="P182" style:family="paragraph" style:parent-style-name="Text_20_body">
      <style:text-properties officeooo:rsid="03442e8e" officeooo:paragraph-rsid="0358d4b9"/>
    </style:style>
    <style:style style:name="P183" style:family="paragraph" style:parent-style-name="Text_20_body">
      <style:text-properties officeooo:paragraph-rsid="0348acb6"/>
    </style:style>
    <style:style style:name="P184" style:family="paragraph" style:parent-style-name="Text_20_body">
      <style:text-properties officeooo:paragraph-rsid="034b77d3"/>
    </style:style>
    <style:style style:name="P185" style:family="paragraph" style:parent-style-name="Text_20_body">
      <style:text-properties officeooo:paragraph-rsid="034cc816"/>
    </style:style>
    <style:style style:name="P186" style:family="paragraph" style:parent-style-name="Text_20_body">
      <style:text-properties officeooo:paragraph-rsid="0361a315"/>
    </style:style>
    <style:style style:name="P187" style:family="paragraph" style:parent-style-name="Text_20_body">
      <style:text-properties officeooo:paragraph-rsid="0361fe84"/>
    </style:style>
    <style:style style:name="P188" style:family="paragraph" style:parent-style-name="Text_20_body">
      <style:text-properties officeooo:rsid="034860cf"/>
    </style:style>
    <style:style style:name="P189" style:family="paragraph" style:parent-style-name="Text_20_body">
      <style:text-properties officeooo:rsid="034860cf" officeooo:paragraph-rsid="034860cf"/>
    </style:style>
    <style:style style:name="P190" style:family="paragraph" style:parent-style-name="Text_20_body">
      <style:text-properties officeooo:rsid="0348acb6" officeooo:paragraph-rsid="0348acb6"/>
    </style:style>
    <style:style style:name="P191" style:family="paragraph" style:parent-style-name="Text_20_body">
      <style:text-properties officeooo:rsid="03535c04" officeooo:paragraph-rsid="03535c04"/>
    </style:style>
    <style:style style:name="P192" style:family="paragraph" style:parent-style-name="Text_20_body">
      <style:text-properties officeooo:rsid="034a876b" officeooo:paragraph-rsid="034a876b"/>
    </style:style>
    <style:style style:name="P193" style:family="paragraph" style:parent-style-name="Text_20_body">
      <style:text-properties officeooo:rsid="034ac0fa" officeooo:paragraph-rsid="034ac0fa"/>
    </style:style>
    <style:style style:name="P194" style:family="paragraph" style:parent-style-name="Text_20_body">
      <style:text-properties officeooo:rsid="034cc816" officeooo:paragraph-rsid="034cc816"/>
    </style:style>
    <style:style style:name="P195" style:family="paragraph" style:parent-style-name="Text_20_body">
      <style:text-properties officeooo:rsid="034ec7e0" officeooo:paragraph-rsid="034ec7e0"/>
    </style:style>
    <style:style style:name="P196" style:family="paragraph" style:parent-style-name="Text_20_body">
      <style:text-properties officeooo:rsid="03500bfd" officeooo:paragraph-rsid="03500bfd"/>
    </style:style>
    <style:style style:name="P197" style:family="paragraph" style:parent-style-name="Text_20_body">
      <style:text-properties officeooo:rsid="035ef464" officeooo:paragraph-rsid="035ef464"/>
    </style:style>
    <style:style style:name="P198" style:family="paragraph" style:parent-style-name="Text_20_body">
      <style:text-properties officeooo:rsid="0361fe84" officeooo:paragraph-rsid="0361fe84"/>
    </style:style>
    <style:style style:name="P199" style:family="paragraph" style:parent-style-name="Text_20_body">
      <style:text-properties officeooo:rsid="0360be70" officeooo:paragraph-rsid="0360be70"/>
    </style:style>
    <style:style style:name="P200" style:family="paragraph" style:parent-style-name="Text_20_body">
      <style:text-properties officeooo:rsid="0361a315" officeooo:paragraph-rsid="0361a315"/>
    </style:style>
    <style:style style:name="P201" style:family="paragraph" style:parent-style-name="Text_20_body">
      <style:text-properties officeooo:paragraph-rsid="03654f85"/>
    </style:style>
    <style:style style:name="P202" style:family="paragraph" style:parent-style-name="Text_20_body">
      <style:text-properties officeooo:paragraph-rsid="0368b7c1"/>
    </style:style>
    <style:style style:name="P203" style:family="paragraph" style:parent-style-name="Text_20_body">
      <style:text-properties officeooo:paragraph-rsid="036ab845"/>
    </style:style>
    <style:style style:name="P204" style:family="paragraph" style:parent-style-name="Text_20_body">
      <style:text-properties officeooo:paragraph-rsid="036d6150"/>
    </style:style>
    <style:style style:name="P205" style:family="paragraph" style:parent-style-name="Text_20_body">
      <style:text-properties officeooo:paragraph-rsid="036ebff4"/>
    </style:style>
    <style:style style:name="P206" style:family="paragraph" style:parent-style-name="Text_20_body">
      <style:text-properties officeooo:paragraph-rsid="037161ce"/>
    </style:style>
    <style:style style:name="P207" style:family="paragraph" style:parent-style-name="Text_20_body">
      <style:text-properties officeooo:rsid="03641d16"/>
    </style:style>
    <style:style style:name="P208" style:family="paragraph" style:parent-style-name="Text_20_body">
      <style:text-properties officeooo:rsid="03654f85" officeooo:paragraph-rsid="03654f85"/>
    </style:style>
    <style:style style:name="P209" style:family="paragraph" style:parent-style-name="Text_20_body">
      <style:text-properties officeooo:rsid="0366a013" officeooo:paragraph-rsid="0366a013"/>
    </style:style>
    <style:style style:name="P210" style:family="paragraph" style:parent-style-name="Text_20_body">
      <style:text-properties officeooo:rsid="0367a8fe" officeooo:paragraph-rsid="0367a8fe"/>
    </style:style>
    <style:style style:name="P211" style:family="paragraph" style:parent-style-name="Text_20_body">
      <style:text-properties officeooo:rsid="0368b7c1" officeooo:paragraph-rsid="0368b7c1"/>
    </style:style>
    <style:style style:name="P212" style:family="paragraph" style:parent-style-name="Text_20_body">
      <style:text-properties officeooo:rsid="036a69f0" officeooo:paragraph-rsid="036a69f0"/>
    </style:style>
    <style:style style:name="P213" style:family="paragraph" style:parent-style-name="Text_20_body">
      <style:text-properties officeooo:rsid="036ab845" officeooo:paragraph-rsid="036ab845"/>
    </style:style>
    <style:style style:name="P214" style:family="paragraph" style:parent-style-name="Text_20_body">
      <style:text-properties officeooo:rsid="036c25e5" officeooo:paragraph-rsid="036c25e5"/>
    </style:style>
    <style:style style:name="P215" style:family="paragraph" style:parent-style-name="Text_20_body">
      <style:text-properties officeooo:rsid="036ebff4" officeooo:paragraph-rsid="036d6150"/>
    </style:style>
    <style:style style:name="P216" style:family="paragraph" style:parent-style-name="Text_20_body">
      <style:text-properties officeooo:rsid="036f85bf" officeooo:paragraph-rsid="036ebff4"/>
    </style:style>
    <style:style style:name="P217" style:family="paragraph" style:parent-style-name="Text_20_body">
      <style:text-properties officeooo:rsid="036f85bf" officeooo:paragraph-rsid="036f85bf"/>
    </style:style>
    <style:style style:name="P218" style:family="paragraph" style:parent-style-name="Text_20_body">
      <style:text-properties officeooo:rsid="0370b174" officeooo:paragraph-rsid="0370b174"/>
    </style:style>
    <style:style style:name="P219" style:family="paragraph" style:parent-style-name="Text_20_body">
      <style:text-properties officeooo:rsid="0374502e" officeooo:paragraph-rsid="0374502e"/>
    </style:style>
    <style:style style:name="P220" style:family="paragraph" style:parent-style-name="Text_20_body">
      <style:paragraph-properties fo:text-align="justify" style:justify-single-word="false"/>
      <style:text-properties officeooo:rsid="0374502e" officeooo:paragraph-rsid="037f0ffe"/>
    </style:style>
    <style:style style:name="P221" style:family="paragraph" style:parent-style-name="Text_20_body">
      <style:paragraph-properties fo:text-align="justify" style:justify-single-word="false"/>
      <style:text-properties officeooo:rsid="0374502e" officeooo:paragraph-rsid="03888c5b"/>
    </style:style>
    <style:style style:name="P222" style:family="paragraph" style:parent-style-name="Text_20_body">
      <style:paragraph-properties fo:text-align="justify" style:justify-single-word="false"/>
      <style:text-properties officeooo:rsid="0374502e" officeooo:paragraph-rsid="03904ba7"/>
    </style:style>
    <style:style style:name="P223" style:family="paragraph" style:parent-style-name="Text_20_body">
      <style:text-properties officeooo:paragraph-rsid="03975d9b"/>
    </style:style>
    <style:style style:name="P224" style:family="paragraph" style:parent-style-name="Text_20_body">
      <style:text-properties officeooo:paragraph-rsid="039c758a"/>
    </style:style>
    <style:style style:name="P225" style:family="paragraph" style:parent-style-name="Text_20_body">
      <style:text-properties officeooo:paragraph-rsid="03a3290f"/>
    </style:style>
    <style:style style:name="P226" style:family="paragraph" style:parent-style-name="Text_20_body">
      <style:text-properties officeooo:rsid="03755ea4" officeooo:paragraph-rsid="03755ea4"/>
    </style:style>
    <style:style style:name="P227" style:family="paragraph" style:parent-style-name="Text_20_body">
      <style:text-properties officeooo:rsid="0376c7e7" officeooo:paragraph-rsid="0376c7e7"/>
    </style:style>
    <style:style style:name="P228" style:family="paragraph" style:parent-style-name="Text_20_body">
      <style:text-properties officeooo:rsid="0377d6b5" officeooo:paragraph-rsid="0377d6b5"/>
    </style:style>
    <style:style style:name="P229" style:family="paragraph" style:parent-style-name="Text_20_body">
      <style:text-properties officeooo:rsid="0378d735" officeooo:paragraph-rsid="0378d735"/>
    </style:style>
    <style:style style:name="P230" style:family="paragraph" style:parent-style-name="Text_20_body">
      <style:text-properties officeooo:rsid="037ab524" officeooo:paragraph-rsid="037ab524"/>
    </style:style>
    <style:style style:name="P231" style:family="paragraph" style:parent-style-name="Text_20_body">
      <style:paragraph-properties fo:text-align="justify" style:justify-single-word="false"/>
      <style:text-properties officeooo:rsid="037ab524" officeooo:paragraph-rsid="037ab524"/>
    </style:style>
    <style:style style:name="P232" style:family="paragraph" style:parent-style-name="Text_20_body">
      <style:paragraph-properties fo:text-align="justify" style:justify-single-word="false"/>
      <style:text-properties officeooo:rsid="037cb4d0" officeooo:paragraph-rsid="037cb4d0"/>
    </style:style>
    <style:style style:name="P233" style:family="paragraph" style:parent-style-name="Text_20_body">
      <style:paragraph-properties fo:text-align="justify" style:justify-single-word="false"/>
      <style:text-properties officeooo:rsid="037f0ffe" officeooo:paragraph-rsid="037f0ffe"/>
    </style:style>
    <style:style style:name="P234" style:family="paragraph" style:parent-style-name="Text_20_body">
      <style:paragraph-properties fo:text-align="justify" style:justify-single-word="false"/>
      <style:text-properties officeooo:rsid="03826adc" officeooo:paragraph-rsid="03826adc"/>
    </style:style>
    <style:style style:name="P235" style:family="paragraph" style:parent-style-name="Text_20_body">
      <style:paragraph-properties fo:text-align="justify" style:justify-single-word="false"/>
      <style:text-properties officeooo:rsid="038419db" officeooo:paragraph-rsid="038419db"/>
    </style:style>
    <style:style style:name="P236" style:family="paragraph" style:parent-style-name="Text_20_body">
      <style:paragraph-properties fo:text-align="justify" style:justify-single-word="false"/>
      <style:text-properties officeooo:rsid="03878a7b" officeooo:paragraph-rsid="03878a7b"/>
    </style:style>
    <style:style style:name="P237" style:family="paragraph" style:parent-style-name="Text_20_body">
      <style:paragraph-properties fo:text-align="justify" style:justify-single-word="false"/>
      <style:text-properties officeooo:rsid="038cde6c" officeooo:paragraph-rsid="03888c5b"/>
    </style:style>
    <style:style style:name="P238" style:family="paragraph" style:parent-style-name="Text_20_body">
      <style:paragraph-properties fo:text-align="justify" style:justify-single-word="false"/>
      <style:text-properties officeooo:rsid="038d1648" officeooo:paragraph-rsid="038d1648"/>
    </style:style>
    <style:style style:name="P239" style:family="paragraph" style:parent-style-name="Text_20_body">
      <style:paragraph-properties fo:text-align="justify" style:justify-single-word="false"/>
      <style:text-properties officeooo:rsid="038d4b43" officeooo:paragraph-rsid="038d4b43"/>
    </style:style>
    <style:style style:name="P240" style:family="paragraph" style:parent-style-name="Text_20_body">
      <style:paragraph-properties fo:text-align="justify" style:justify-single-word="false"/>
      <style:text-properties officeooo:rsid="0390579d" officeooo:paragraph-rsid="03904ba7"/>
    </style:style>
    <style:style style:name="P241" style:family="paragraph" style:parent-style-name="Text_20_body">
      <style:text-properties officeooo:rsid="0396b323" officeooo:paragraph-rsid="0396b323"/>
    </style:style>
    <style:style style:name="P242" style:family="paragraph" style:parent-style-name="Text_20_body">
      <style:text-properties officeooo:rsid="039b6572" officeooo:paragraph-rsid="039b6572"/>
    </style:style>
    <style:style style:name="P243" style:family="paragraph" style:parent-style-name="Text_20_body">
      <style:text-properties officeooo:rsid="039c758a" officeooo:paragraph-rsid="039c758a"/>
    </style:style>
    <style:style style:name="P244" style:family="paragraph" style:parent-style-name="Text_20_body">
      <style:text-properties officeooo:rsid="039e15a8" officeooo:paragraph-rsid="039c758a"/>
    </style:style>
    <style:style style:name="P245" style:family="paragraph" style:parent-style-name="Text_20_body">
      <style:text-properties officeooo:rsid="03a012db" officeooo:paragraph-rsid="03a012db"/>
    </style:style>
    <style:style style:name="P246" style:family="paragraph" style:parent-style-name="Text_20_body">
      <style:text-properties officeooo:rsid="03a087db" officeooo:paragraph-rsid="03a087db"/>
    </style:style>
    <style:style style:name="P247" style:family="paragraph" style:parent-style-name="Text_20_body">
      <style:text-properties officeooo:rsid="03a2e755" officeooo:paragraph-rsid="03a087db"/>
    </style:style>
    <style:style style:name="P248" style:family="paragraph" style:parent-style-name="Text_20_body">
      <style:text-properties officeooo:rsid="03a41616" officeooo:paragraph-rsid="03a3290f"/>
    </style:style>
    <style:style style:name="P249" style:family="paragraph" style:parent-style-name="Text_20_body">
      <style:text-properties officeooo:rsid="03a41616" officeooo:paragraph-rsid="03a41616"/>
    </style:style>
    <style:style style:name="P250" style:family="paragraph" style:parent-style-name="Text_20_body">
      <style:text-properties officeooo:rsid="03a41616" officeooo:paragraph-rsid="03dfaec7"/>
    </style:style>
    <style:style style:name="P251" style:family="paragraph" style:parent-style-name="Text_20_body">
      <style:text-properties officeooo:rsid="03a41616" officeooo:paragraph-rsid="03e251c6"/>
    </style:style>
    <style:style style:name="P252" style:family="paragraph" style:parent-style-name="Text_20_body">
      <style:text-properties officeooo:rsid="03a41616" officeooo:paragraph-rsid="03ecb8a5"/>
    </style:style>
    <style:style style:name="P253" style:family="paragraph" style:parent-style-name="Text_20_body">
      <style:paragraph-properties fo:text-align="center" style:justify-single-word="false"/>
      <style:text-properties officeooo:paragraph-rsid="037161ce"/>
    </style:style>
    <style:style style:name="P254" style:family="paragraph" style:parent-style-name="Text_20_body">
      <style:text-properties officeooo:paragraph-rsid="03a87325"/>
    </style:style>
    <style:style style:name="P255" style:family="paragraph" style:parent-style-name="Text_20_body">
      <style:text-properties officeooo:paragraph-rsid="03ac00ce"/>
    </style:style>
    <style:style style:name="P256" style:family="paragraph" style:parent-style-name="Text_20_body">
      <style:text-properties officeooo:paragraph-rsid="03ae9b74"/>
    </style:style>
    <style:style style:name="P257" style:family="paragraph" style:parent-style-name="Text_20_body">
      <style:text-properties officeooo:paragraph-rsid="03c902d7"/>
    </style:style>
    <style:style style:name="P258" style:family="paragraph" style:parent-style-name="Text_20_body">
      <style:text-properties officeooo:paragraph-rsid="03ccab5e"/>
    </style:style>
    <style:style style:name="P259" style:family="paragraph" style:parent-style-name="Text_20_body">
      <style:text-properties officeooo:paragraph-rsid="03ceed55"/>
    </style:style>
    <style:style style:name="P260" style:family="paragraph" style:parent-style-name="Text_20_body">
      <style:text-properties officeooo:paragraph-rsid="03d02420"/>
    </style:style>
    <style:style style:name="P261" style:family="paragraph" style:parent-style-name="Text_20_body">
      <style:text-properties officeooo:paragraph-rsid="03d37b29"/>
    </style:style>
    <style:style style:name="P262" style:family="paragraph" style:parent-style-name="Text_20_body">
      <style:text-properties officeooo:paragraph-rsid="03d39139"/>
    </style:style>
    <style:style style:name="P263" style:family="paragraph" style:parent-style-name="Text_20_body">
      <style:text-properties officeooo:paragraph-rsid="03f47ab9"/>
    </style:style>
    <style:style style:name="P264" style:family="paragraph" style:parent-style-name="Text_20_body">
      <style:text-properties officeooo:paragraph-rsid="03f59d56"/>
    </style:style>
    <style:style style:name="P265" style:family="paragraph" style:parent-style-name="Heading_20_1">
      <style:text-properties officeooo:rsid="0255035f" officeooo:paragraph-rsid="0255035f"/>
    </style:style>
    <style:style style:name="P266" style:family="paragraph" style:parent-style-name="Heading_20_1">
      <style:text-properties officeooo:rsid="02a800ac"/>
    </style:style>
    <style:style style:name="P267" style:family="paragraph" style:parent-style-name="Heading_20_1">
      <style:text-properties officeooo:rsid="02d24d1d"/>
    </style:style>
    <style:style style:name="P268" style:family="paragraph" style:parent-style-name="Heading_20_1">
      <style:text-properties officeooo:rsid="02d30f0a"/>
    </style:style>
    <style:style style:name="P269" style:family="paragraph" style:parent-style-name="Heading_20_1">
      <style:text-properties officeooo:rsid="03641d16"/>
    </style:style>
    <style:style style:name="P270" style:family="paragraph" style:parent-style-name="Heading_20_1">
      <style:text-properties officeooo:rsid="036499f8"/>
    </style:style>
    <style:style style:name="P271" style:family="paragraph" style:parent-style-name="Text_20_body" style:list-style-name="L1">
      <style:text-properties officeooo:paragraph-rsid="026ca408"/>
    </style:style>
    <style:style style:name="P272" style:family="paragraph" style:parent-style-name="Text_20_body" style:list-style-name="L1">
      <style:text-properties officeooo:paragraph-rsid="026cbb06"/>
    </style:style>
    <style:style style:name="P273" style:family="paragraph" style:parent-style-name="Text_20_body" style:list-style-name="L1">
      <style:text-properties officeooo:paragraph-rsid="02715cf0"/>
    </style:style>
    <style:style style:name="P274" style:family="paragraph" style:parent-style-name="Text_20_body" style:list-style-name="L1">
      <style:text-properties officeooo:paragraph-rsid="027461d6"/>
    </style:style>
    <style:style style:name="P275" style:family="paragraph" style:parent-style-name="Text_20_body" style:list-style-name="L1">
      <style:text-properties officeooo:rsid="0267cb66" officeooo:paragraph-rsid="0267cb66"/>
    </style:style>
    <style:style style:name="P276" style:family="paragraph" style:parent-style-name="Text_20_body" style:list-style-name="L1">
      <style:text-properties officeooo:rsid="0268ad4a" officeooo:paragraph-rsid="0268ad4a"/>
    </style:style>
    <style:style style:name="P277" style:family="paragraph" style:parent-style-name="Text_20_body" style:list-style-name="L1">
      <style:text-properties officeooo:rsid="026c3905" officeooo:paragraph-rsid="026c3905"/>
    </style:style>
    <style:style style:name="P278" style:family="paragraph" style:parent-style-name="Text_20_body" style:list-style-name="L2">
      <style:text-properties officeooo:paragraph-rsid="0282ce23"/>
    </style:style>
    <style:style style:name="P279" style:family="paragraph" style:parent-style-name="Text_20_body" style:list-style-name="L2">
      <style:text-properties officeooo:paragraph-rsid="027a3d78"/>
    </style:style>
    <style:style style:name="P280" style:family="paragraph" style:parent-style-name="Text_20_body" style:list-style-name="L2">
      <style:text-properties officeooo:paragraph-rsid="027c0751"/>
    </style:style>
    <style:style style:name="P281" style:family="paragraph" style:parent-style-name="Text_20_body" style:list-style-name="L2">
      <style:text-properties officeooo:paragraph-rsid="027d1ef7"/>
    </style:style>
    <style:style style:name="P282" style:family="paragraph" style:parent-style-name="Text_20_body" style:list-style-name="L2">
      <style:text-properties officeooo:paragraph-rsid="0295e8c8"/>
    </style:style>
    <style:style style:name="P283" style:family="paragraph" style:parent-style-name="Text_20_body" style:list-style-name="L2">
      <style:text-properties officeooo:paragraph-rsid="027e58ad"/>
    </style:style>
    <style:style style:name="P284" style:family="paragraph" style:parent-style-name="Text_20_body" style:list-style-name="L2">
      <style:text-properties officeooo:rsid="027a3d78" officeooo:paragraph-rsid="0282ce23"/>
    </style:style>
    <style:style style:name="P285" style:family="paragraph" style:parent-style-name="Text_20_body" style:list-style-name="L2">
      <style:text-properties officeooo:rsid="0282ce23" officeooo:paragraph-rsid="0282ce23"/>
    </style:style>
    <style:style style:name="P286" style:family="paragraph" style:parent-style-name="Text_20_body" style:list-style-name="L2">
      <style:text-properties officeooo:rsid="027f8287" officeooo:paragraph-rsid="027f8287"/>
    </style:style>
    <style:style style:name="P287" style:family="paragraph" style:parent-style-name="Text_20_body" style:list-style-name="L2">
      <style:text-properties officeooo:rsid="027f5b42" officeooo:paragraph-rsid="027f8287"/>
    </style:style>
    <style:style style:name="P288" style:family="paragraph" style:parent-style-name="Text_20_body" style:list-style-name="L2">
      <style:text-properties officeooo:rsid="027f5b42" officeooo:paragraph-rsid="027f5b42"/>
    </style:style>
    <style:style style:name="P289" style:family="paragraph" style:parent-style-name="Text_20_body" style:list-style-name="L3">
      <style:text-properties officeooo:rsid="0280ff85" officeooo:paragraph-rsid="02af4776"/>
    </style:style>
    <style:style style:name="P290" style:family="paragraph" style:parent-style-name="Text_20_body" style:list-style-name="L3">
      <style:text-properties officeooo:rsid="0280ff85" officeooo:paragraph-rsid="02b6387b"/>
    </style:style>
    <style:style style:name="P291" style:family="paragraph" style:parent-style-name="Text_20_body" style:list-style-name="L3">
      <style:text-properties officeooo:rsid="02b2ab5a" officeooo:paragraph-rsid="02b2ab5a"/>
    </style:style>
    <style:style style:name="P292" style:family="paragraph" style:parent-style-name="Text_20_body" style:list-style-name="L3">
      <style:text-properties officeooo:rsid="02b3cb01" officeooo:paragraph-rsid="02b3cb01"/>
    </style:style>
    <style:style style:name="P293" style:family="paragraph" style:parent-style-name="Text_20_body" style:list-style-name="L3">
      <style:text-properties officeooo:rsid="02b45f35" officeooo:paragraph-rsid="02b45f35"/>
    </style:style>
    <style:style style:name="P294" style:family="paragraph" style:parent-style-name="Text_20_body" style:list-style-name="L4">
      <style:text-properties officeooo:paragraph-rsid="02bbef79"/>
    </style:style>
    <style:style style:name="P295" style:family="paragraph" style:parent-style-name="Text_20_body" style:list-style-name="L4">
      <style:text-properties officeooo:paragraph-rsid="02c5e023"/>
    </style:style>
    <style:style style:name="P296" style:family="paragraph" style:parent-style-name="Text_20_body" style:list-style-name="L4">
      <style:text-properties officeooo:rsid="02bbef79" officeooo:paragraph-rsid="02bbef79"/>
    </style:style>
    <style:style style:name="P297" style:family="paragraph" style:parent-style-name="Text_20_body" style:list-style-name="L4">
      <style:text-properties officeooo:rsid="02c05506" officeooo:paragraph-rsid="02c05506"/>
    </style:style>
    <style:style style:name="P298" style:family="paragraph" style:parent-style-name="Text_20_body" style:list-style-name="L4">
      <style:text-properties officeooo:rsid="02c1554b" officeooo:paragraph-rsid="02c1554b"/>
    </style:style>
    <style:style style:name="P299" style:family="paragraph" style:parent-style-name="Text_20_body" style:list-style-name="L4">
      <style:text-properties officeooo:rsid="02c33f5a" officeooo:paragraph-rsid="02c33f5a"/>
    </style:style>
    <style:style style:name="P300" style:family="paragraph" style:parent-style-name="Text_20_body" style:list-style-name="L4">
      <style:text-properties officeooo:rsid="02c41c15" officeooo:paragraph-rsid="02c41c15"/>
    </style:style>
    <style:style style:name="P301" style:family="paragraph" style:parent-style-name="Text_20_body" style:list-style-name="L4">
      <style:text-properties officeooo:rsid="02c5e023" officeooo:paragraph-rsid="02c5e023"/>
    </style:style>
    <style:style style:name="P302" style:family="paragraph" style:parent-style-name="Text_20_body" style:list-style-name="L5">
      <style:text-properties officeooo:rsid="02fc0f08" officeooo:paragraph-rsid="02fc0f08"/>
    </style:style>
    <style:style style:name="P303" style:family="paragraph" style:parent-style-name="Text_20_body" style:list-style-name="L6">
      <style:text-properties officeooo:rsid="0324ed09" officeooo:paragraph-rsid="0324ed09"/>
    </style:style>
    <style:style style:name="P304" style:family="paragraph" style:parent-style-name="Text_20_body" style:list-style-name="L7">
      <style:text-properties officeooo:rsid="032ec7b2" officeooo:paragraph-rsid="032ec7b2"/>
    </style:style>
    <style:style style:name="P305" style:family="paragraph" style:parent-style-name="Text_20_body" style:list-style-name="L8">
      <style:paragraph-properties fo:text-align="justify" style:justify-single-word="false"/>
      <style:text-properties officeooo:rsid="03826adc" officeooo:paragraph-rsid="03826adc"/>
    </style:style>
    <style:style style:name="P306" style:family="paragraph" style:parent-style-name="Text_20_body" style:list-style-name="L8">
      <style:paragraph-properties fo:text-align="justify" style:justify-single-word="false"/>
      <style:text-properties officeooo:rsid="0374502e" officeooo:paragraph-rsid="03833367"/>
    </style:style>
    <style:style style:name="P307" style:family="paragraph" style:parent-style-name="Text_20_body" style:list-style-name="L8">
      <style:paragraph-properties fo:text-align="justify" style:justify-single-word="false"/>
      <style:text-properties officeooo:rsid="038419db" officeooo:paragraph-rsid="038419db"/>
    </style:style>
    <style:style style:name="P308" style:family="paragraph" style:parent-style-name="Text_20_body" style:list-style-name="L9">
      <style:text-properties officeooo:paragraph-rsid="03a087db"/>
    </style:style>
    <style:style style:name="P309" style:family="paragraph" style:parent-style-name="Text_20_body" style:list-style-name="L9">
      <style:text-properties officeooo:rsid="03a012db" officeooo:paragraph-rsid="03a012db"/>
    </style:style>
    <style:style style:name="P310" style:family="paragraph" style:parent-style-name="Text_20_body" style:list-style-name="L9">
      <style:text-properties officeooo:rsid="03a087db" officeooo:paragraph-rsid="03a087db"/>
    </style:style>
    <style:style style:name="P311" style:family="paragraph" style:parent-style-name="Text_20_body">
      <style:text-properties officeooo:rsid="03a5c5fe" officeooo:paragraph-rsid="03a5c5fe"/>
    </style:style>
    <style:style style:name="P312" style:family="paragraph" style:parent-style-name="Text_20_body">
      <style:text-properties officeooo:rsid="03a79ec3" officeooo:paragraph-rsid="03a79ec3"/>
    </style:style>
    <style:style style:name="P313" style:family="paragraph" style:parent-style-name="Text_20_body">
      <style:text-properties officeooo:rsid="03a7c7e5" officeooo:paragraph-rsid="03a7c7e5"/>
    </style:style>
    <style:style style:name="P314" style:family="paragraph" style:parent-style-name="Text_20_body">
      <style:text-properties officeooo:rsid="03aa1d79" officeooo:paragraph-rsid="03a87325"/>
    </style:style>
    <style:style style:name="P315" style:family="paragraph" style:parent-style-name="Text_20_body">
      <style:text-properties officeooo:rsid="03ac00ce" officeooo:paragraph-rsid="03ac00ce"/>
    </style:style>
    <style:style style:name="P316" style:family="paragraph" style:parent-style-name="Text_20_body">
      <style:paragraph-properties fo:text-align="center" style:justify-single-word="false"/>
      <style:text-properties officeooo:rsid="03b0db62" officeooo:paragraph-rsid="03b0db62"/>
    </style:style>
    <style:style style:name="P317" style:family="paragraph" style:parent-style-name="Text_20_body">
      <style:text-properties officeooo:rsid="03b44f2b" officeooo:paragraph-rsid="03b550f3"/>
    </style:style>
    <style:style style:name="P318" style:family="paragraph" style:parent-style-name="Text_20_body">
      <style:paragraph-properties fo:text-align="center" style:justify-single-word="false"/>
      <style:text-properties officeooo:rsid="03b44f2b" officeooo:paragraph-rsid="03b550f3"/>
    </style:style>
    <style:style style:name="P319" style:family="paragraph" style:parent-style-name="Text_20_body">
      <style:paragraph-properties fo:text-align="justify" style:justify-single-word="false"/>
      <style:text-properties officeooo:rsid="03b550f3" officeooo:paragraph-rsid="03b550f3"/>
    </style:style>
    <style:style style:name="P320" style:family="paragraph" style:parent-style-name="Text_20_body">
      <style:paragraph-properties fo:text-align="justify" style:justify-single-word="false"/>
      <style:text-properties officeooo:rsid="03b5ccbf" officeooo:paragraph-rsid="03b5ccbf"/>
    </style:style>
    <style:style style:name="P321" style:family="paragraph" style:parent-style-name="Text_20_body">
      <style:paragraph-properties fo:text-align="justify" style:justify-single-word="false"/>
      <style:text-properties officeooo:rsid="03b7e479" officeooo:paragraph-rsid="03b76497"/>
    </style:style>
    <style:style style:name="P322" style:family="paragraph" style:parent-style-name="Text_20_body">
      <style:paragraph-properties fo:text-align="justify" style:justify-single-word="false"/>
      <style:text-properties officeooo:rsid="03bb1ee8" officeooo:paragraph-rsid="03bb1ee8"/>
    </style:style>
    <style:style style:name="P323" style:family="paragraph" style:parent-style-name="Text_20_body">
      <style:paragraph-properties fo:text-align="justify" style:justify-single-word="false"/>
      <style:text-properties officeooo:rsid="03bc96ea" officeooo:paragraph-rsid="03bc6c62"/>
    </style:style>
    <style:style style:name="P324" style:family="paragraph" style:parent-style-name="Text_20_body">
      <style:paragraph-properties fo:text-align="justify" style:justify-single-word="false"/>
      <style:text-properties officeooo:rsid="03be7856" officeooo:paragraph-rsid="03be7856"/>
    </style:style>
    <style:style style:name="P325" style:family="paragraph" style:parent-style-name="Text_20_body">
      <style:paragraph-properties fo:text-align="center" style:justify-single-word="false"/>
      <style:text-properties fo:font-style="italic" officeooo:rsid="03be7856" officeooo:paragraph-rsid="03be7856" style:font-style-asian="italic" style:font-style-complex="italic"/>
    </style:style>
    <style:style style:name="P326" style:family="paragraph" style:parent-style-name="Text_20_body">
      <style:paragraph-properties fo:text-align="center" style:justify-single-word="false"/>
      <style:text-properties fo:font-style="italic" officeooo:rsid="03e2bca5" officeooo:paragraph-rsid="03e2bca5" style:font-style-asian="italic" style:font-style-complex="italic"/>
    </style:style>
    <style:style style:name="P327" style:family="paragraph" style:parent-style-name="Text_20_body">
      <style:paragraph-properties fo:text-align="center" style:justify-single-word="false"/>
      <style:text-properties fo:font-style="italic" officeooo:rsid="03ea208d" officeooo:paragraph-rsid="03ea5edc" style:font-style-asian="italic" style:font-style-complex="italic"/>
    </style:style>
    <style:style style:name="P328" style:family="paragraph" style:parent-style-name="Text_20_body">
      <style:paragraph-properties fo:text-align="center" style:justify-single-word="false"/>
      <style:text-properties fo:font-style="italic" officeooo:rsid="03f08562" officeooo:paragraph-rsid="03f08562" style:font-style-asian="italic" style:font-style-complex="italic"/>
    </style:style>
    <style:style style:name="P329" style:family="paragraph" style:parent-style-name="Text_20_body">
      <style:paragraph-properties fo:text-align="center" style:justify-single-word="false"/>
      <style:text-properties fo:font-style="italic" officeooo:paragraph-rsid="03fbf844" style:font-style-asian="italic" style:font-style-complex="italic"/>
    </style:style>
    <style:style style:name="P330" style:family="paragraph" style:parent-style-name="Text_20_body">
      <style:paragraph-properties fo:text-align="center" style:justify-single-word="false"/>
      <style:text-properties fo:font-style="italic" officeooo:paragraph-rsid="042e46d3" style:font-style-asian="italic" style:font-style-complex="italic"/>
    </style:style>
    <style:style style:name="P331" style:family="paragraph" style:parent-style-name="Text_20_body">
      <style:paragraph-properties fo:text-align="center" style:justify-single-word="false"/>
      <style:text-properties fo:font-style="italic" officeooo:paragraph-rsid="042e6334" style:font-style-asian="italic" style:font-style-complex="italic"/>
    </style:style>
    <style:style style:name="P332" style:family="paragraph" style:parent-style-name="Text_20_body">
      <style:paragraph-properties fo:text-align="center" style:justify-single-word="false"/>
      <style:text-properties fo:font-style="italic" officeooo:paragraph-rsid="0432ff2c" style:font-style-asian="italic" style:font-style-complex="italic"/>
    </style:style>
    <style:style style:name="P333" style:family="paragraph" style:parent-style-name="Text_20_body">
      <style:paragraph-properties fo:text-align="center" style:justify-single-word="false"/>
      <style:text-properties fo:font-style="italic" officeooo:paragraph-rsid="0436efa4" style:font-style-asian="italic" style:font-style-complex="italic"/>
    </style:style>
    <style:style style:name="P334" style:family="paragraph" style:parent-style-name="Text_20_body">
      <style:paragraph-properties fo:text-align="justify" style:justify-single-word="false"/>
      <style:text-properties officeooo:rsid="03beea33" officeooo:paragraph-rsid="03beea33"/>
    </style:style>
    <style:style style:name="P335" style:family="paragraph" style:parent-style-name="Text_20_body">
      <style:paragraph-properties fo:text-align="justify" style:justify-single-word="false"/>
      <style:text-properties officeooo:rsid="03c3bb31" officeooo:paragraph-rsid="03c3bb31"/>
    </style:style>
    <style:style style:name="P336" style:family="paragraph" style:parent-style-name="Text_20_body">
      <style:paragraph-properties fo:text-align="justify" style:justify-single-word="false"/>
      <style:text-properties officeooo:rsid="03c55e96" officeooo:paragraph-rsid="03c55e96"/>
    </style:style>
    <style:style style:name="P337" style:family="paragraph" style:parent-style-name="Text_20_body">
      <style:paragraph-properties fo:text-align="justify" style:justify-single-word="false"/>
      <style:text-properties officeooo:rsid="03c82eab" officeooo:paragraph-rsid="03c55e96"/>
    </style:style>
    <style:style style:name="P338" style:family="paragraph" style:parent-style-name="Text_20_body">
      <style:text-properties officeooo:rsid="03cb9b1d" officeooo:paragraph-rsid="03cb9b1d"/>
    </style:style>
    <style:style style:name="P339" style:family="paragraph" style:parent-style-name="Text_20_body">
      <style:text-properties officeooo:rsid="03cd19b1" officeooo:paragraph-rsid="03cd19b1"/>
    </style:style>
    <style:style style:name="P340" style:family="paragraph" style:parent-style-name="Text_20_body">
      <style:text-properties officeooo:rsid="03d0cda4" officeooo:paragraph-rsid="03d02420"/>
    </style:style>
    <style:style style:name="P341" style:family="paragraph" style:parent-style-name="Text_20_body">
      <style:text-properties officeooo:rsid="03d85192" officeooo:paragraph-rsid="03d85192"/>
    </style:style>
    <style:style style:name="P342" style:family="paragraph" style:parent-style-name="Text_20_body" style:list-style-name="L10">
      <style:text-properties officeooo:rsid="03d85192" officeooo:paragraph-rsid="03d85192"/>
    </style:style>
    <style:style style:name="P343" style:family="paragraph" style:parent-style-name="Text_20_body" style:list-style-name="L10">
      <style:text-properties officeooo:paragraph-rsid="03d85192"/>
    </style:style>
    <style:style style:name="P344" style:family="paragraph" style:parent-style-name="Text_20_body">
      <style:text-properties officeooo:rsid="03a4f769" officeooo:paragraph-rsid="03a4f769"/>
    </style:style>
    <style:style style:name="P345" style:family="paragraph" style:parent-style-name="Text_20_body">
      <style:text-properties officeooo:rsid="03dccb04" officeooo:paragraph-rsid="03dccb04"/>
    </style:style>
    <style:style style:name="P346" style:family="paragraph" style:parent-style-name="Text_20_body" style:list-style-name="L11">
      <style:text-properties officeooo:rsid="03dccb04" officeooo:paragraph-rsid="03dccb04"/>
    </style:style>
    <style:style style:name="P347" style:family="paragraph" style:parent-style-name="Text_20_body" style:list-style-name="L11">
      <style:text-properties officeooo:rsid="03a41616" officeooo:paragraph-rsid="03dccb04"/>
    </style:style>
    <style:style style:name="P348" style:family="paragraph" style:parent-style-name="Text_20_body">
      <style:text-properties officeooo:rsid="03e251c6" officeooo:paragraph-rsid="03e6e822"/>
    </style:style>
    <style:style style:name="P349" style:family="paragraph" style:parent-style-name="Text_20_body">
      <style:text-properties officeooo:rsid="03e3c20a" officeooo:paragraph-rsid="03e6e822"/>
    </style:style>
    <style:style style:name="P350" style:family="paragraph" style:parent-style-name="Text_20_body">
      <style:text-properties officeooo:rsid="03e3c20a" officeooo:paragraph-rsid="03e2bca5"/>
    </style:style>
    <style:style style:name="P351" style:family="paragraph" style:parent-style-name="Text_20_body">
      <style:text-properties officeooo:rsid="03dfaec7" officeooo:paragraph-rsid="03dfaec7"/>
    </style:style>
    <style:style style:name="P352" style:family="paragraph" style:parent-style-name="Text_20_body">
      <style:text-properties officeooo:rsid="03e7534b" officeooo:paragraph-rsid="03e7534b"/>
    </style:style>
    <style:style style:name="P353" style:family="paragraph" style:parent-style-name="Text_20_body">
      <style:text-properties officeooo:rsid="03e8b1df" officeooo:paragraph-rsid="03e8b1df"/>
    </style:style>
    <style:style style:name="P354" style:family="paragraph" style:parent-style-name="Text_20_body">
      <style:text-properties officeooo:rsid="03ea5edc" officeooo:paragraph-rsid="03ea5edc"/>
    </style:style>
    <style:style style:name="P355" style:family="paragraph" style:parent-style-name="Text_20_body">
      <style:text-properties officeooo:rsid="03eb515d" officeooo:paragraph-rsid="03eb515d"/>
    </style:style>
    <style:style style:name="P356" style:family="paragraph" style:parent-style-name="Text_20_body">
      <style:text-properties officeooo:rsid="03ecb8a5" officeooo:paragraph-rsid="03ecb8a5"/>
    </style:style>
    <style:style style:name="P357" style:family="paragraph" style:parent-style-name="Text_20_body">
      <style:text-properties officeooo:rsid="03f02a04" officeooo:paragraph-rsid="03f02a04"/>
    </style:style>
    <style:style style:name="P358" style:family="paragraph" style:parent-style-name="Text_20_body">
      <style:text-properties officeooo:rsid="03f08562" officeooo:paragraph-rsid="03f08562"/>
    </style:style>
    <style:style style:name="P359" style:family="paragraph" style:parent-style-name="Text_20_body">
      <style:text-properties officeooo:rsid="03f3969a" officeooo:paragraph-rsid="03f3969a"/>
    </style:style>
    <style:style style:name="P360" style:family="paragraph" style:parent-style-name="Text_20_body">
      <style:text-properties officeooo:rsid="03f74f2c" officeooo:paragraph-rsid="03f74f2c"/>
    </style:style>
    <style:style style:name="P361" style:family="paragraph" style:parent-style-name="Text_20_body">
      <style:text-properties officeooo:rsid="03f752d2" officeooo:paragraph-rsid="03f752d2"/>
    </style:style>
    <style:style style:name="P362" style:family="paragraph" style:parent-style-name="Text_20_body">
      <style:text-properties officeooo:rsid="03f803a9" officeooo:paragraph-rsid="03f803a9"/>
    </style:style>
    <style:style style:name="P363" style:family="paragraph" style:parent-style-name="Text_20_body">
      <style:text-properties officeooo:rsid="03f4bd46" officeooo:paragraph-rsid="03f4bd46"/>
    </style:style>
    <style:style style:name="P364" style:family="paragraph" style:parent-style-name="Text_20_body">
      <style:text-properties officeooo:paragraph-rsid="03f92893"/>
    </style:style>
    <style:style style:name="P365" style:family="paragraph" style:parent-style-name="Text_20_body">
      <style:text-properties officeooo:paragraph-rsid="03f96966"/>
    </style:style>
    <style:style style:name="P366" style:family="paragraph" style:parent-style-name="Text_20_body">
      <style:text-properties officeooo:paragraph-rsid="03fbf844"/>
    </style:style>
    <style:style style:name="P367" style:family="paragraph" style:parent-style-name="Text_20_body">
      <style:text-properties officeooo:paragraph-rsid="03fbfd4a"/>
    </style:style>
    <style:style style:name="P368" style:family="paragraph" style:parent-style-name="Text_20_body">
      <style:text-properties officeooo:paragraph-rsid="03fda26b"/>
    </style:style>
    <style:style style:name="P369" style:family="paragraph" style:parent-style-name="Text_20_body">
      <style:text-properties officeooo:paragraph-rsid="03fda59c"/>
    </style:style>
    <style:style style:name="P370" style:family="paragraph" style:parent-style-name="Text_20_body">
      <style:text-properties officeooo:paragraph-rsid="03fe5cee"/>
    </style:style>
    <style:style style:name="P371" style:family="paragraph" style:parent-style-name="Text_20_body">
      <style:text-properties officeooo:paragraph-rsid="03ff249d"/>
    </style:style>
    <style:style style:name="P372" style:family="paragraph" style:parent-style-name="Text_20_body">
      <style:text-properties officeooo:paragraph-rsid="03ffd082"/>
    </style:style>
    <style:style style:name="P373" style:family="paragraph" style:parent-style-name="Text_20_body">
      <style:text-properties officeooo:paragraph-rsid="04018c11"/>
    </style:style>
    <style:style style:name="P374" style:family="paragraph" style:parent-style-name="Text_20_body">
      <style:text-properties officeooo:paragraph-rsid="0401ac4e"/>
    </style:style>
    <style:style style:name="P375" style:family="paragraph" style:parent-style-name="Text_20_body">
      <style:text-properties officeooo:paragraph-rsid="0402a379"/>
    </style:style>
    <style:style style:name="P376" style:family="paragraph" style:parent-style-name="Text_20_body">
      <style:text-properties officeooo:paragraph-rsid="04041a84"/>
    </style:style>
    <style:style style:name="P377" style:family="paragraph" style:parent-style-name="Text_20_body">
      <style:text-properties officeooo:paragraph-rsid="040552ab"/>
    </style:style>
    <style:style style:name="P378" style:family="paragraph" style:parent-style-name="Text_20_body">
      <style:text-properties officeooo:paragraph-rsid="04081380"/>
    </style:style>
    <style:style style:name="P379" style:family="paragraph" style:parent-style-name="Text_20_body" style:list-style-name="L12">
      <style:text-properties officeooo:paragraph-rsid="04081380"/>
    </style:style>
    <style:style style:name="P380" style:family="paragraph" style:parent-style-name="Text_20_body" style:list-style-name="L12">
      <style:text-properties officeooo:paragraph-rsid="040999eb"/>
    </style:style>
    <style:style style:name="P381" style:family="paragraph" style:parent-style-name="Text_20_body" style:list-style-name="L12">
      <style:text-properties officeooo:paragraph-rsid="040a9bc4"/>
    </style:style>
    <style:style style:name="P382" style:family="paragraph" style:parent-style-name="Text_20_body">
      <style:text-properties officeooo:paragraph-rsid="040a9bc4"/>
    </style:style>
    <style:style style:name="P383" style:family="paragraph" style:parent-style-name="Text_20_body">
      <style:text-properties officeooo:paragraph-rsid="040b0722"/>
    </style:style>
    <style:style style:name="P384" style:family="paragraph" style:parent-style-name="Text_20_body">
      <style:text-properties officeooo:paragraph-rsid="040f6686"/>
    </style:style>
    <style:style style:name="P385" style:family="paragraph" style:parent-style-name="Text_20_body">
      <style:text-properties officeooo:paragraph-rsid="04135393"/>
    </style:style>
    <style:style style:name="P386" style:family="paragraph" style:parent-style-name="Text_20_body">
      <style:text-properties officeooo:paragraph-rsid="0414e85d"/>
    </style:style>
    <style:style style:name="P387" style:family="paragraph" style:parent-style-name="Text_20_body">
      <style:text-properties officeooo:paragraph-rsid="0415a225"/>
    </style:style>
    <style:style style:name="P388" style:family="paragraph" style:parent-style-name="Text_20_body">
      <style:text-properties officeooo:paragraph-rsid="04164af7"/>
    </style:style>
    <style:style style:name="P389" style:family="paragraph" style:parent-style-name="Text_20_body">
      <style:text-properties officeooo:paragraph-rsid="041771dc"/>
    </style:style>
    <style:style style:name="P390" style:family="paragraph" style:parent-style-name="Text_20_body">
      <style:text-properties officeooo:paragraph-rsid="041925fc"/>
    </style:style>
    <style:style style:name="P391" style:family="paragraph" style:parent-style-name="Text_20_body">
      <style:text-properties officeooo:paragraph-rsid="041a24ca"/>
    </style:style>
    <style:style style:name="P392" style:family="paragraph" style:parent-style-name="Text_20_body">
      <style:text-properties officeooo:paragraph-rsid="041b1306"/>
    </style:style>
    <style:style style:name="P393" style:family="paragraph" style:parent-style-name="Text_20_body">
      <style:text-properties officeooo:paragraph-rsid="041e4a02"/>
    </style:style>
    <style:style style:name="P394" style:family="paragraph" style:parent-style-name="Text_20_body">
      <style:text-properties officeooo:paragraph-rsid="041ef035"/>
    </style:style>
    <style:style style:name="P395" style:family="paragraph" style:parent-style-name="Text_20_body">
      <style:text-properties officeooo:paragraph-rsid="041f7030"/>
    </style:style>
    <style:style style:name="P396" style:family="paragraph" style:parent-style-name="Text_20_body">
      <style:text-properties officeooo:paragraph-rsid="04220b22"/>
    </style:style>
    <style:style style:name="P397" style:family="paragraph" style:parent-style-name="Text_20_body">
      <style:text-properties officeooo:paragraph-rsid="04239955"/>
    </style:style>
    <style:style style:name="P398" style:family="paragraph" style:parent-style-name="Text_20_body">
      <style:text-properties officeooo:paragraph-rsid="042516e4"/>
    </style:style>
    <style:style style:name="P399" style:family="paragraph" style:parent-style-name="Text_20_body">
      <style:text-properties officeooo:paragraph-rsid="0425a70a"/>
    </style:style>
    <style:style style:name="P400" style:family="paragraph" style:parent-style-name="Text_20_body">
      <style:text-properties officeooo:paragraph-rsid="042b7e87"/>
    </style:style>
    <style:style style:name="P401" style:family="paragraph" style:parent-style-name="Text_20_body">
      <style:text-properties officeooo:paragraph-rsid="042c034e"/>
    </style:style>
    <style:style style:name="P402" style:family="paragraph" style:parent-style-name="Text_20_body">
      <style:text-properties officeooo:paragraph-rsid="042e46d3"/>
    </style:style>
    <style:style style:name="P403" style:family="paragraph" style:parent-style-name="Text_20_body">
      <style:text-properties officeooo:paragraph-rsid="042e6334"/>
    </style:style>
    <style:style style:name="P404" style:family="paragraph" style:parent-style-name="Text_20_body">
      <style:text-properties officeooo:paragraph-rsid="04302c1d"/>
    </style:style>
    <style:style style:name="P405" style:family="paragraph" style:parent-style-name="Text_20_body">
      <style:text-properties officeooo:paragraph-rsid="0432ff2c"/>
    </style:style>
    <style:style style:name="P406" style:family="paragraph" style:parent-style-name="Text_20_body">
      <style:text-properties officeooo:paragraph-rsid="0434c88f"/>
    </style:style>
    <style:style style:name="P407" style:family="paragraph" style:parent-style-name="Text_20_body">
      <style:text-properties officeooo:paragraph-rsid="04351164"/>
    </style:style>
    <style:style style:name="P408" style:family="paragraph" style:parent-style-name="Text_20_body">
      <style:text-properties officeooo:paragraph-rsid="0437e9ea"/>
    </style:style>
    <style:style style:name="P409" style:family="paragraph" style:parent-style-name="Text_20_body">
      <style:text-properties officeooo:paragraph-rsid="0439fee8"/>
    </style:style>
    <style:style style:name="P410" style:family="paragraph" style:parent-style-name="Text_20_body">
      <style:text-properties officeooo:paragraph-rsid="0439feff"/>
    </style:style>
    <style:style style:name="P411" style:family="paragraph" style:parent-style-name="Text_20_body">
      <style:text-properties officeooo:paragraph-rsid="043a9fca"/>
    </style:style>
    <style:style style:name="P412" style:family="paragraph" style:parent-style-name="Text_20_body">
      <style:text-properties officeooo:paragraph-rsid="043c209c"/>
    </style:style>
    <style:style style:name="P413" style:family="paragraph" style:parent-style-name="Text_20_body" style:list-style-name="L13">
      <style:text-properties officeooo:paragraph-rsid="043c209c"/>
    </style:style>
    <style:style style:name="P414" style:family="paragraph" style:parent-style-name="Text_20_body" style:list-style-name="L13">
      <style:text-properties officeooo:paragraph-rsid="043dea02"/>
    </style:style>
    <style:style style:name="P415" style:family="paragraph" style:parent-style-name="Text_20_body" style:list-style-name="L13">
      <style:text-properties officeooo:paragraph-rsid="043fcd5e"/>
    </style:style>
    <style:style style:name="P416" style:family="paragraph" style:parent-style-name="Text_20_body" style:list-style-name="L13">
      <style:text-properties officeooo:paragraph-rsid="044198c1"/>
    </style:style>
    <style:style style:name="P417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418" style:family="paragraph" style:parent-style-name="Heading_20_2">
      <style:text-properties officeooo:rsid="0255035f"/>
    </style:style>
    <style:style style:name="P419" style:family="paragraph" style:parent-style-name="Heading_20_2">
      <style:text-properties officeooo:rsid="02671358"/>
    </style:style>
    <style:style style:name="P420" style:family="paragraph" style:parent-style-name="Heading_20_2">
      <style:text-properties officeooo:rsid="027649df"/>
    </style:style>
    <style:style style:name="P421" style:family="paragraph" style:parent-style-name="Heading_20_2">
      <style:text-properties officeooo:rsid="02ad1120"/>
    </style:style>
    <style:style style:name="P422" style:family="paragraph" style:parent-style-name="Heading_20_2">
      <style:text-properties officeooo:rsid="02ba4e0a" officeooo:paragraph-rsid="02ba4e0a"/>
    </style:style>
    <style:style style:name="P423" style:family="paragraph" style:parent-style-name="Heading_20_2">
      <style:text-properties officeooo:rsid="030565af"/>
    </style:style>
    <style:style style:name="P424" style:family="paragraph" style:parent-style-name="Heading_20_2">
      <style:text-properties officeooo:rsid="034860cf"/>
    </style:style>
    <style:style style:name="P425" style:family="paragraph" style:parent-style-name="Heading_20_2">
      <style:text-properties officeooo:rsid="0312ce87"/>
    </style:style>
    <style:style style:name="P426" style:family="paragraph" style:parent-style-name="Heading_20_2">
      <style:text-properties officeooo:rsid="031814cd"/>
    </style:style>
    <style:style style:name="P427" style:family="paragraph" style:parent-style-name="Heading_20_2">
      <style:text-properties officeooo:rsid="031f2482"/>
    </style:style>
    <style:style style:name="P428" style:family="paragraph" style:parent-style-name="Heading_20_2">
      <style:text-properties officeooo:rsid="0324ed09"/>
    </style:style>
    <style:style style:name="P429" style:family="paragraph" style:parent-style-name="Heading_20_2">
      <style:text-properties officeooo:rsid="032e3775"/>
    </style:style>
    <style:style style:name="P430" style:family="paragraph" style:parent-style-name="Heading_20_2">
      <style:text-properties officeooo:rsid="0338e936"/>
    </style:style>
    <style:style style:name="P431" style:family="paragraph" style:parent-style-name="Heading_20_2">
      <style:text-properties officeooo:rsid="033a2f3c"/>
    </style:style>
    <style:style style:name="P432" style:family="paragraph" style:parent-style-name="Heading_20_2">
      <style:text-properties officeooo:rsid="034a876b"/>
    </style:style>
    <style:style style:name="P433" style:family="paragraph" style:parent-style-name="Heading_20_2">
      <style:text-properties officeooo:rsid="03863ea7"/>
    </style:style>
    <style:style style:name="P434" style:family="paragraph" style:parent-style-name="Heading_20_2">
      <style:text-properties officeooo:rsid="03a4f769"/>
    </style:style>
    <style:style style:name="P435" style:family="paragraph" style:parent-style-name="Heading_20_2">
      <style:text-properties officeooo:rsid="03c902d7"/>
    </style:style>
    <style:style style:name="P436" style:family="paragraph" style:parent-style-name="Heading_20_2">
      <style:text-properties officeooo:rsid="03d25680"/>
    </style:style>
    <style:style style:name="P437" style:family="paragraph" style:parent-style-name="Heading_20_3">
      <style:text-properties officeooo:rsid="03f25902"/>
    </style:style>
    <style:style style:name="P438" style:family="paragraph" style:parent-style-name="Heading_20_3">
      <style:text-properties officeooo:paragraph-rsid="03f92893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a33c2" style:font-weight-asian="bold" style:font-weight-complex="bold"/>
    </style:style>
    <style:style style:name="T7" style:family="text">
      <style:text-properties fo:font-weight="bold" officeooo:rsid="031d8a72" style:font-weight-asian="bold" style:font-weight-complex="bold"/>
    </style:style>
    <style:style style:name="T8" style:family="text">
      <style:text-properties fo:font-weight="bold" officeooo:rsid="0325c82d" style:font-weight-asian="bold" style:font-weight-complex="bold"/>
    </style:style>
    <style:style style:name="T9" style:family="text">
      <style:text-properties fo:font-weight="bold" officeooo:rsid="0328a114" style:font-weight-asian="bold" style:font-weight-complex="bold"/>
    </style:style>
    <style:style style:name="T10" style:family="text">
      <style:text-properties fo:font-weight="bold" officeooo:rsid="033585f9" style:font-weight-asian="bold" style:font-weight-complex="bold"/>
    </style:style>
    <style:style style:name="T11" style:family="text">
      <style:text-properties fo:font-weight="bold" officeooo:rsid="036ebff4" style:font-weight-asian="bold" style:font-weight-complex="bold"/>
    </style:style>
    <style:style style:name="T12" style:family="text">
      <style:text-properties officeooo:rsid="02536536"/>
    </style:style>
    <style:style style:name="T13" style:family="text">
      <style:text-properties officeooo:rsid="0255035f"/>
    </style:style>
    <style:style style:name="T14" style:family="text">
      <style:text-properties officeooo:rsid="0256e2d0"/>
    </style:style>
    <style:style style:name="T15" style:family="text">
      <style:text-properties officeooo:rsid="0258a619"/>
    </style:style>
    <style:style style:name="T16" style:family="text">
      <style:text-properties officeooo:rsid="025a010f"/>
    </style:style>
    <style:style style:name="T17" style:family="text">
      <style:text-properties officeooo:rsid="025a34e9"/>
    </style:style>
    <style:style style:name="T18" style:family="text">
      <style:text-properties officeooo:rsid="025a697d"/>
    </style:style>
    <style:style style:name="T19" style:family="text">
      <style:text-properties officeooo:rsid="025ad498"/>
    </style:style>
    <style:style style:name="T20" style:family="text">
      <style:text-properties officeooo:rsid="025b05fd"/>
    </style:style>
    <style:style style:name="T21" style:family="text">
      <style:text-properties officeooo:rsid="025f8323"/>
    </style:style>
    <style:style style:name="T22" style:family="text">
      <style:text-properties officeooo:rsid="025fafea"/>
    </style:style>
    <style:style style:name="T23" style:family="text">
      <style:text-properties officeooo:rsid="0260d5ac"/>
    </style:style>
    <style:style style:name="T24" style:family="text">
      <style:text-properties officeooo:rsid="02611c0c"/>
    </style:style>
    <style:style style:name="T25" style:family="text">
      <style:text-properties officeooo:rsid="0264823e"/>
    </style:style>
    <style:style style:name="T26" style:family="text">
      <style:text-properties officeooo:rsid="02654621"/>
    </style:style>
    <style:style style:name="T27" style:family="text">
      <style:text-properties officeooo:rsid="0265a5a9"/>
    </style:style>
    <style:style style:name="T28" style:family="text">
      <style:text-properties officeooo:rsid="0266d423"/>
    </style:style>
    <style:style style:name="T29" style:family="text">
      <style:text-properties officeooo:rsid="026ca408"/>
    </style:style>
    <style:style style:name="T30" style:family="text">
      <style:text-properties officeooo:rsid="026cb815"/>
    </style:style>
    <style:style style:name="T31" style:family="text">
      <style:text-properties officeooo:rsid="026cbb06"/>
    </style:style>
    <style:style style:name="T32" style:family="text">
      <style:text-properties officeooo:rsid="026e286d"/>
    </style:style>
    <style:style style:name="T33" style:family="text">
      <style:text-properties officeooo:rsid="02715cf0"/>
    </style:style>
    <style:style style:name="T34" style:family="text">
      <style:text-properties officeooo:rsid="02724bc1"/>
    </style:style>
    <style:style style:name="T35" style:family="text">
      <style:text-properties officeooo:rsid="02738a1b"/>
    </style:style>
    <style:style style:name="T36" style:family="text">
      <style:text-properties officeooo:rsid="027461d6"/>
    </style:style>
    <style:style style:name="T37" style:family="text">
      <style:text-properties officeooo:rsid="027a3d78"/>
    </style:style>
    <style:style style:name="T38" style:family="text">
      <style:text-properties officeooo:rsid="027c0751"/>
    </style:style>
    <style:style style:name="T39" style:family="text">
      <style:text-properties officeooo:rsid="027d1ef7"/>
    </style:style>
    <style:style style:name="T40" style:family="text">
      <style:text-properties officeooo:rsid="027e58ad"/>
    </style:style>
    <style:style style:name="T41" style:family="text">
      <style:text-properties officeooo:rsid="0282ce23"/>
    </style:style>
    <style:style style:name="T42" style:family="text">
      <style:text-properties officeooo:rsid="028379ed"/>
    </style:style>
    <style:style style:name="T43" style:family="text">
      <style:text-properties officeooo:rsid="0283d73f"/>
    </style:style>
    <style:style style:name="T44" style:family="text">
      <style:text-properties officeooo:rsid="0283e198"/>
    </style:style>
    <style:style style:name="T45" style:family="text">
      <style:text-properties officeooo:rsid="0285c26e"/>
    </style:style>
    <style:style style:name="T46" style:family="text">
      <style:text-properties officeooo:rsid="02876ff7"/>
    </style:style>
    <style:style style:name="T47" style:family="text">
      <style:text-properties officeooo:rsid="02891140"/>
    </style:style>
    <style:style style:name="T48" style:family="text">
      <style:text-properties officeooo:rsid="028b43dd"/>
    </style:style>
    <style:style style:name="T49" style:family="text">
      <style:text-properties officeooo:rsid="028cdbaf"/>
    </style:style>
    <style:style style:name="T50" style:family="text">
      <style:text-properties officeooo:rsid="02903f81"/>
    </style:style>
    <style:style style:name="T51" style:family="text">
      <style:text-properties officeooo:rsid="0290bb20"/>
    </style:style>
    <style:style style:name="T52" style:family="text">
      <style:text-properties officeooo:rsid="0291df89"/>
    </style:style>
    <style:style style:name="T53" style:family="text">
      <style:text-properties officeooo:rsid="0292cd36"/>
    </style:style>
    <style:style style:name="T54" style:family="text">
      <style:text-properties officeooo:rsid="029357f2"/>
    </style:style>
    <style:style style:name="T55" style:family="text">
      <style:text-properties officeooo:rsid="02947afb"/>
    </style:style>
    <style:style style:name="T56" style:family="text">
      <style:text-properties officeooo:rsid="0295e8c8"/>
    </style:style>
    <style:style style:name="T57" style:family="text">
      <style:text-properties officeooo:rsid="02966b55"/>
    </style:style>
    <style:style style:name="T58" style:family="text">
      <style:text-properties officeooo:rsid="0297a9e4"/>
    </style:style>
    <style:style style:name="T59" style:family="text">
      <style:text-properties officeooo:rsid="029861b6"/>
    </style:style>
    <style:style style:name="T60" style:family="text">
      <style:text-properties officeooo:rsid="029acd2c"/>
    </style:style>
    <style:style style:name="T61" style:family="text">
      <style:text-properties officeooo:rsid="029b5c0a"/>
    </style:style>
    <style:style style:name="T62" style:family="text">
      <style:text-properties officeooo:rsid="029c4880"/>
    </style:style>
    <style:style style:name="T63" style:family="text">
      <style:text-properties officeooo:rsid="029e4097"/>
    </style:style>
    <style:style style:name="T64" style:family="text">
      <style:text-properties officeooo:rsid="029fb4be"/>
    </style:style>
    <style:style style:name="T65" style:family="text">
      <style:text-properties officeooo:rsid="02a16009"/>
    </style:style>
    <style:style style:name="T66" style:family="text">
      <style:text-properties officeooo:rsid="02a1da37"/>
    </style:style>
    <style:style style:name="T67" style:family="text">
      <style:text-properties officeooo:rsid="02a39e83"/>
    </style:style>
    <style:style style:name="T68" style:family="text">
      <style:text-properties officeooo:rsid="02a511fc"/>
    </style:style>
    <style:style style:name="T69" style:family="text">
      <style:text-properties officeooo:rsid="02a58b95"/>
    </style:style>
    <style:style style:name="T70" style:family="text">
      <style:text-properties officeooo:rsid="02a60bfb"/>
    </style:style>
    <style:style style:name="T71" style:family="text">
      <style:text-properties officeooo:rsid="02a800ac"/>
    </style:style>
    <style:style style:name="T72" style:family="text">
      <style:text-properties officeooo:rsid="02aa887b"/>
    </style:style>
    <style:style style:name="T73" style:family="text">
      <style:text-properties officeooo:rsid="02ab30a1"/>
    </style:style>
    <style:style style:name="T74" style:family="text">
      <style:text-properties officeooo:rsid="02ad1629"/>
    </style:style>
    <style:style style:name="T75" style:family="text">
      <style:text-properties officeooo:rsid="02aebad9"/>
    </style:style>
    <style:style style:name="T76" style:family="text">
      <style:text-properties officeooo:rsid="02af4776"/>
    </style:style>
    <style:style style:name="T77" style:family="text">
      <style:text-properties officeooo:rsid="02b09f3e"/>
    </style:style>
    <style:style style:name="T78" style:family="text">
      <style:text-properties officeooo:rsid="02b26cb8"/>
    </style:style>
    <style:style style:name="T79" style:family="text">
      <style:text-properties officeooo:rsid="02b6387b"/>
    </style:style>
    <style:style style:name="T80" style:family="text">
      <style:text-properties officeooo:rsid="02b65ef0"/>
    </style:style>
    <style:style style:name="T81" style:family="text">
      <style:text-properties officeooo:rsid="02b7ee7e"/>
    </style:style>
    <style:style style:name="T82" style:family="text">
      <style:text-properties officeooo:rsid="02b8fe50"/>
    </style:style>
    <style:style style:name="T83" style:family="text">
      <style:text-properties officeooo:rsid="02bbef79"/>
    </style:style>
    <style:style style:name="T84" style:family="text">
      <style:text-properties officeooo:rsid="02bd2648"/>
    </style:style>
    <style:style style:name="T85" style:family="text">
      <style:text-properties officeooo:rsid="02c5e023"/>
    </style:style>
    <style:style style:name="T86" style:family="text">
      <style:text-properties officeooo:rsid="02c68f0f"/>
    </style:style>
    <style:style style:name="T87" style:family="text">
      <style:text-properties officeooo:rsid="02c78805"/>
    </style:style>
    <style:style style:name="T88" style:family="text">
      <style:text-properties officeooo:rsid="02c80201"/>
    </style:style>
    <style:style style:name="T89" style:family="text">
      <style:text-properties officeooo:rsid="02c9b655"/>
    </style:style>
    <style:style style:name="T90" style:family="text">
      <style:text-properties officeooo:rsid="02cee236"/>
    </style:style>
    <style:style style:name="T91" style:family="text">
      <style:text-properties officeooo:rsid="02d0d9a3"/>
    </style:style>
    <style:style style:name="T92" style:family="text">
      <style:text-properties officeooo:rsid="02d24d1d"/>
    </style:style>
    <style:style style:name="T93" style:family="text">
      <style:text-properties officeooo:rsid="02d60c90"/>
    </style:style>
    <style:style style:name="T94" style:family="text">
      <style:text-properties officeooo:rsid="02d6778b"/>
    </style:style>
    <style:style style:name="T95" style:family="text">
      <style:text-properties officeooo:rsid="02d8252f"/>
    </style:style>
    <style:style style:name="T96" style:family="text">
      <style:text-properties fo:font-style="italic" officeooo:rsid="02d8252f" style:font-style-asian="italic" style:font-style-complex="italic"/>
    </style:style>
    <style:style style:name="T97" style:family="text">
      <style:text-properties fo:font-style="italic" officeooo:rsid="037161ce" style:font-style-asian="italic" style:font-style-complex="italic"/>
    </style:style>
    <style:style style:name="T98" style:family="text">
      <style:text-properties fo:font-style="italic" officeooo:rsid="03c0a830" style:font-style-asian="italic" style:font-style-complex="italic"/>
    </style:style>
    <style:style style:name="T99" style:family="text">
      <style:text-properties fo:font-style="italic" officeooo:rsid="03c1f49c" style:font-style-asian="italic" style:font-style-complex="italic"/>
    </style:style>
    <style:style style:name="T100" style:family="text">
      <style:text-properties fo:font-style="italic" officeooo:rsid="03c34504" style:font-style-asian="italic" style:font-style-complex="italic"/>
    </style:style>
    <style:style style:name="T101" style:family="text">
      <style:text-properties fo:font-style="italic" officeooo:rsid="0414ed6b" style:font-style-asian="italic" style:font-style-complex="italic"/>
    </style:style>
    <style:style style:name="T102" style:family="text">
      <style:text-properties officeooo:rsid="02da18f1"/>
    </style:style>
    <style:style style:name="T103" style:family="text">
      <style:text-properties officeooo:rsid="02dab9e2"/>
    </style:style>
    <style:style style:name="T104" style:family="text">
      <style:text-properties officeooo:rsid="02dbfd19"/>
    </style:style>
    <style:style style:name="T105" style:family="text">
      <style:text-properties officeooo:rsid="02dc2f47"/>
    </style:style>
    <style:style style:name="T106" style:family="text">
      <style:text-properties officeooo:rsid="02dc5774"/>
    </style:style>
    <style:style style:name="T107" style:family="text">
      <style:text-properties officeooo:rsid="02e55841"/>
    </style:style>
    <style:style style:name="T108" style:family="text">
      <style:text-properties officeooo:rsid="02e695c7"/>
    </style:style>
    <style:style style:name="T109" style:family="text">
      <style:text-properties officeooo:rsid="02e7808c"/>
    </style:style>
    <style:style style:name="T110" style:family="text">
      <style:text-properties officeooo:rsid="02e8719e"/>
    </style:style>
    <style:style style:name="T111" style:family="text">
      <style:text-properties officeooo:rsid="02ebd137"/>
    </style:style>
    <style:style style:name="T112" style:family="text">
      <style:text-properties officeooo:rsid="02ecd656"/>
    </style:style>
    <style:style style:name="T113" style:family="text">
      <style:text-properties officeooo:rsid="02ee423c"/>
    </style:style>
    <style:style style:name="T114" style:family="text">
      <style:text-properties officeooo:rsid="02ef7f58"/>
    </style:style>
    <style:style style:name="T115" style:family="text">
      <style:text-properties officeooo:rsid="02f0d50e"/>
    </style:style>
    <style:style style:name="T116" style:family="text">
      <style:text-properties officeooo:rsid="02f1b49a"/>
    </style:style>
    <style:style style:name="T117" style:family="text">
      <style:text-properties officeooo:rsid="02f257d8"/>
    </style:style>
    <style:style style:name="T118" style:family="text">
      <style:text-properties officeooo:rsid="02f2f410"/>
    </style:style>
    <style:style style:name="T119" style:family="text">
      <style:text-properties officeooo:rsid="02f36861"/>
    </style:style>
    <style:style style:name="T120" style:family="text">
      <style:text-properties officeooo:rsid="02f56731"/>
    </style:style>
    <style:style style:name="T121" style:family="text">
      <style:text-properties officeooo:rsid="02f5b433"/>
    </style:style>
    <style:style style:name="T122" style:family="text">
      <style:text-properties officeooo:rsid="02f67f5d"/>
    </style:style>
    <style:style style:name="T123" style:family="text">
      <style:text-properties officeooo:rsid="02f6e297"/>
    </style:style>
    <style:style style:name="T124" style:family="text">
      <style:text-properties officeooo:rsid="02f7b222"/>
    </style:style>
    <style:style style:name="T125" style:family="text">
      <style:text-properties officeooo:rsid="02f9164d"/>
    </style:style>
    <style:style style:name="T126" style:family="text">
      <style:text-properties officeooo:rsid="02f95ab4"/>
    </style:style>
    <style:style style:name="T127" style:family="text">
      <style:text-properties officeooo:rsid="02fbacf9"/>
    </style:style>
    <style:style style:name="T128" style:family="text">
      <style:text-properties officeooo:rsid="02fc042d"/>
    </style:style>
    <style:style style:name="T129" style:family="text">
      <style:text-properties officeooo:rsid="02fccb40"/>
    </style:style>
    <style:style style:name="T130" style:family="text">
      <style:text-properties officeooo:rsid="02fd130d"/>
    </style:style>
    <style:style style:name="T131" style:family="text">
      <style:text-properties officeooo:rsid="030223a3"/>
    </style:style>
    <style:style style:name="T132" style:family="text">
      <style:text-properties officeooo:rsid="0302f22a"/>
    </style:style>
    <style:style style:name="T133" style:family="text">
      <style:text-properties officeooo:rsid="0304443b"/>
    </style:style>
    <style:style style:name="T134" style:family="text">
      <style:text-properties officeooo:rsid="030565af"/>
    </style:style>
    <style:style style:name="T135" style:family="text">
      <style:text-properties officeooo:rsid="0307a071"/>
    </style:style>
    <style:style style:name="T136" style:family="text">
      <style:text-properties officeooo:rsid="03097bee"/>
    </style:style>
    <style:style style:name="T137" style:family="text">
      <style:text-properties officeooo:rsid="030b0dcf"/>
    </style:style>
    <style:style style:name="T138" style:family="text">
      <style:text-properties officeooo:rsid="030b219b"/>
    </style:style>
    <style:style style:name="T139" style:family="text">
      <style:text-properties officeooo:rsid="030cfa54"/>
    </style:style>
    <style:style style:name="T140" style:family="text">
      <style:text-properties officeooo:rsid="030d0346"/>
    </style:style>
    <style:style style:name="T141" style:family="text">
      <style:text-properties officeooo:rsid="0311c598"/>
    </style:style>
    <style:style style:name="T142" style:family="text">
      <style:text-properties officeooo:rsid="0312a29a"/>
    </style:style>
    <style:style style:name="T143" style:family="text">
      <style:text-properties officeooo:rsid="0312ce87"/>
    </style:style>
    <style:style style:name="T144" style:family="text">
      <style:text-properties officeooo:rsid="0314a9ac"/>
    </style:style>
    <style:style style:name="T145" style:family="text">
      <style:text-properties officeooo:rsid="031a33c2"/>
    </style:style>
    <style:style style:name="T146" style:family="text">
      <style:text-properties officeooo:rsid="031af1ce"/>
    </style:style>
    <style:style style:name="T147" style:family="text">
      <style:text-properties officeooo:rsid="031bbc2c"/>
    </style:style>
    <style:style style:name="T148" style:family="text">
      <style:text-properties officeooo:rsid="031c2c2c"/>
    </style:style>
    <style:style style:name="T149" style:family="text">
      <style:text-properties officeooo:rsid="031d8a72"/>
    </style:style>
    <style:style style:name="T150" style:family="text">
      <style:text-properties officeooo:rsid="031f2482"/>
    </style:style>
    <style:style style:name="T151" style:family="text">
      <style:text-properties officeooo:rsid="031febad"/>
    </style:style>
    <style:style style:name="T152" style:family="text">
      <style:text-properties officeooo:rsid="03203b6f"/>
    </style:style>
    <style:style style:name="T153" style:family="text">
      <style:text-properties officeooo:rsid="0321edbb"/>
    </style:style>
    <style:style style:name="T154" style:family="text">
      <style:text-properties officeooo:rsid="03234309"/>
    </style:style>
    <style:style style:name="T155" style:family="text">
      <style:text-properties officeooo:rsid="03256183"/>
    </style:style>
    <style:style style:name="T156" style:family="text">
      <style:text-properties officeooo:rsid="0325c82d"/>
    </style:style>
    <style:style style:name="T157" style:family="text">
      <style:text-properties officeooo:rsid="0326b7b5"/>
    </style:style>
    <style:style style:name="T158" style:family="text">
      <style:text-properties officeooo:rsid="0328a114"/>
    </style:style>
    <style:style style:name="T159" style:family="text">
      <style:text-properties officeooo:rsid="032ce167"/>
    </style:style>
    <style:style style:name="T160" style:family="text">
      <style:text-properties officeooo:rsid="032d7d5e"/>
    </style:style>
    <style:style style:name="T161" style:family="text">
      <style:text-properties officeooo:rsid="0331080c"/>
    </style:style>
    <style:style style:name="T162" style:family="text">
      <style:text-properties officeooo:rsid="033133f9"/>
    </style:style>
    <style:style style:name="T163" style:family="text">
      <style:text-properties officeooo:rsid="0332f3ca"/>
    </style:style>
    <style:style style:name="T164" style:family="text">
      <style:text-properties officeooo:rsid="03336b3d"/>
    </style:style>
    <style:style style:name="T165" style:family="text">
      <style:text-properties officeooo:rsid="0333d496"/>
    </style:style>
    <style:style style:name="T166" style:family="text">
      <style:text-properties officeooo:rsid="033585f9"/>
    </style:style>
    <style:style style:name="T167" style:family="text">
      <style:text-properties officeooo:rsid="03368b9b"/>
    </style:style>
    <style:style style:name="T168" style:family="text">
      <style:text-properties officeooo:rsid="03373430"/>
    </style:style>
    <style:style style:name="T169" style:family="text">
      <style:text-properties officeooo:rsid="033d375b"/>
    </style:style>
    <style:style style:name="T170" style:family="text">
      <style:text-properties officeooo:rsid="033ebc09"/>
    </style:style>
    <style:style style:name="T171" style:family="text">
      <style:text-properties officeooo:rsid="0348acb6"/>
    </style:style>
    <style:style style:name="T172" style:family="text">
      <style:text-properties officeooo:rsid="03494a99"/>
    </style:style>
    <style:style style:name="T173" style:family="text">
      <style:text-properties officeooo:rsid="034b77d3"/>
    </style:style>
    <style:style style:name="T174" style:family="text">
      <style:text-properties officeooo:rsid="034bd9c6"/>
    </style:style>
    <style:style style:name="T175" style:family="text">
      <style:text-properties officeooo:rsid="034c6e89"/>
    </style:style>
    <style:style style:name="T176" style:family="text">
      <style:text-properties officeooo:rsid="034cc816"/>
    </style:style>
    <style:style style:name="T177" style:family="text">
      <style:text-properties officeooo:rsid="0354026a"/>
    </style:style>
    <style:style style:name="T178" style:family="text">
      <style:text-properties officeooo:rsid="0354ac1f"/>
    </style:style>
    <style:style style:name="T179" style:family="text">
      <style:text-properties officeooo:rsid="03555e26"/>
    </style:style>
    <style:style style:name="T180" style:family="text">
      <style:text-properties officeooo:rsid="03558db5"/>
    </style:style>
    <style:style style:name="T181" style:family="text">
      <style:text-properties officeooo:rsid="0355d42e"/>
    </style:style>
    <style:style style:name="T182" style:family="text">
      <style:text-properties officeooo:rsid="03575ad1"/>
    </style:style>
    <style:style style:name="T183" style:family="text">
      <style:text-properties officeooo:rsid="0358d4b9"/>
    </style:style>
    <style:style style:name="T184" style:family="text">
      <style:text-properties officeooo:rsid="035ad307"/>
    </style:style>
    <style:style style:name="T185" style:family="text">
      <style:text-properties officeooo:rsid="035b5f93"/>
    </style:style>
    <style:style style:name="T186" style:family="text">
      <style:text-properties officeooo:rsid="035d3115"/>
    </style:style>
    <style:style style:name="T187" style:family="text">
      <style:text-properties officeooo:rsid="0360be70"/>
    </style:style>
    <style:style style:name="T188" style:family="text">
      <style:text-properties officeooo:rsid="0361a315"/>
    </style:style>
    <style:style style:name="T189" style:family="text">
      <style:text-properties officeooo:rsid="0361fe84"/>
    </style:style>
    <style:style style:name="T190" style:family="text">
      <style:text-properties officeooo:rsid="0363d963"/>
    </style:style>
    <style:style style:name="T191" style:family="text">
      <style:text-properties officeooo:rsid="03654f85"/>
    </style:style>
    <style:style style:name="T192" style:family="text">
      <style:text-properties officeooo:rsid="03668965"/>
    </style:style>
    <style:style style:name="T193" style:family="text">
      <style:text-properties officeooo:rsid="0368b7c1"/>
    </style:style>
    <style:style style:name="T194" style:family="text">
      <style:text-properties officeooo:rsid="0369c69f"/>
    </style:style>
    <style:style style:name="T195" style:family="text">
      <style:text-properties officeooo:rsid="036ab845"/>
    </style:style>
    <style:style style:name="T196" style:family="text">
      <style:text-properties officeooo:rsid="036c25e5"/>
    </style:style>
    <style:style style:name="T197" style:family="text">
      <style:text-properties officeooo:rsid="036d6150"/>
    </style:style>
    <style:style style:name="T198" style:family="text">
      <style:text-properties officeooo:rsid="036ebff4"/>
    </style:style>
    <style:style style:name="T199" style:family="text">
      <style:text-properties officeooo:rsid="036f85bf"/>
    </style:style>
    <style:style style:name="T200" style:family="text">
      <style:text-properties officeooo:rsid="037161ce"/>
    </style:style>
    <style:style style:name="T201" style:family="text">
      <style:text-properties officeooo:rsid="03727719"/>
    </style:style>
    <style:style style:name="T202" style:family="text">
      <style:text-properties officeooo:rsid="0376c7e7"/>
    </style:style>
    <style:style style:name="T203" style:family="text">
      <style:text-properties officeooo:rsid="03773a95"/>
    </style:style>
    <style:style style:name="T204" style:family="text">
      <style:text-properties officeooo:rsid="0377d6b5"/>
    </style:style>
    <style:style style:name="T205" style:family="text">
      <style:text-properties officeooo:rsid="037f0ffe"/>
    </style:style>
    <style:style style:name="T206" style:family="text">
      <style:text-properties officeooo:rsid="037f86a7"/>
    </style:style>
    <style:style style:name="T207" style:family="text">
      <style:text-properties officeooo:rsid="03833367"/>
    </style:style>
    <style:style style:name="T208" style:family="text">
      <style:text-properties officeooo:rsid="03847ca0"/>
    </style:style>
    <style:style style:name="T209" style:family="text">
      <style:text-properties officeooo:rsid="03863ea7"/>
    </style:style>
    <style:style style:name="T210" style:family="text">
      <style:text-properties officeooo:rsid="03888c5b"/>
    </style:style>
    <style:style style:name="T211" style:family="text">
      <style:text-properties officeooo:rsid="038a4894"/>
    </style:style>
    <style:style style:name="T212" style:family="text">
      <style:text-properties officeooo:rsid="038c3067"/>
    </style:style>
    <style:style style:name="T213" style:family="text">
      <style:text-properties officeooo:rsid="038cde6c"/>
    </style:style>
    <style:style style:name="T214" style:family="text">
      <style:text-properties officeooo:rsid="038d40ad"/>
    </style:style>
    <style:style style:name="T215" style:family="text">
      <style:text-properties officeooo:rsid="038e40be"/>
    </style:style>
    <style:style style:name="T216" style:family="text">
      <style:text-properties officeooo:rsid="0390161d"/>
    </style:style>
    <style:style style:name="T217" style:family="text">
      <style:text-properties officeooo:rsid="03904ba7"/>
    </style:style>
    <style:style style:name="T218" style:family="text">
      <style:text-properties officeooo:rsid="0390579d"/>
    </style:style>
    <style:style style:name="T219" style:family="text">
      <style:text-properties officeooo:rsid="0393cbd9"/>
    </style:style>
    <style:style style:name="T220" style:family="text">
      <style:text-properties officeooo:rsid="039561ad"/>
    </style:style>
    <style:style style:name="T221" style:family="text">
      <style:text-properties officeooo:rsid="03975d9b"/>
    </style:style>
    <style:style style:name="T222" style:family="text">
      <style:text-properties officeooo:rsid="0399b98f"/>
    </style:style>
    <style:style style:name="T223" style:family="text">
      <style:text-properties officeooo:rsid="039c758a"/>
    </style:style>
    <style:style style:name="T224" style:family="text">
      <style:text-properties officeooo:rsid="039e15a8"/>
    </style:style>
    <style:style style:name="T225" style:family="text">
      <style:text-properties officeooo:rsid="03a087db"/>
    </style:style>
    <style:style style:name="T226" style:family="text">
      <style:text-properties officeooo:rsid="03a27ce3"/>
    </style:style>
    <style:style style:name="T227" style:family="text">
      <style:text-properties officeooo:rsid="03a2e755"/>
    </style:style>
    <style:style style:name="T228" style:family="text">
      <style:text-properties officeooo:rsid="03a3290f"/>
    </style:style>
    <style:style style:name="T229" style:family="text">
      <style:text-properties officeooo:rsid="03a41616"/>
    </style:style>
    <style:style style:name="T230" style:family="text">
      <style:text-properties officeooo:rsid="03a87325"/>
    </style:style>
    <style:style style:name="T231" style:family="text">
      <style:text-properties officeooo:rsid="03aa1d79"/>
    </style:style>
    <style:style style:name="T232" style:family="text">
      <style:text-properties officeooo:rsid="03ac00ce"/>
    </style:style>
    <style:style style:name="T233" style:family="text">
      <style:text-properties officeooo:rsid="03ad92fc"/>
    </style:style>
    <style:style style:name="T234" style:family="text">
      <style:text-properties officeooo:rsid="03ae9b74"/>
    </style:style>
    <style:style style:name="T235" style:family="text">
      <style:text-properties officeooo:rsid="03b05272"/>
    </style:style>
    <style:style style:name="T236" style:family="text">
      <style:text-properties officeooo:rsid="03b76497"/>
    </style:style>
    <style:style style:name="T237" style:family="text">
      <style:text-properties officeooo:rsid="03b7e479"/>
    </style:style>
    <style:style style:name="T238" style:family="text">
      <style:text-properties officeooo:rsid="03b917bf"/>
    </style:style>
    <style:style style:name="T239" style:family="text">
      <style:text-properties officeooo:rsid="03b9518c"/>
    </style:style>
    <style:style style:name="T240" style:family="text">
      <style:text-properties officeooo:rsid="03bc6c62"/>
    </style:style>
    <style:style style:name="T241" style:family="text">
      <style:text-properties officeooo:rsid="03bc96ea"/>
    </style:style>
    <style:style style:name="T242" style:family="text">
      <style:text-properties officeooo:rsid="03c0a830"/>
    </style:style>
    <style:style style:name="T243" style:family="text">
      <style:text-properties officeooo:rsid="03c1f49c"/>
    </style:style>
    <style:style style:name="T244" style:family="text">
      <style:text-properties officeooo:rsid="03c34504"/>
    </style:style>
    <style:style style:name="T245" style:family="text">
      <style:text-properties officeooo:rsid="03c55e96"/>
    </style:style>
    <style:style style:name="T246" style:family="text">
      <style:text-properties officeooo:rsid="03c6501a"/>
    </style:style>
    <style:style style:name="T247" style:family="text">
      <style:text-properties officeooo:rsid="03c68037"/>
    </style:style>
    <style:style style:name="T248" style:family="text">
      <style:text-properties officeooo:rsid="03c82eab"/>
    </style:style>
    <style:style style:name="T249" style:family="text">
      <style:text-properties officeooo:rsid="03c902d7"/>
    </style:style>
    <style:style style:name="T250" style:family="text">
      <style:text-properties officeooo:rsid="03ca108f"/>
    </style:style>
    <style:style style:name="T251" style:family="text">
      <style:text-properties officeooo:rsid="03ccab5e"/>
    </style:style>
    <style:style style:name="T252" style:family="text">
      <style:text-properties officeooo:rsid="03cd19b1"/>
    </style:style>
    <style:style style:name="T253" style:family="text">
      <style:text-properties officeooo:rsid="03ceed55"/>
    </style:style>
    <style:style style:name="T254" style:family="text">
      <style:text-properties officeooo:rsid="03cf1837"/>
    </style:style>
    <style:style style:name="T255" style:family="text">
      <style:text-properties officeooo:rsid="03d02420"/>
    </style:style>
    <style:style style:name="T256" style:family="text">
      <style:text-properties officeooo:rsid="03d0cda4"/>
    </style:style>
    <style:style style:name="T257" style:family="text">
      <style:text-properties officeooo:rsid="03d37b29"/>
    </style:style>
    <style:style style:name="T258" style:family="text">
      <style:text-properties officeooo:rsid="03d39139"/>
    </style:style>
    <style:style style:name="T259" style:family="text">
      <style:text-properties officeooo:rsid="03d46691"/>
    </style:style>
    <style:style style:name="T260" style:family="text">
      <style:text-properties officeooo:rsid="03d549c1"/>
    </style:style>
    <style:style style:name="T261" style:family="text">
      <style:text-properties officeooo:rsid="03d6e389"/>
    </style:style>
    <style:style style:name="T262" style:family="text">
      <style:text-properties officeooo:rsid="03d85192"/>
    </style:style>
    <style:style style:name="T263" style:family="text">
      <style:text-properties officeooo:rsid="03d8ad83"/>
    </style:style>
    <style:style style:name="T264" style:family="text">
      <style:text-properties officeooo:rsid="03da6b60"/>
    </style:style>
    <style:style style:name="T265" style:family="text">
      <style:text-properties officeooo:rsid="03db5451"/>
    </style:style>
    <style:style style:name="T266" style:family="text">
      <style:text-properties officeooo:rsid="03dccb04"/>
    </style:style>
    <style:style style:name="T267" style:family="text">
      <style:text-properties officeooo:rsid="03dd5696"/>
    </style:style>
    <style:style style:name="T268" style:family="text">
      <style:text-properties officeooo:rsid="03de83bd"/>
    </style:style>
    <style:style style:name="T269" style:family="text">
      <style:text-properties officeooo:rsid="03dfaec7"/>
    </style:style>
    <style:style style:name="T270" style:family="text">
      <style:text-properties officeooo:rsid="03dff77b"/>
    </style:style>
    <style:style style:name="T271" style:family="text">
      <style:text-properties officeooo:rsid="03e183cc"/>
    </style:style>
    <style:style style:name="T272" style:family="text">
      <style:text-properties officeooo:rsid="03e24c0c"/>
    </style:style>
    <style:style style:name="T273" style:family="text">
      <style:text-properties officeooo:rsid="03e251c6"/>
    </style:style>
    <style:style style:name="T274" style:family="text">
      <style:text-properties officeooo:rsid="03ea208d"/>
    </style:style>
    <style:style style:name="T275" style:family="text">
      <style:text-properties officeooo:rsid="03ea5edc"/>
    </style:style>
    <style:style style:name="T276" style:family="text">
      <style:text-properties officeooo:rsid="03ecb8a5"/>
    </style:style>
    <style:style style:name="T277" style:family="text">
      <style:text-properties officeooo:rsid="03ef5427"/>
    </style:style>
    <style:style style:name="T278" style:family="text">
      <style:text-properties officeooo:rsid="03f47ab9"/>
    </style:style>
    <style:style style:name="T279" style:family="text">
      <style:text-properties officeooo:rsid="03f4bd46"/>
    </style:style>
    <style:style style:name="T280" style:family="text">
      <style:text-properties officeooo:rsid="03f59d56"/>
    </style:style>
    <style:style style:name="T281" style:family="text">
      <style:text-properties officeooo:rsid="03f68382"/>
    </style:style>
    <style:style style:name="T282" style:family="text">
      <style:text-properties officeooo:rsid="03f92893"/>
    </style:style>
    <style:style style:name="T283" style:family="text">
      <style:text-properties officeooo:rsid="03f96966"/>
    </style:style>
    <style:style style:name="T284" style:family="text">
      <style:text-properties officeooo:rsid="03f9c5e0"/>
    </style:style>
    <style:style style:name="T285" style:family="text">
      <style:text-properties officeooo:rsid="03fa4e3e"/>
    </style:style>
    <style:style style:name="T286" style:family="text">
      <style:text-properties officeooo:rsid="03fbf844"/>
    </style:style>
    <style:style style:name="T287" style:family="text">
      <style:text-properties officeooo:rsid="03fbfd4a"/>
    </style:style>
    <style:style style:name="T288" style:family="text">
      <style:text-properties officeooo:rsid="03fda26b"/>
    </style:style>
    <style:style style:name="T289" style:family="text">
      <style:text-properties officeooo:rsid="03fda59c"/>
    </style:style>
    <style:style style:name="T290" style:family="text">
      <style:text-properties officeooo:rsid="03fe5cee"/>
    </style:style>
    <style:style style:name="T291" style:family="text">
      <style:text-properties officeooo:rsid="03ff249d"/>
    </style:style>
    <style:style style:name="T292" style:family="text">
      <style:text-properties officeooo:rsid="03ffd082"/>
    </style:style>
    <style:style style:name="T293" style:family="text">
      <style:text-properties officeooo:rsid="04003791"/>
    </style:style>
    <style:style style:name="T294" style:family="text">
      <style:text-properties officeooo:rsid="04018c11"/>
    </style:style>
    <style:style style:name="T295" style:family="text">
      <style:text-properties officeooo:rsid="0401ac4e"/>
    </style:style>
    <style:style style:name="T296" style:family="text">
      <style:text-properties officeooo:rsid="04023193"/>
    </style:style>
    <style:style style:name="T297" style:family="text">
      <style:text-properties officeooo:rsid="0402a379"/>
    </style:style>
    <style:style style:name="T298" style:family="text">
      <style:text-properties officeooo:rsid="04041a84"/>
    </style:style>
    <style:style style:name="T299" style:family="text">
      <style:text-properties officeooo:rsid="040552ab"/>
    </style:style>
    <style:style style:name="T300" style:family="text">
      <style:text-properties officeooo:rsid="04081380"/>
    </style:style>
    <style:style style:name="T301" style:family="text">
      <style:text-properties officeooo:rsid="0408710f"/>
    </style:style>
    <style:style style:name="T302" style:family="text">
      <style:text-properties officeooo:rsid="040999eb"/>
    </style:style>
    <style:style style:name="T303" style:family="text">
      <style:text-properties officeooo:rsid="040a9bc4"/>
    </style:style>
    <style:style style:name="T304" style:family="text">
      <style:text-properties officeooo:rsid="040b0722"/>
    </style:style>
    <style:style style:name="T305" style:family="text">
      <style:text-properties officeooo:rsid="040b9d2a"/>
    </style:style>
    <style:style style:name="T306" style:family="text">
      <style:text-properties officeooo:rsid="040ccfe6"/>
    </style:style>
    <style:style style:name="T307" style:family="text">
      <style:text-properties officeooo:rsid="040f6686"/>
    </style:style>
    <style:style style:name="T308" style:family="text">
      <style:text-properties officeooo:rsid="041145c6"/>
    </style:style>
    <style:style style:name="T309" style:family="text">
      <style:text-properties officeooo:rsid="041273cd"/>
    </style:style>
    <style:style style:name="T310" style:family="text">
      <style:text-properties officeooo:rsid="04135393"/>
    </style:style>
    <style:style style:name="T311" style:family="text">
      <style:text-properties officeooo:rsid="0413787f"/>
    </style:style>
    <style:style style:name="T312" style:family="text">
      <style:text-properties officeooo:rsid="0414e85d"/>
    </style:style>
    <style:style style:name="T313" style:family="text">
      <style:text-properties officeooo:rsid="0414ed6b"/>
    </style:style>
    <style:style style:name="T314" style:family="text">
      <style:text-properties officeooo:rsid="0415a225"/>
    </style:style>
    <style:style style:name="T315" style:family="text">
      <style:text-properties officeooo:rsid="04164af7"/>
    </style:style>
    <style:style style:name="T316" style:family="text">
      <style:text-properties officeooo:rsid="04165735"/>
    </style:style>
    <style:style style:name="T317" style:family="text">
      <style:text-properties officeooo:rsid="041771dc"/>
    </style:style>
    <style:style style:name="T318" style:family="text">
      <style:text-properties officeooo:rsid="04184a57"/>
    </style:style>
    <style:style style:name="T319" style:family="text">
      <style:text-properties officeooo:rsid="041925fc"/>
    </style:style>
    <style:style style:name="T320" style:family="text">
      <style:text-properties officeooo:rsid="041a24ca"/>
    </style:style>
    <style:style style:name="T321" style:family="text">
      <style:text-properties officeooo:rsid="041b1306"/>
    </style:style>
    <style:style style:name="T322" style:family="text">
      <style:text-properties officeooo:rsid="041e4a02"/>
    </style:style>
    <style:style style:name="T323" style:family="text">
      <style:text-properties officeooo:rsid="041ef035"/>
    </style:style>
    <style:style style:name="T324" style:family="text">
      <style:text-properties officeooo:rsid="041f7030"/>
    </style:style>
    <style:style style:name="T325" style:family="text">
      <style:text-properties officeooo:rsid="0420df60"/>
    </style:style>
    <style:style style:name="T326" style:family="text">
      <style:text-properties officeooo:rsid="04220b22"/>
    </style:style>
    <style:style style:name="T327" style:family="text">
      <style:text-properties officeooo:rsid="04239955"/>
    </style:style>
    <style:style style:name="T328" style:family="text">
      <style:text-properties officeooo:rsid="042516e4"/>
    </style:style>
    <style:style style:name="T329" style:family="text">
      <style:text-properties officeooo:rsid="0425a70a"/>
    </style:style>
    <style:style style:name="T330" style:family="text">
      <style:text-properties officeooo:rsid="04273291"/>
    </style:style>
    <style:style style:name="T331" style:family="text">
      <style:text-properties officeooo:rsid="042b7e87"/>
    </style:style>
    <style:style style:name="T332" style:family="text">
      <style:text-properties officeooo:rsid="042c034e"/>
    </style:style>
    <style:style style:name="T333" style:family="text">
      <style:text-properties officeooo:rsid="042d9a15"/>
    </style:style>
    <style:style style:name="T334" style:family="text">
      <style:text-properties officeooo:rsid="042e46d3"/>
    </style:style>
    <style:style style:name="T335" style:family="text">
      <style:text-properties officeooo:rsid="042e54c3"/>
    </style:style>
    <style:style style:name="T336" style:family="text">
      <style:text-properties officeooo:rsid="042e6334"/>
    </style:style>
    <style:style style:name="T337" style:family="text">
      <style:text-properties officeooo:rsid="04302c1d"/>
    </style:style>
    <style:style style:name="T338" style:family="text">
      <style:text-properties officeooo:rsid="0431f0c9"/>
    </style:style>
    <style:style style:name="T339" style:family="text">
      <style:text-properties officeooo:rsid="0432ff2c"/>
    </style:style>
    <style:style style:name="T340" style:family="text">
      <style:text-properties officeooo:rsid="0434c88f"/>
    </style:style>
    <style:style style:name="T341" style:family="text">
      <style:text-properties officeooo:rsid="04351164"/>
    </style:style>
    <style:style style:name="T342" style:family="text">
      <style:text-properties officeooo:rsid="0436efa4"/>
    </style:style>
    <style:style style:name="T343" style:family="text">
      <style:text-properties officeooo:rsid="0437e9ea"/>
    </style:style>
    <style:style style:name="T344" style:family="text">
      <style:text-properties officeooo:rsid="0438c0ad"/>
    </style:style>
    <style:style style:name="T345" style:family="text">
      <style:text-properties officeooo:rsid="0439fee8"/>
    </style:style>
    <style:style style:name="T346" style:family="text">
      <style:text-properties officeooo:rsid="0439feff"/>
    </style:style>
    <style:style style:name="T347" style:family="text">
      <style:text-properties officeooo:rsid="043a9fca"/>
    </style:style>
    <style:style style:name="T348" style:family="text">
      <style:text-properties officeooo:rsid="043c209c"/>
    </style:style>
    <style:style style:name="T349" style:family="text">
      <style:text-properties officeooo:rsid="043dea02"/>
    </style:style>
    <style:style style:name="T350" style:family="text">
      <style:text-properties officeooo:rsid="043fcd5e"/>
    </style:style>
    <style:style style:name="T351" style:family="text">
      <style:text-properties officeooo:rsid="044198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7" text:outline-level="1">Моделирование производственных систем.</text:h>
      <text:p text:style-name="P1"><text:span text:style-name="T12">Есть 2 части: теоретическая (фундаментальная) и </text:span><text:span text:style-name="T17">практическая (</text:span><text:span text:style-name="T12">по системе программирования gpss</text:span><text:span text:style-name="T17">)</text:span><text:span text:style-name="T12">.</text:span></text:p>
      <text:p text:style-name="P9"/>
      <text:h text:style-name="P265" text:outline-level="1">Теория моделирования систем</text:h>
      <text:h text:style-name="P418" text:outline-level="2">Классификация модели.</text:h>
      <text:p text:style-name="P2"><text:span text:style-name="T2">Системы</text:span><text:span text:style-name="T13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3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4">M — модель.</text:span><text:span text:style-name="T13"> </text:span></text:p>
      <text:p text:style-name="P3"><text:span text:style-name="T14">Применяем </text:span><text:span text:style-name="T1">системный подход к моделированию</text:span><text:span text:style-name="T14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4">Неоходимо определить тут </text:span><text:span text:style-name="T1">цель</text:span><text:span text:style-name="T14"> моделирования. Это позволяет определить, что же войдёт в модель M.</text:span></text:p>
      <text:p text:style-name="P10"/>
      <text:p text:style-name="P4"><text:span text:style-name="T15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8">Разные Д входят в некоторые Ц.</text:span></text:p>
      <text:p text:style-name="P5"><text:span text:style-name="T3">Классический подход к моделированию</text:span><text:span text:style-name="T16">.</text:span></text:p>
      <text:p text:style-name="P5"><text:span text:style-name="T16">Реальный объект разбивается на отдельные подсистемы. Собираются исходные данные Д для моделирования, и ставятся цели Ц. <text:s/></text:span><text:span text:style-name="T18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19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20">А в конце стрелка обратной регуляции из М в Ц.</text:span></text:p>
      <text:p text:style-name="P7"><text:span text:style-name="T21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2">выводятся</text:span><text:span text:style-name="T21"> требований Т к модели системы. </text:span><text:span text:style-name="T23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4">А потом саморегуляция модели идёт. </text:span></text:p>
      <text:p text:style-name="P15"><text:soft-page-break/>Выбор – прежде всего для достижения оптимальности. Выбор оптимального пути функционирования.</text:p>
      <text:p text:style-name="P15"/>
      <text:p text:style-name="P8"><text:span text:style-name="T25">При моделировании необходимо обеспечить максимальную </text:span><text:span text:style-name="T4">эффективность</text:span><text:span text:style-name="T25"> модели системы, </text:span><text:span text:style-name="T26">которое, обычно, объявляется как некоторая разность </text:span><text:span text:style-name="T27">между какими-то показателями ценности результатов </text:span><text:span text:style-name="T28">в полученных <text:s/>в итоге эксплуатации модели и теми затратами, которые были вложены в её разработку и создание.</text:span></text:p>
      <text:p text:style-name="P16"/>
      <text:h text:style-name="P419" text:outline-level="2">Характеристики модели системы.</text:h>
      <text:list xml:id="list8383720668988920457" text:style-name="L1">
        <text:list-item>
          <text:p text:style-name="P275">Цели функционирования.</text:p>
        </text:list-item>
        <text:list-item>
          <text:p text:style-name="P276">Сложность. Оценка через общее число элементов и связи между ними.</text:p>
        </text:list-item>
        <text:list-item>
          <text:p text:style-name="P277">Целостность. </text:p>
        </text:list-item>
        <text:list-item>
          <text:p text:style-name="P271"><text:span text:style-name="T29">Неопределённость, которая проявляется в системе. </text:span><text:span text:style-name="T30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272"><text:span text:style-name="T31">Адаптивность. </text:span><text:span text:style-name="T32">Свойство приспосабливаться к изменениям внешней среды.</text:span></text:p>
        </text:list-item>
        <text:list-item>
          <text:p text:style-name="P273"><text:span text:style-name="T33">Организационная структура системы моделирования. </text:span><text:span text:style-name="T34">Во многом зависит от сложности модели и степени совершенства средств моделирования.</text:span></text:p>
        </text:list-item>
        <text:list-item>
          <text:p text:style-name="P274"><text:span text:style-name="T35">Управляемость модели. </text:span><text:span text:style-name="T36">Возможность развития модели.</text:span></text:p>
        </text:list-item>
      </text:list>
      <text:p text:style-name="P17"/>
      <text:h text:style-name="P420" text:outline-level="2">Классификация видов моделирования систем.</text:h>
      <text:list xml:id="list4336103011809650159" text:style-name="L2">
        <text:list-item>
          <text:p text:style-name="P284">…</text:p>
          <text:list>
            <text:list-item>
              <text:p text:style-name="P284">Детерменированные</text:p>
            </text:list-item>
            <text:list-item>
              <text:p text:style-name="P284">стохастические</text:p>
            </text:list-item>
          </text:list>
        </text:list-item>
        <text:list-item>
          <text:p text:style-name="P285">..</text:p>
          <text:list>
            <text:list-item>
              <text:p text:style-name="P278"><text:span text:style-name="T37">Статическое //</text:span><text:span text:style-name="T42">система не зависит от времени.</text:span></text:p>
            </text:list-item>
            <text:list-item>
              <text:p text:style-name="P278"><text:span text:style-name="T41">Д</text:span><text:span text:style-name="T37">инамическое // </text:span><text:span text:style-name="T42">меняется со временем.</text:span></text:p>
            </text:list-item>
          </text:list>
        </text:list-item>
        <text:list-item>
          <text:p text:style-name="P284">..</text:p>
          <text:list>
            <text:list-item>
              <text:p text:style-name="P278"><text:span text:style-name="T37">Дискретная // </text:span><text:span text:style-name="T43">для описания процессов, которые предполагаются дисктетными.</text:span></text:p>
            </text:list-item>
            <text:list-item>
              <text:p text:style-name="P278"><text:span text:style-name="T41">Д</text:span><text:span text:style-name="T37">искретно-непрерывная</text:span></text:p>
            </text:list-item>
            <text:list-item>
              <text:p text:style-name="P278"><text:span text:style-name="T41">Н</text:span><text:span text:style-name="T37">епрерывная // </text:span><text:span text:style-name="T44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279"><text:soft-page-break/><text:span text:style-name="T37">Мысленное/реальное // </text:span><text:span text:style-name="T45">по способу представления самой модели.</text:span></text:p>
          <text:list>
            <text:list-item>
              <text:p text:style-name="P280"><text:span text:style-name="T38">Мысленное // </text:span><text:span text:style-name="T46">Единственный способ, зачастую, моделирования объектов, </text:span><text:span text:style-name="T47">существующих вне условий для их физического создания.</text:span></text:p>
              <text:list>
                <text:list-item>
                  <text:p text:style-name="P280"><text:span text:style-name="T38">Наглядное // </text:span><text:span text:style-name="T48">На базе представления человека о реальных объектах </text:span><text:span text:style-name="T49">создаются модели, отображающие модели и процессы, протекающие в объекте.</text:span></text:p>
                  <text:list>
                    <text:list-item>
                      <text:p text:style-name="P280"><text:span text:style-name="T38">Гипотетическое // </text:span><text:span text:style-name="T50">Делаем гипотезу </text:span><text:span text:style-name="T51">о закономерностях протекания процесса, </text:span><text:span text:style-name="T52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280"><text:span text:style-name="T38">Аналоговвое // </text:span><text:span text:style-name="T53">аналогии строим разных уровней. Наивысший — полная аналогия, имеющая место для достаточно простых объектов. </text:span><text:span text:style-name="T54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280"><text:span text:style-name="T38">Макетирование. </text:span><text:span text:style-name="T55">//</text:span><text:span text:style-name="T38"> </text:span><text:span text:style-name="T55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280"><text:span text:style-name="T38">Символическое. // </text:span><text:span text:style-name="T56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281"><text:span text:style-name="T39">Языковое // </text:span><text:span text:style-name="T57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282"><text:span text:style-name="T39">Знаковое.</text:span><text:span text:style-name="T56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280"><text:span text:style-name="T38">Математическое. // </text:span><text:span text:style-name="T57">Процесс установления соответствия данных по реальному объекту, некоторого математического объекта. </text:span><text:span text:style-name="T58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283"><text:span text:style-name="T40">Аналитическое. // </text:span><text:span text:style-name="T59">В виде аналитических формул/систем. </text:span><text:span text:style-name="T60">Методы исследоваия: </text:span><text:span text:style-name="T61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283"><text:span text:style-name="T40">Имитационное. // </text:span><text:span text:style-name="T62">Реализующий модель алгоритм воспроизводит процесс функционирования системы S во времени. </text:span><text:span text:style-name="T63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4">что позволяет по исходным данным получить сведения о состоянии процесса в определённые моменты времени, </text:span><text:soft-page-break/><text:span text:style-name="T64">дающие возможность оценить характеристики системы S. <text:s/></text:span><text:span text:style-name="T65">Основное преимущества – возможность решения более сложных задач, чем в анатилическом методе. <text:s/></text:span><text:span text:style-name="T66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283"><text:span text:style-name="T40">Комбинированное. // </text:span><text:span text:style-name="T66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286">Реальное</text:p>
              <text:list>
                <text:list-item>
                  <text:p text:style-name="P287">Натурное</text:p>
                  <text:list>
                    <text:list-item>
                      <text:p text:style-name="P288">Научный эксперимент</text:p>
                    </text:list-item>
                    <text:list-item>
                      <text:p text:style-name="P286">Производственный эксперимент</text:p>
                    </text:list-item>
                    <text:list-item>
                      <text:p text:style-name="P286">Комплексное испытание</text:p>
                    </text:list-item>
                  </text:list>
                </text:list-item>
                <text:list-item>
                  <text:p text:style-name="P288">Физическое</text:p>
                </text:list-item>
              </text:list>
            </text:list-item>
          </text:list>
        </text:list-item>
      </text:list>
      <text:p text:style-name="P18"/>
      <text:p text:style-name="P20"><text:span text:style-name="T67">Есть ещё </text:span><text:span text:style-name="T5">кибернетическое моделирование</text:span><text:span text:style-name="T67">. </text:span><text:span text:style-name="T68">В этом случае стремятся отобразить лишь некоторую функцию и рассматривать реальный объект как чёрный ящик, </text:span><text:span text:style-name="T69">имеющий несколько входов и <text:s/>выходов. </text:span><text:span text:style-name="T70">Моделируются связи между выходами и входами.</text:span></text:p>
      <text:p text:style-name="P46">Чаще всего, тут проводят анализ поведения объекта при различных воздействиях.</text:p>
      <text:p text:style-name="P46"/>
      <text:h text:style-name="P266" text:outline-level="1">Возможность и эффективность моделирования систем на эвм.</text:h>
      <text:p text:style-name="P19"><text:s/><text:span text:style-name="T71">Из-за эвм широко внедрились авналитические методы в исследовании сложых систем.</text:span></text:p>
      <text:p text:style-name="P47"/>
      <text:p text:style-name="P48">Есть 2 группы: универсальные и управляющие. (контроллер и компьютер)</text:p>
      <text:p text:style-name="P48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49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21"><text:span text:style-name="T72">Перспективно сочетание ЭВМ и АВМ. </text:span><text:span text:style-name="T73">Получаем ГВК (гибридный вычислительный комплекс).</text:span></text:p>
      <text:p text:style-name="P50"/>
      <text:p text:style-name="P50"/>
      <text:h text:style-name="P421" text:outline-level="2"><text:soft-page-break/>Обеспечение моделирования (имитационного)</text:h>
      <text:p text:style-name="P22"><text:span text:style-name="T74">Надо не только составить модель, но и получить результаты и обработать их. </text:span><text:span text:style-name="T75">Этот процесс может быть длительным очень.</text:span></text:p>
      <text:p text:style-name="P51">Перечислим:</text:p>
      <text:list xml:id="list7666242744319312759" text:style-name="L3">
        <text:list-item>
          <text:p text:style-name="P289"><text:span text:style-name="T76">математическое обеспечение. Совокупность математических отношений, описывающих поведение объекта. </text:span><text:span text:style-name="T77">Алгоритмы и тд. </text:span><text:span text:style-name="T78">Алго входа, выхода данных, имитации объекта, обработки результата.</text:span></text:p>
        </text:list-item>
        <text:list-item>
          <text:p text:style-name="P291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292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293">Техническое. Это железо, линии коммуникаций и тд.</text:p>
        </text:list-item>
        <text:list-item>
          <text:p text:style-name="P290"><text:span text:style-name="T79">Эргономическое. Законы о труде, в переводе с </text:span><text:span text:style-name="T81">какого-то языка</text:span><text:span text:style-name="T79">. </text:span><text:span text:style-name="T80">Эргос — работа, номос — закон. </text:span><text:span text:style-name="T82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3"/>
      <text:h text:style-name="P422" text:outline-level="2">Преимущества и недостатки имитационного моделирования на ЭВМ</text:h>
      <text:list xml:id="list1275268964351177158" text:style-name="L4">
        <text:list-item>
          <text:p text:style-name="P296">Преимущества.</text:p>
          <text:list>
            <text:list-item>
              <text:p text:style-name="P294"><text:span text:style-name="T83">Машинный эксперимент даёт возможность </text:span><text:span text:style-name="T84">исследования системы S в любых условиях.</text:span></text:p>
            </text:list-item>
            <text:list-item>
              <text:p text:style-name="P297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298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299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300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301">Недостатки</text:p>
          <text:list>
            <text:list-item>
              <text:p text:style-name="P295"><text:span text:style-name="T85">Решение носит ч</text:span><text:span text:style-name="T86">а</text:span><text:span text:style-name="T85">стный <text:s/>характер </text:span><text:span text:style-name="T86">для каких-то начальных условий. </text:span><text:span text:style-name="T87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54"/>
      <text:h text:style-name="Heading_20_2" text:outline-level="2"><text:soft-page-break/><text:span text:style-name="T88">Э</text:span><text:span text:style-name="T89">фф</text:span><text:span text:style-name="T88">ективность машинного моделирования</text:span></text:h>
      <text:p text:style-name="P55">Есть много критериев.</text:p>
      <text:p text:style-name="P56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56"/>
      <text:p text:style-name="P57">Наилучшее-- сверка с реальными испытании.</text:p>
      <text:p text:style-name="P39"><text:span text:style-name="T90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1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58"/>
      <text:p text:style-name="P40"><text:span text:style-name="T91">Существенный показатель эффективности – затраты времени на ввод и вывод данных, </text:span><text:span text:style-name="T92">вычислений.</text:span></text:p>
      <text:p text:style-name="P59"/>
      <text:p text:style-name="P59"/>
      <text:p text:style-name="P59"/>
      <text:h text:style-name="P267" text:outline-level="1">Математические схемы моделирования систем.</text:h>
      <text:p text:style-name="P60">Пока что отложим.</text:p>
      <text:p text:style-name="P61"/>
      <text:p text:style-name="P61"/>
      <text:h text:style-name="P268" text:outline-level="1">Создание моделей в GPSS World.</text:h>
      <text:p text:style-name="P62">General purporse simulation system.</text:p>
      <text:p text:style-name="P41"><text:span text:style-name="T93">Разработан давно ( в 60х гоодах). </text:span><text:span text:style-name="T94">Джеффри Гордон, IBM сделал.</text:span></text:p>
      <text:p text:style-name="P63"/>
      <text:p text:style-name="P42"><text:span text:style-name="T95">Любую сложную систему можно представить как совокупность элементарных абстрактных </text:span><text:span text:style-name="T96">объектов</text:span><text:span text:style-name="T95"> – функционирующих процессов моделирования. </text:span></text:p>
      <text:p text:style-name="P64">Совокупность всех объектов – имитационная модель.</text:p>
      <text:p text:style-name="P65">Каждый объект хараетеризуется некоторыми свойствами (СЧА – стандартные числовые аттрибуты).</text:p>
      <text:p text:style-name="P66">Основные типы объектов – блоки и транзакты.</text:p>
      <text:p text:style-name="P43"><text:span text:style-name="T102">Транзакт – заявка на обслуживание, которая двигается по системе </text:span><text:span text:style-name="T103">(динамические объекты). </text:span><text:span text:style-name="T104">Подлежит обработке.</text:span></text:p>
      <text:p text:style-name="P67">Блоки – статческие объекты ( статические объекты). Канал обслуживания и тд.</text:p>
      <text:p text:style-name="P67"/>
      <text:p text:style-name="P68"><text:soft-page-break/>Моделирование – продвижение многих ранзактов от одного блока к другому. <text:s/></text:p>
      <text:p text:style-name="P68">Последовательность блоков показывает направление перемещения транзактов.</text:p>
      <text:p text:style-name="P52"/>
      <text:p text:style-name="P23"><text:span text:style-name="T105">У транзакта есть имя или номер, время создания, текущее модельное время, номер текущего блока, в котором находится, </text:span><text:span text:style-name="T106">номер следующего блока, В который идёт, <text:s/>время начала продвижения, приоритет его,параметры транзакта.</text:span></text:p>
      <text:p text:style-name="P69">Перемещение от блока к блоку до тех пор, пока:</text:p>
      <text:p text:style-name="P69">1) блок реализует задержку на некоторое время транзакта.Ы</text:p>
      <text:p text:style-name="P70">2) блок, в который зашли, должен удалять транзакты (окончание системы, например)</text:p>
      <text:p text:style-name="P70">3) устройство занято, так что не можем войти.</text:p>
      <text:p text:style-name="P70"/>
      <text:p text:style-name="P71">Общая схема программы.</text:p>
      <text:p text:style-name="P71">Generate → …. → Terminate.</text:p>
      <text:p text:style-name="P71"/>
      <text:p text:style-name="P72">Устройства. </text:p>
      <text:p text:style-name="P25"><text:span text:style-name="T107">Аналоги обслуживающих уствройства реальых систем –- 1 <text:s/></text:span><text:span text:style-name="T108">(1 заявка <text:s/>обрабатывается одновременне)</text:span><text:span text:style-name="T107">и много-канальные </text:span><text:span text:style-name="T108">(больше одной) </text:span><text:span text:style-name="T107">уствройства.</text:span></text:p>
      <text:p text:style-name="P73"/>
      <text:p text:style-name="P74">Логические ключи. </text:p>
      <text:p text:style-name="P74">2 состояния у объектов: включен и выключен.</text:p>
      <text:p text:style-name="P24"><text:span text:style-name="T109">Управление ими через транзакты. </text:span><text:span text:style-name="T110">Может вкллючить, или сбросить его .</text:span></text:p>
      <text:p text:style-name="P75"/>
      <text:p text:style-name="P76">Переменные.</text:p>
      <text:p text:style-name="P26"><text:span text:style-name="T111">Арифметические для вычисления арифмеических выражений. </text:span><text:span text:style-name="T112"># – знак деления. </text:span><text:span text:style-name="T113">Могут привлекаться библиотеки (системные и пользовательсвие</text:span><text:span text:style-name="T114">).</text:span></text:p>
      <text:p text:style-name="P27"><text:span text:style-name="T114">Булевы переменные позволяют проверять несколько </text:span><text:span text:style-name="T115">условий </text:span><text:span text:style-name="T114">одновременно, </text:span><text:span text:style-name="T115">исзожя из состояния обекта и СЧА.</text:span></text:p>
      <text:p text:style-name="P77"/>
      <text:p text:style-name="P28"><text:span text:style-name="T116">Функции – объекты GPSS. Можно создавать <text:s/>непрерывную и дискретную связиь. </text:span><text:span text:style-name="T117">Может понадобиться для </text:span><text:span text:style-name="T118">создания случайного закона </text:span><text:span text:style-name="T117">распредения.</text:span></text:p>
      <text:p text:style-name="P19"/>
      <text:p text:style-name="P29"><text:span text:style-name="T119">Ячейки. Сохраняют некоторую численную операцию.. Пишут туда транзакты. </text:span><text:span text:style-name="T120">Выделяют ячейки сохраняемых величин, матрицы ячеек СВ.</text:span></text:p>
      <text:p text:style-name="P30"><text:soft-page-break/><text:span text:style-name="T121">Они глобальны и доступны из любой части мо</text:span><text:span text:style-name="T122">дели.</text:span></text:p>
      <text:p text:style-name="P78"/>
      <text:p text:style-name="P79">Очереди.</text:p>
      <text:p text:style-name="P31"><text:span text:style-name="T123">Обычно, FIFO. </text:span><text:span text:style-name="T124">Так что о ней только полная статистическая информация.</text:span></text:p>
      <text:p text:style-name="P32"><text:span text:style-name="T125">Можно и другую очередь написать. </text:span><text:span text:style-name="T126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80"/>
      <text:p text:style-name="P33"><text:span text:style-name="T127">Таблицы. Собирают и регистрирюуют </text:span><text:span text:style-name="T128">различного </text:span><text:span text:style-name="T127">данные <text:s/></text:span><text:span text:style-name="T128">и статистические операци</text:span></text:p>
      <text:p text:style-name="P19"/>
      <text:p text:style-name="P81">Операторы:</text:p>
      <text:p text:style-name="P82"/>
      <text:list xml:id="list8225462131362773670" text:style-name="L5">
        <text:list-item>
          <text:p text:style-name="P302">Блоки</text:p>
        </text:list-item>
        <text:list-item>
          <text:p text:style-name="P302">Операторы рписания данных</text:p>
        </text:list-item>
        <text:list-item>
          <text:p text:style-name="P302">Комманда GPSS</text:p>
        </text:list-item>
      </text:list>
      <text:p text:style-name="P34"><text:span text:style-name="T129">Для ссылки на числа, блоки и числа – имена – обычное именование </text:span><text:span text:style-name="T130">[</text:span><text:span text:style-name="T129">^</text:span><text:span text:style-name="T130">(</text:span><text:span text:style-name="T129">a-zA-Z</text:span><text:span text:style-name="T130">)</text:span><text:span text:style-name="T129">_1-</text:span><text:span text:style-name="T130">9]{+}</text:span></text:p>
      <text:p text:style-name="P83"/>
      <text:p text:style-name="P84">Опеаторы.</text:p>
      <text:p text:style-name="P85">Общий вормат [Метка] оператор операнды [;комментарии]</text:p>
      <text:p text:style-name="P86">Метка для goto</text:p>
      <text:p text:style-name="P86">Оператор – его имя.</text:p>
      <text:p text:style-name="P35"><text:span text:style-name="T131">Операнды – фнфа для транзактов. </text:span><text:span text:style-name="T132">Задают инфор, специфичного для данного блока. </text:span><text:span text:style-name="T133">Значение определяет префикс имени блока.</text:span></text:p>
      <text:p text:style-name="P87"/>
      <text:h text:style-name="P423" text:outline-level="2">Generate</text:h>
      <text:p text:style-name="P44"><text:span text:style-name="T135">Вводит транзакты в модель. </text:span><text:span text:style-name="T134">Если ничего не задаём, то функция распределения константа. </text:span></text:p>
      <text:p text:style-name="P88">Блок Split выдаёт заданное число копий, вошедших в блок.</text:p>
      <text:p text:style-name="P124">Generate [a],[b],[c],[d],[e]</text:p>
      <text:p text:style-name="P36"><text:span text:style-name="T136">a — матожидание интервала поступления транзакций. <text:s/>Default 0. </text:span><text:span text:style-name="T138">Можно стандартный числовой аттбирут. СЧА.</text:span></text:p>
      <text:p text:style-name="P37"><text:span text:style-name="T137">b — разброос. </text:span><text:span text:style-name="T139">Можно СЧА. </text:span><text:span text:style-name="T140">(сигма). </text:span><text:span text:style-name="T141">По умолчанию 0.</text:span></text:p>
      <text:p text:style-name="P89">C — смещение интервалов, момент времени, в который в блоке появляется первый транзакт. По умолчанию 0.</text:p>
      <text:p text:style-name="P90">d — ограничение количества транзактов, который могут войти в блок через данный блок. По умолчанию inf.</text:p>
      <text:p text:style-name="P38"><text:soft-page-break/><text:span text:style-name="T141">E — уроверь приоритета транзакта. </text:span><text:span text:style-name="T142">(0-127, по умолчанию 0). Для очередей с приоритетами.</text:span></text:p>
      <text:p text:style-name="P189"/>
      <text:h text:style-name="P424" text:outline-level="2">Блок Start.</text:h>
      <text:p text:style-name="P125">Start A[,B][,C][,D]</text:p>
      <text:p text:style-name="P189">А — начальное значение счётчика завершения.</text:p>
      <text:p text:style-name="P190">B — </text:p>
      <text:p text:style-name="P190">C — </text:p>
      <text:p text:style-name="P190">D — </text:p>
      <text:p text:style-name="P188"/>
      <text:p text:style-name="P183"><text:span text:style-name="T171">2 способа задания продолжительности моделирования: В поле А e Start и в поле </text:span><text:span text:style-name="T172">A</text:span><text:span text:style-name="T171"> у Generate </text:span><text:span text:style-name="T172">(задали интервал времени поступления транзактов).</text:span></text:p>
      <text:p text:style-name="P188"/>
      <text:p text:style-name="P91"/>
      <text:h text:style-name="P425" text:outline-level="2">Блок Terminate</text:h>
      <text:p text:style-name="P126">Terminate A</text:p>
      <text:p text:style-name="P45"><text:span text:style-name="T143">Освобождается память, выделенная под транзакт. </text:span><text:span text:style-name="T144">В модели может быть сколько-угодно может быть этих блоков.</text:span></text:p>
      <text:p text:style-name="P92">Параметры: </text:p>
      <text:p text:style-name="P92">A – задаёт величину уменьшения счётчика <text:s/>завершения. По умолчанию 0.</text:p>
      <text:p text:style-name="P90"/>
      <text:h text:style-name="P426" text:outline-level="2">Одноканальные устройства</text:h>
      <text:p text:style-name="P152">В каждый момент времени обрабатывается только один транзакт (заявка). </text:p>
      <text:p text:style-name="P152">Если некуда войти, то идёт отказ заявки, иначе идёт в очередь обработки. </text:p>
      <text:p text:style-name="P152"/>
      <text:p text:style-name="P111">Seize А</text:p>
      <text:p text:style-name="P98">А — имя занимаемого устройства. Задаём сами. Числа — положительные целые, если символьный, то обычные правила именования.</text:p>
      <text:p text:style-name="P99">Если устройство занято, то транзакт не может войти, и ждёт очереди.</text:p>
      <text:p text:style-name="P100"/>
      <text:p text:style-name="P112">Release A</text:p>
      <text:p text:style-name="P100">Освобождает устройство. Меняет состояние на «свободен».</text:p>
      <text:p text:style-name="P100"/>
      <text:p text:style-name="P93"><text:span text:style-name="T6">Задержка во времени</text:span><text:span text:style-name="T145">. Опреанд Advance.</text:span><text:span text:style-name="T146"> Продвигает часы модельного времени на некоторую величину. Может иметь другие виды распределения, нежели равномерное.</text:span></text:p>
      <text:p text:style-name="P108"><text:span text:style-name="T146">Advance A=0[,B</text:span><text:span text:style-name="T146">]</text:span></text:p>
      <text:p text:style-name="P101"><text:soft-page-break/>A — среднее время на обслуживание</text:p>
      <text:p text:style-name="P101">B — половина поля допуска в равномерном распределении.</text:p>
      <text:p text:style-name="P94"><text:span text:style-name="T147">Одновременно в нём может быть любое количество транзактов, вновь прибывший и сидящий независимы. </text:span><text:span text:style-name="T148">Задержка может располагаться в любом месте программы.</text:span></text:p>
      <text:p text:style-name="P102"/>
      <text:p text:style-name="P13">Сбор статистики при ожидании.</text:p>
      <text:p text:style-name="P103">Есть возможность автоматического сбора параметров ожидания, которое происходит время от времени в модели.</text:p>
      <text:p text:style-name="P103">Используется 2 блока: Queue и Depart.</text:p>
      <text:p text:style-name="P103">При использовании регистратора очереди собираются какие-то там сведения.</text:p>
      <text:p text:style-name="P103"/>
      <text:p text:style-name="P95"><text:span text:style-name="T149">Блок </text:span><text:span text:style-name="T7">Queue</text:span><text:span text:style-name="T149">.</text:span></text:p>
      <text:p text:style-name="P109">Queue A[,B=1]</text:p>
      <text:p text:style-name="P103">А — имя очереди, которую ждёт</text:p>
      <text:p text:style-name="P103">B — число единиц, на которые увеличивается длина очереди</text:p>
      <text:p text:style-name="P103">При входе туда счётчик входа увеличивается. Значение хранится в Q$имя_очереди</text:p>
      <text:p text:style-name="P103"/>
      <text:p text:style-name="P95"><text:span text:style-name="T149">Блок </text:span><text:span text:style-name="T7">Depart</text:span><text:span text:style-name="T149">.</text:span></text:p>
      <text:p text:style-name="P109">Depart A[,B=1]</text:p>
      <text:p text:style-name="P103">Аналогично, только уменьшает.</text:p>
      <text:p text:style-name="P103">Есть нулевые вхождения – когда зареджка в очереди нулевая. Тогда он не вычитается, и записывается в отдельный список.</text:p>
      <text:p text:style-name="P103"/>
      <text:h text:style-name="P427" text:outline-level="2">Многоканальные устройства.</text:h>
      <text:p text:style-name="P153">Параллельно несколько транзакций обрабатывается. Количество устройств задаётся пользователем.</text:p>
      <text:p text:style-name="P136"><text:span text:style-name="T150">Транзакт ожидает очереди, затем занимает устройство (Enter), первое освободившееся, затем он обслуживается , и потом выходит (Leave)</text:span><text:span text:style-name="T151">.</text:span></text:p>
      <text:p text:style-name="P103"/>
      <text:p text:style-name="P110">Enter A[,B=1]</text:p>
      <text:p text:style-name="P104">А — имя</text:p>
      <text:p text:style-name="P104">B — количество занимаемых одновременно устройств одной заявкой.</text:p>
      <text:p text:style-name="P103"/>
      <text:p text:style-name="P110">Leave A[,B=1]</text:p>
      <text:p text:style-name="P104">Когда транзакт входит в leave, уменьшается сожердимое МКУ на B. Ну, просто освобождает B станков.</text:p>
      <text:p text:style-name="P104"><text:soft-page-break/></text:p>
      <text:p text:style-name="P97"><text:span text:style-name="T152"><text:s/></text:span><text:span text:style-name="T153">Если организована очередь, то нам нужен накопитель. </text:span></text:p>
      <text:p text:style-name="P105"/>
      <text:p text:style-name="P96"><text:span text:style-name="T154">[</text:span><text:span text:style-name="T153">&lt;метка&gt;</text:span><text:span text:style-name="T154">]</text:span><text:span text:style-name="T153"> Storage A</text:span></text:p>
      <text:p text:style-name="P106">Должно быть описано множество устройств, входящих в утрройство, или ёмкость его.</text:p>
      <text:p text:style-name="P106">Метка – символическое имя МКУ. А — ёмкость его.</text:p>
      <text:p text:style-name="P106"/>
      <text:p text:style-name="P107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p>
      <text:p text:style-name="P107"/>
      <text:h text:style-name="P428" text:outline-level="2">Переменные</text:h>
      <text:list xml:id="list7346712624709590722" text:style-name="L6">
        <text:list-item>
          <text:p text:style-name="P303">Арифметические</text:p>
        </text:list-item>
        <text:list-item>
          <text:p text:style-name="P303">С плавающей точкой</text:p>
        </text:list-item>
        <text:list-item>
          <text:p text:style-name="P303">Булевы</text:p>
        </text:list-item>
      </text:list>
      <text:p text:style-name="P154"/>
      <text:p text:style-name="P14">Арифметические. </text:p>
      <text:p text:style-name="P113">&lt;метка&gt; Variable A</text:p>
      <text:p text:style-name="P154">метка-- имя, А — выражение для вычисления переменной.</text:p>
      <text:p text:style-name="P137"><text:span text:style-name="T155">Обращение к ней как V$имя или Vномер. </text:span><text:span text:style-name="T156">Доллар для того, чтобы отличать, где имя, а где номер.</text:span></text:p>
      <text:p text:style-name="P155">V – СЧА переменной.</text:p>
      <text:p text:style-name="P156">Пробелы между символами выражения не допускаются, скобки можно ставить,</text:p>
      <text:p text:style-name="P156"/>
      <text:p text:style-name="P138"><text:span text:style-name="T8">С плавающей точкой</text:span><text:span text:style-name="T156"> – Fvariable. В остальном же идентичны. </text:span><text:span text:style-name="T157">СЧА тут такой же.</text:span></text:p>
      <text:p text:style-name="P157"/>
      <text:p text:style-name="P139"><text:span text:style-name="T9">Булевы</text:span><text:span text:style-name="T158">. Bvariable. Логическое выражение из разных сча и других булевых переменных. Преобразуется в 0 или 1 в конце.</text:span></text:p>
      <text:p text:style-name="P158">И есть табличка логических выражений для проверки заполненности и тд устройств.</text:p>
      <text:p text:style-name="P158"/>
      <text:p text:style-name="P158">Операторы сравнений – буквы в кавычках.</text:p>
      <text:p text:style-name="P158">«G», «L», «E», «NE», «LE», «GE»</text:p>
      <text:p text:style-name="P158"/>
      <text:p text:style-name="P159">Булевы операторы:</text:p>
      <text:p text:style-name="P159"><text:soft-page-break/>«AND», «OR»</text:p>
      <text:p text:style-name="P159"/>
      <text:p text:style-name="P160">Операции</text:p>
      <text:p text:style-name="P140"><text:span text:style-name="T159">+, -, # умножение, ^ степень, <text:s/>/ деление, \ деление нацело</text:span><text:span text:style-name="T160">, @ модуль.</text:span></text:p>
      <text:p text:style-name="P161"/>
      <text:h text:style-name="P429" text:outline-level="2">Функции</text:h>
      <text:p text:style-name="P162">5 типов функций</text:p>
      <text:list xml:id="list1108627277977329631" text:style-name="L7">
        <text:list-item>
          <text:p text:style-name="P304">дискретная числовая</text:p>
        </text:list-item>
        <text:list-item>
          <text:p text:style-name="P304">непр числовая</text:p>
        </text:list-item>
        <text:list-item>
          <text:p text:style-name="P304">табличная числовая</text:p>
        </text:list-item>
        <text:list-item>
          <text:p text:style-name="P304">дискретная атрибутивная</text:p>
        </text:list-item>
        <text:list-item>
          <text:p text:style-name="P304">табличная атрибутивная</text:p>
        </text:list-item>
      </text:list>
      <text:p text:style-name="P162"><text:s/></text:p>
      <text:p text:style-name="P163">Задание функции:</text:p>
      <text:p text:style-name="P163">метка Function <text:s/>A,B</text:p>
      <text:p text:style-name="P164">A = аргумент или сча</text:p>
      <text:p text:style-name="P164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p>
      <text:p text:style-name="P164">За ней в скобках пары значений идут в скобках.</text:p>
      <text:p text:style-name="P164"/>
      <text:h text:style-name="Heading_20_2" text:outline-level="2"><text:span text:style-name="T161">Стандартные числовые атрибуты (СЧА</text:span><text:span text:style-name="T162">)</text:span><text:span text:style-name="T161">.</text:span></text:h>
      <text:p text:style-name="P165">Аттрибуты делятся на 2 вида: аттрибуты системы и аттрибуты транзактов.</text:p>
      <text:p text:style-name="P165">Аттр блоков – описывают текущие состояние устройств и тд. Текущая длина очереди, загрузка устройств и тд.</text:p>
      <text:p text:style-name="P165">У транзактов тоже есть</text:p>
      <text:p text:style-name="P165">А у обычных объектов есть стандартные числовые аттрибуты.</text:p>
      <text:p text:style-name="P165"/>
      <text:p text:style-name="P166">W$block – текущее количество транзакций блоков</text:p>
      <text:p text:style-name="P166">N$block – сколько вообще вошло в блок с последнего reset или clear</text:p>
      <text:p text:style-name="P166"/>
      <text:p text:style-name="P167">Как менять значения параметров транзактов?</text:p>
      <text:p text:style-name="P114">Assign A[+|-],B[,C]</text:p>
      <text:p text:style-name="P167">A — имя параметра нового или модифицируемого. </text:p>
      <text:p text:style-name="P141"><text:span text:style-name="T163">B — величина. </text:span><text:span text:style-name="T164">(+ увеличиваем на b, - уменьшаем, </text:span><text:span text:style-name="T165">иначе замещаем</text:span><text:span text:style-name="T164">)</text:span></text:p>
      <text:p text:style-name="P167">С — имя функции.</text:p>
      <text:p text:style-name="P168"><text:soft-page-break/>Если есть С, то мы изменяем на B#C <text:s/>(результат вызова процедуры С)</text:p>
      <text:p text:style-name="P168"/>
      <text:p text:style-name="P168"/>
      <text:p text:style-name="P142"><text:span text:style-name="T10">Отметка времени</text:span><text:span text:style-name="T166">. Блок Mark/.</text:span></text:p>
      <text:p text:style-name="P115">Mark [A]</text:p>
      <text:p text:style-name="P169"/>
      <text:p text:style-name="P169">Каждый раз, когда <text:s/>транзакт входит в блок, делается отметка. Транзиткон время-- время прохода между точками модели. </text:p>
      <text:p text:style-name="P169">Для этого можем использовать mark.</text:p>
      <text:p text:style-name="P143"><text:span text:style-name="T167">Он заносит значение таймера в стандартный параметр транзакта, или в указанный (А). </text:span><text:span text:style-name="T168">При отсутсвии А, отметка времени заменяется текущим значением абсолютного времени.</text:span></text:p>
      <text:p text:style-name="P170"/>
      <text:h text:style-name="P430" text:outline-level="2">Циклы.</text:h>
      <text:p text:style-name="P116">Loop A[,B]</text:p>
      <text:p text:style-name="P171">А – сколько раз повторить</text:p>
      <text:p text:style-name="P171">B – метка начального блока цикла.</text:p>
      <text:p text:style-name="P171"/>
      <text:h text:style-name="P431" text:outline-level="2">Сохраняемые величины.</text:h>
      <text:p text:style-name="P172">Глобальные переменные, значения которых задаются заранее, и к которым можем обратиться в любое время.</text:p>
      <text:p text:style-name="P117">Initial A[,B=1]</text:p>
      <text:p text:style-name="P173">Создаёт</text:p>
      <text:p text:style-name="P172">А — имя сохр величины</text:p>
      <text:p text:style-name="P172">B — начальное значение</text:p>
      <text:p text:style-name="P172"/>
      <text:p text:style-name="P118">Savevalue A[+|-], B</text:p>
      <text:p text:style-name="P173">Похож на assign</text:p>
      <text:p text:style-name="P173"/>
      <text:p text:style-name="P119">метка Matrix A,B,C,[d],[e],[f],[g]</text:p>
      <text:p text:style-name="P174">А — не используется</text:p>
      <text:p text:style-name="P174">B — размерность первая (строки)</text:p>
      <text:p text:style-name="P174">С — вторая размерность (столбцы)</text:p>
      <text:p text:style-name="P174">следующие – размерности выше.</text:p>
      <text:p text:style-name="P174"/>
      <text:p text:style-name="P120">Msavevalue A[+|-] B,C,D</text:p>
      <text:p text:style-name="P175">меныяет матрицу</text:p>
      <text:p text:style-name="P151"><text:soft-page-break/><text:span text:style-name="T170">A </text:span><text:span text:style-name="T169">куда, <text:s/></text:span><text:span text:style-name="T170">B </text:span><text:span text:style-name="T169">строка, </text:span><text:span text:style-name="T170">C</text:span><text:span text:style-name="T169"> столбец, </text:span><text:span text:style-name="T170">D </text:span><text:span text:style-name="T169">что</text:span></text:p>
      <text:p text:style-name="P175"/>
      <text:p text:style-name="P121">Test X A,B[,C]</text:p>
      <text:p text:style-name="P176">Как условие в некотором роде</text:p>
      <text:p text:style-name="P176">A <text:s/>- СЧА</text:p>
      <text:p text:style-name="P176">B - СЧА</text:p>
      <text:p text:style-name="P176">C — имя блока, в который переходи транзакт, что ответ на вопрос оператора отношения отрицительный</text:p>
      <text:p text:style-name="P177">X — оператор отношения.</text:p>
      <text:p text:style-name="P177"/>
      <text:p text:style-name="P177"/>
      <text:p text:style-name="P122">Priority A[,B]</text:p>
      <text:p text:style-name="P178">Меняем приоритет от 0 до 127.</text:p>
      <text:p text:style-name="P178">А — новое значение приоритета.</text:p>
      <text:p text:style-name="P178">B — позволяет поместить транзакт в буфер позади равных ему по приоритету.</text:p>
      <text:p text:style-name="P178"/>
      <text:p text:style-name="P123">Метка Table A,B,C,D</text:p>
      <text:p text:style-name="P179">Для статистики нужны таблицы.</text:p>
      <text:p text:style-name="P179">A элемент данных, значение которого учитывается в таблице</text:p>
      <text:p text:style-name="P179">B первое граничное значение</text:p>
      <text:p text:style-name="P179">C ширина всех промежуточных интервалв</text:p>
      <text:p text:style-name="P179">D общее число интервалов таблицы</text:p>
      <text:p text:style-name="P180"/>
      <text:p text:style-name="P191">Transfer </text:p>
      <text:p text:style-name="P191">Переход транзакта в блок, отличный от последующего</text:p>
      <text:p text:style-name="P191">3 режима работы. </text:p>
      <text:p text:style-name="P191">1) безусловная передача. ,B, <text:s/>– B – номер или метка блока, в которую долежн перейти транзакт.</text:p>
      <text:p text:style-name="P181"><text:span text:style-name="T177">2) </text:span><text:span text:style-name="T178">статистический режим. Передача в один из двух блоков случайным образом: A,[B],C – </text:span><text:span text:style-name="T179">A — вероятность передача в блок С задаётся в долях тысячи (0..</text:span><text:span text:style-name="T181">999</text:span><text:span text:style-name="T179">) </text:span><text:span text:style-name="T182">или как доли единицы (если есть точка, то есть 0...0.999)</text:span><text:span text:style-name="T179">, B — </text:span><text:span text:style-name="T180">позиция, в которую придёт с вероятностью 1-A.</text:span></text:p>
      <text:p text:style-name="P182"><text:span text:style-name="T183">3) </text:span><text:span text:style-name="T184">Both. Входящий транзакт сначала пытается перейти к блоку, указанному в B, если это сделать не выходит, то пытается перейти в блок, указанный в C. </text:span><text:span text:style-name="T185">Transfer Both,b,c. </text:span><text:span text:style-name="T186">Не удаётся – в смысле занято там. Если не сможет перейти ни к тому, ни к другому, то <text:s/>он остаётся в блоке этом transfer и при каждом просмотре списка текущих событий будет повторять попытки перехода, пока не выйдет.</text:span></text:p>
      <text:p text:style-name="P171"/>
      <text:p text:style-name="P171"><text:soft-page-break/></text:p>
      <text:h text:style-name="P432" text:outline-level="2">Практика. Задачи простенькие.</text:h>
      <text:p text:style-name="P192">Смоделировать ситуацию, когда:</text:p>
      <text:p text:style-name="P192">1) через каждые 6 секунд появляется транзакт.</text:p>
      <text:p text:style-name="P192">2) Через каждые 6 секунд с 16-й секунды начнётся</text:p>
      <text:p text:style-name="P192">3) Через каждые 6 секунд, при этом всего должно прийти 20 транзактов.</text:p>
      <text:p text:style-name="P192"/>
      <text:p text:style-name="P192">В конце просто удаляем его.</text:p>
      <text:p text:style-name="P192">Продолжительность моделирования <text:s/>20 минут.</text:p>
      <text:p text:style-name="P192"/>
      <text:p text:style-name="P193"/>
      <text:p text:style-name="P193">1) Generate 6, 0</text:p>
      <text:p text:style-name="P193">Terminate 1</text:p>
      <text:p text:style-name="P193">Start 200</text:p>
      <text:p text:style-name="P193"/>
      <text:p text:style-name="P193">2) Generate 6, 0, 16</text:p>
      <text:p text:style-name="P193">Terminate 1</text:p>
      <text:p text:style-name="P193">Start 200</text:p>
      <text:p text:style-name="P193"/>
      <text:p text:style-name="P193">3)Generate 6, 0, 0, 20</text:p>
      <text:p text:style-name="P193">Terminate 1</text:p>
      <text:p text:style-name="P193">Start 200</text:p>
      <text:p text:style-name="P193"/>
      <text:p text:style-name="P184"><text:span text:style-name="T173">4) </text:span><text:span text:style-name="T174">500 транзакций для модели, поступают каждые 30 ± 5 минут. Первый на 25 минуте.</text:span></text:p>
      <text:p text:style-name="P185"><text:span text:style-name="T175">5) обработка деталей на станке, время обработки равномерно распределено в отрезке 6-14 минут.</text:span><text:span text:style-name="T176"> Детали поступают каждые 5 ± 4 минуты. Продолжительность моделирования 12 часов.</text:span></text:p>
      <text:p text:style-name="P185"><text:span text:style-name="T175">G</text:span><text:span text:style-name="T176">enerate </text:span><text:span text:style-name="T175"><text:s/></text:span><text:span text:style-name="T176">5</text:span><text:span text:style-name="T175">,4 </text:span></text:p>
      <text:p text:style-name="P194">Seize man</text:p>
      <text:p text:style-name="P194">Advance 10,4</text:p>
      <text:p text:style-name="P194">Release man</text:p>
      <text:p text:style-name="P194">Terminate 1</text:p>
      <text:p text:style-name="P194">Start 144</text:p>
      <text:p text:style-name="P194"/>
      <text:p text:style-name="P195">6) Среднее время пребывания детали в очереди на обслуживание.</text:p>
      <text:p text:style-name="P195">Добавить Queue и Depart.</text:p>
      <text:p text:style-name="P196"><text:soft-page-break/></text:p>
      <text:p text:style-name="P196">7)Каждые 20 ± 10 минут поступают автомобили. Из них 73% направляются на ремонт, который продолждается 45 ± 15 минут, а остальные проходят техосмотр 18 ± 8 минут. Моделируем 50 часов.</text:p>
      <text:p text:style-name="P196"/>
      <text:p text:style-name="P197">Generate 20, 10</text:p>
      <text:p text:style-name="P187"><text:span text:style-name="T189">Transfer 27</text:span><text:span text:style-name="T190">0</text:span><text:span text:style-name="T189">,,GOTO_REPAIR</text:span></text:p>
      <text:p text:style-name="P198"/>
      <text:p text:style-name="P199">Seize TechRep</text:p>
      <text:p text:style-name="P199">Advance 18,8</text:p>
      <text:p text:style-name="P199">Release TechRep</text:p>
      <text:p text:style-name="P200"/>
      <text:p text:style-name="P186"><text:span text:style-name="T189">GOTO_REPAIR </text:span><text:span text:style-name="T187">Seize </text:span><text:span text:style-name="T188">repairing</text:span></text:p>
      <text:p text:style-name="P186"><text:span text:style-name="T187">Advance </text:span><text:span text:style-name="T188">45,15</text:span></text:p>
      <text:p text:style-name="P186"><text:span text:style-name="T187">Release </text:span><text:span text:style-name="T188">repairing</text:span></text:p>
      <text:p text:style-name="P200"/>
      <text:p text:style-name="P197">Terminate 1</text:p>
      <text:p text:style-name="P197">Start 150</text:p>
      <text:p text:style-name="P197"/>
      <text:h text:style-name="P269" text:outline-level="1">Пропущено</text:h>
      <text:p text:style-name="P207"/>
      <text:p text:style-name="P207"/>
      <text:h text:style-name="P270" text:outline-level="1">Математические схемы моделирования систем</text:h>
      <text:p text:style-name="P208">Математическая схема – это что-то между описательной моделью и матматической моделью. Между описанием работы и уравнением или млгоритмом работы (аналитическая или имитационная, иными словами).</text:p>
      <text:p text:style-name="P208"/>
      <text:p text:style-name="P208">S — система, E — внешняя среда, М — модель.</text:p>
      <text:p text:style-name="P208">У системы есть набор свойства, которые отражаются во внешнем мире при условиях взаимодействии с Е.</text:p>
      <text:p text:style-name="P208">В сложных моделях надо учитывать, где кончается система и начинается внешняя среда.</text:p>
      <text:p text:style-name="P201"><text:span text:style-name="T191">Модель системы можно представить как множество величин, описывающих процесс функционирования системы, и образую</text:span><text:span text:style-name="T192">щ</text:span><text:span text:style-name="T191">их подмножество:</text:span></text:p>
      <text:p text:style-name="P209">совокупность входных воздействий на систему x_i in X (i=1..nx)</text:p>
      <text:p text:style-name="P210">совокупность воздействий внешней среды v_l in V (l = 1..nv)</text:p>
      <text:p text:style-name="P210">внутренние параметры системы h_k in H (k = 1..nh)</text:p>
      <text:p text:style-name="P202"><text:soft-page-break/><text:span text:style-name="T193">выходные характеристики y_j in Y (j = 1..n</text:span><text:span text:style-name="T194">y</text:span><text:span text:style-name="T193">)</text:span></text:p>
      <text:p text:style-name="P211"/>
      <text:p text:style-name="P212">Входные и выходные всегда есть, остальных может не быть.</text:p>
      <text:p text:style-name="P212"/>
      <text:p text:style-name="P213">Тут есть управляемые и неуправляемые переменные. В общем случае они все элементы непересекающихся подмножеств, и содержат как детермин, так и стохаст составляющие.</text:p>
      <text:p text:style-name="P213"/>
      <text:p text:style-name="P203"><text:span text:style-name="T196">Параметры</text:span><text:span text:style-name="T195"> </text:span><text:span text:style-name="T196">x</text:span><text:span text:style-name="T195">, v и h — независимы, как входные параметры </text:span><text:span text:style-name="T196">(экзогенные параметры)</text:span><text:span text:style-name="T195">, задающие систему.</text:span></text:p>
      <text:p text:style-name="P214">Как бы получим 3 вектора.</text:p>
      <text:p text:style-name="P214"/>
      <text:p text:style-name="P214">Выходные зависимые (эндогенные), и зависят от входных значений и состояния системы.</text:p>
      <text:p text:style-name="P133">y_i(t) = Fs(x,v,h,t)</text:p>
      <text:p text:style-name="P214"/>
      <text:p text:style-name="P214">Fs – оператор системы S, описывает её жизнь. <text:s/>Преобразует независимые переменные в зависимые.</text:p>
      <text:p text:style-name="P214"/>
      <text:p text:style-name="P214">y_i(t) – выходная траектория. Зависимость выходных параметров от времени.</text:p>
      <text:p text:style-name="P204"><text:span text:style-name="T197">Fs – закон функционирования системы. Задан функцией, функционлоам, логическими условиями, алгоритмами и тд. </text:span><text:span text:style-name="T198">Иногда в табличной форме.</text:span></text:p>
      <text:p text:style-name="P215"/>
      <text:p text:style-name="P205"><text:span text:style-name="T198">Иногда вводят As – </text:span><text:span text:style-name="T11">алгоритм функционирования</text:span><text:span text:style-name="T198">. </text:span><text:span text:style-name="T199">Это метод получения выходных характеристик с учётом входных воздействий и v, h.</text:span></text:p>
      <text:p text:style-name="P216"/>
      <text:p text:style-name="P217">Так как в законы функционирования входит время ( x(t) (вектор) и тд), то их называют динамическими.</text:p>
      <text:p text:style-name="P208"/>
      <text:p text:style-name="P218">Для статических моделей (t = const), y = f(x,v,h) вот так просто векторно решается.</text:p>
      <text:p text:style-name="P218"/>
      <text:p text:style-name="P218">Иногдаэти все формулы могут быть получены в конкретные моменты времени – состояния.</text:p>
      <text:p text:style-name="P206"><text:span text:style-name="T97">Состояние системы</text:span><text:span text:style-name="T200">:</text:span></text:p>
      <text:p text:style-name="P253"><text:span text:style-name="T200">z_i in Z (i = 1..nz) при t </text:span><text:span text:style-name="T201">in</text:span><text:span text:style-name="T200"> (t_0...T)</text:span></text:p>
      <text:p text:style-name="P219">Это типа состояние системы. Вектор такой.</text:p>
      <text:p text:style-name="P219"/>
      <text:p text:style-name="P226"><text:soft-page-break/>Ну и можно рассмотреть состояния как пространство, тогда изменение во времени состояния – кривая там.</text:p>
      <text:p text:style-name="P226"/>
      <text:p text:style-name="P227">Состояние системы во время t* in (t_0, T] определяются начальными состояниями</text:p>
      <text:p text:style-name="P127"><text:span text:style-name="T202">z</text:span><text:span text:style-name="T204">^</text:span><text:span text:style-name="T202">0 = {z_</text:span><text:span text:style-name="T203">i</text:span><text:span text:style-name="T202">^</text:span><text:span text:style-name="T203">0</text:span><text:span text:style-name="T202">}[i = 0..k] <text:s/></text:span><text:span text:style-name="T203">z_i^0 = z_i(t_0)</text:span></text:p>
      <text:p text:style-name="P129">z(t) = Ф(z^0, x,v,h,t)</text:p>
      <text:p text:style-name="P129">y(t) = F(z,t)</text:p>
      <text:p text:style-name="P228"/>
      <text:p text:style-name="P229">То есть через состояние можно получить результат.</text:p>
      <text:p text:style-name="P230">Можно <text:s/>и в одно объединить, получим </text:p>
      <text:p text:style-name="P130">y(t) = F[Ф(z^0, x,v,h,t)]</text:p>
      <text:p text:style-name="P231"/>
      <text:p text:style-name="P232">Ну и тут можно дискретизировать модель, поделить на m интервалов dt.</text:p>
      <text:p text:style-name="P232"/>
      <text:p text:style-name="P233">В общем, понимаем <text:s/>под математической моделью набор параметров x,v,h и их связь с y. </text:p>
      <text:p text:style-name="P220"><text:span text:style-name="T205">Если нет места случайности, </text:span><text:span text:style-name="T206">или она не учитывантся,</text:span><text:span text:style-name="T205"> то детерминированн</text:span><text:span text:style-name="T206">ой</text:span><text:span text:style-name="T205">, </text:span><text:span text:style-name="T206">модель называется.</text:span></text:p>
      <text:p text:style-name="P131">y(t) = f(x,t)</text:p>
      <text:p text:style-name="P231"/>
      <text:p text:style-name="P234">Возможно выделить такие подходы:</text:p>
      <text:list xml:id="list7172414278207727032" text:style-name="L8">
        <text:list-item>
          <text:p text:style-name="P305">непрерывно-детерминированный. Всё неслучайно и непрерывно, задаётся диффурами.</text:p>
        </text:list-item>
        <text:list-item>
          <text:p text:style-name="P305">Дискретно-детерминированный. Нет случайности, функции известны, но в дискретные моменты времени. Конечный автомат исподьзуется.</text:p>
        </text:list-item>
        <text:list-item>
          <text:p text:style-name="P306"><text:span text:style-name="T207">Дискретно</text:span><text:span text:style-name="T208">-</text:span><text:span text:style-name="T207">стохастические (вероятностные автоматы)</text:span></text:p>
        </text:list-item>
        <text:list-item>
          <text:p text:style-name="P307">Непрерывно-стохастические (системы массового обслуживания)</text:p>
        </text:list-item>
        <text:list-item>
          <text:p text:style-name="P307">Обобщённые (может использоваться в любом случае) – аггрегативные системы.</text:p>
        </text:list-item>
      </text:list>
      <text:p text:style-name="P235"/>
      <text:h text:style-name="P433" text:outline-level="2">Непрерывно-детерменированные модели. Д-схемы. (dynamic)</text:h>
      <text:p text:style-name="P236">Обычно, тут независимая переменная, от которой всё зависит – время t.</text:p>
      <text:p text:style-name="P132">y'= f(y, t)</text:p>
      <text:p text:style-name="P132">y(t_0) = y_0</text:p>
      <text:p text:style-name="P221"><text:span text:style-name="T210">Это всё векторы, если что </text:span><text:span text:style-name="T211">(кроме t, он число)</text:span><text:span text:style-name="T212">. Функции f_i – векторы.</text:span><text:span text:style-name="T213">она определена и непрерывна. Отражают динамику, поэтому и д-схемы.</text:span></text:p>
      <text:p text:style-name="P237"/>
      <text:p text:style-name="P238"><text:soft-page-break/>Пример – математический маятник.</text:p>
      <text:p text:style-name="P128"><text:span text:style-name="T214">H0 d2z/dt2 + h1 dz/dt + h2z(t) = </text:span><text:span text:style-name="T215">0</text:span></text:p>
      <text:p text:style-name="P239">z — состояние системы, <text:s/>h — параметры.</text:p>
      <text:p text:style-name="P221"><text:span text:style-name="T209"><text:s/></text:span><text:span text:style-name="T216">Если есть входное воздействие x(t), то вместо нуля его ставим.</text:span></text:p>
      <text:p text:style-name="P222"><text:span text:style-name="T217">В системах автоматического управления делается </text:span><text:span text:style-name="T218">с обратной связью.</text:span></text:p>
      <text:p text:style-name="P240"/>
      <text:p text:style-name="P240"/>
      <text:p text:style-name="P240"/>
      <text:h text:style-name="Heading_20_2" text:outline-level="2"><text:span text:style-name="T219">Дискретные детерминированные. </text:span><text:span text:style-name="T220">F-схемы.</text:span></text:h>
      <text:p text:style-name="P241">Конечный автомат – преобразователь информации, переходит из одного состояния в другое, формируя сигнал на выходе. Это автомат с памятью.</text:p>
      <text:p text:style-name="P223"><text:span text:style-name="T221">Для одрганизации памяти вводят автоматное время. <text:line-break/></text:span><text:span text:style-name="T222">Вхыодной сигнал зависит не только от входа, но и от предыдущих.</text:span></text:p>
      <text:p text:style-name="P242">То есть можем исключить время, оставив только состояния.</text:p>
      <text:p text:style-name="P242"/>
      <text:p text:style-name="P242">Без памяти – когда есть только одно состояние.</text:p>
      <text:p text:style-name="P242"/>
      <text:p text:style-name="P243">Бывают синхронные и асинхронные.</text:p>
      <text:p text:style-name="P243">Синхронные – моменты времени задаются синхронным генератором. И задаются так, чтобы автомат точно успел отработать до получения следующего импульса.</text:p>
      <text:p text:style-name="P243"/>
      <text:p text:style-name="P224"><text:span text:style-name="T223">В асинхронных отсутствует, и переходы между состояниями зависят от скорости работы автомата. </text:span><text:span text:style-name="T224">Интервал дискретности переменный.</text:span></text:p>
      <text:p text:style-name="P244"/>
      <text:p text:style-name="P245">В обычном автомате состояние определяется однозначно от входных сигналов, а в случайном ещё и случайность добавляется.</text:p>
      <text:p text:style-name="P246">F-схема для конечного (finita):</text:p>
      <text:list xml:id="list37102821698722567" text:style-name="L9">
        <text:list-item>
          <text:p text:style-name="P309">Есть конечное множество входа – алфавит X(t)</text:p>
        </text:list-item>
        <text:list-item>
          <text:p text:style-name="P310">Выходной алфавит Y(t)</text:p>
        </text:list-item>
        <text:list-item>
          <text:p text:style-name="P310">Конечное множество состояний Z</text:p>
        </text:list-item>
        <text:list-item>
          <text:p text:style-name="P310">Начальное состояние</text:p>
        </text:list-item>
        <text:list-item>
          <text:p text:style-name="P308"><text:span text:style-name="T225">функции переходов между состояниями, </text:span><text:span text:style-name="T226">fi(z,x) -&gt;</text:span><text:span text:style-name="T227">Z</text:span></text:p>
        </text:list-item>
        <text:list-item>
          <text:p text:style-name="P308"><text:span text:style-name="T225">функция выходов <text:s/>автомата <text:s/></text:span><text:span text:style-name="T227">psi(z,x) -&gt;Y</text:span></text:p>
        </text:list-item>
      </text:list>
      <text:p text:style-name="P247"/>
      <text:p text:style-name="P225"><text:span text:style-name="T228">Абстрактный конечный автомат имеет 1 вход и 1 выход. </text:span><text:span text:style-name="T229">И в каждый момент времени в каком-то состоянии находится.</text:span></text:p>
      <text:p text:style-name="P248"/>
      <text:p text:style-name="P249"><text:soft-page-break/>2 типа в зависимости от вывода информации</text:p>
      <text:p text:style-name="P249">1) Zt+1 = fi(Zt, Xt), Yt = psi(Zt, Xt) Мили</text:p>
      <text:p text:style-name="P249">2) Zt+1 = fi(Zt, Xt), Yt = psi(Zt, Xt-1)</text:p>
      <text:p text:style-name="P249">3)1) Zt+1 = fi(Zt, Xt), Yt = psi(Zt) Мура</text:p>
      <text:p text:style-name="P249"/>
      <text:h text:style-name="P434" text:outline-level="2">Дискретно-стохастические. P-схемы. (probability)</text:h>
      <text:p text:style-name="P311">Отличаются только тем, что состояния строго не известны.</text:p>
      <text:p text:style-name="P312">Это дискретный потактный преобразователь информации с памятью. Функционирование его в каждом такте зависит только от состояния памяти в нём и может быть описано статистически.</text:p>
      <text:p text:style-name="P313">Примерение схем вероятностных автоматов (P-схем) имеет важное значение и ля-ля-ля в системах, имещих статистически закономерное случайное поведение.</text:p>
      <text:p text:style-name="P254"><text:span text:style-name="T230">Функция перехода автомата этого определяет распределение вероятностей на множестве состояний. </text:span><text:span text:style-name="T231">Функция выходов – распределение вероятности на выходных сигналах.</text:span></text:p>
      <text:p text:style-name="P314"/>
      <text:p text:style-name="P315">Рассмотрим более общую сихему.</text:p>
      <text:p text:style-name="P255"><text:span text:style-name="T232">Ф — множество &lt;z_i, y_k&gt;, </text:span><text:span text:style-name="T233">состояние + вывод автомата</text:span><text:span text:style-name="T232">.</text:span></text:p>
      <text:p text:style-name="P315">Z — множество состояний.</text:p>
      <text:p text:style-name="P315">Y — выходное множество. </text:p>
      <text:p text:style-name="P315">Любой элемент G индуцирован на множестве некоторый закон распределения.</text:p>
      <text:p text:style-name="P256"><text:span text:style-name="T234">Вероятность p_k_j — вероятность из состояния z_s при подаче на вход x_i перейти в состояние z_k и вывести </text:span><text:span text:style-name="T235">y_j</text:span></text:p>
      <text:p text:style-name="P316">&lt;x_i, z_s&gt; → &lt;z_k, y_j&gt; c вер p_k_j</text:p>
      <text:p text:style-name="P317">Нормировка: </text:p>
      <text:p text:style-name="P318">sum( b_k_i, k =1..K, j=1..J) = 1</text:p>
      <text:p text:style-name="P319">Сумма всех вероятностей переходов 1.</text:p>
      <text:p text:style-name="P320">То есть для каждого входа x_i и начального состояния z_s своя таблица переходов.</text:p>
      <text:p text:style-name="P320"/>
      <text:p text:style-name="P144"><text:span text:style-name="T236">Иногда бывает неполная случайность. Там либо переход, либо выходной сигнал детерминированы. </text:span><text:span text:style-name="T237">Это либо Y-детерминированные вероятностные автоматы, или Z-детерминированные.</text:span></text:p>
      <text:p text:style-name="P321"/>
      <text:p text:style-name="P145"><text:span text:style-name="T238">Y-детеринированные эквивалентны некоторой </text:span><text:span text:style-name="T239">М</text:span><text:span text:style-name="T238">арковской цепи. </text:span><text:span text:style-name="T239">Следовательно, аппарат Марковских цепей – то, что надо для этих P-схем.</text:span></text:p>
      <text:p text:style-name="P322">Такие автоматы используют генераторы Марковских цепей и ля-ля-ля.</text:p>
      <text:p text:style-name="P146"><text:soft-page-break/><text:span text:style-name="T240">Используются для оценки всяких параметров систем в моделях аналитических и имитационных, </text:span><text:span text:style-name="T241">используя статистическое моделирование.</text:span></text:p>
      <text:p text:style-name="P323"/>
      <text:p text:style-name="P324">Марковские последовательности. </text:p>
      <text:p text:style-name="P324">Последовательности случайных величин, для котороых справедливо:</text:p>
      <text:p text:style-name="P325">lim (N → inf) [1/N^2 D[sum(x_i, i = 1..N)]] = 0</text:p>
      <text:p text:style-name="P334">N — испытания, D — дисперсия.</text:p>
      <text:p text:style-name="P147"><text:span text:style-name="T242">Задаётся двумя таблицами: </text:span><text:span text:style-name="T98">переходов</text:span><text:span text:style-name="T242"> и </text:span><text:span text:style-name="T98">выходов</text:span><text:span text:style-name="T242">.</text:span></text:p>
      <text:p text:style-name="P148"><text:span text:style-name="T243">Таблица </text:span><text:span text:style-name="T99">переходов</text:span><text:span text:style-name="T243"> – вероятность перехода из одного состояия в другое. Сумма по строке 1.</text:span></text:p>
      <text:p text:style-name="P149"><text:span text:style-name="T244">Вторая таблица – связь </text:span><text:span text:style-name="T100">выходов</text:span><text:span text:style-name="T244">. При каком состоянии что получаем на выходе. Строгое отношение.</text:span></text:p>
      <text:p text:style-name="P335">Матрица переходов – P.</text:p>
      <text:p text:style-name="P336"/>
      <text:p text:style-name="P150"><text:span text:style-name="T245">Нужно ещё для задания начальное <text:s/></text:span><text:span text:style-name="T246">состояние.</text:span><text:span text:style-name="T247">Начальные веросятности. </text:span><text:span text:style-name="T248">И условие нормировки не забыть.</text:span></text:p>
      <text:p text:style-name="P337"/>
      <text:h text:style-name="P435" text:outline-level="2">Непрерывно-стохастические модели. Q-схемы.</text:h>
      <text:p text:style-name="P257"><text:span text:style-name="T249">Это системы массового обслуживания, по сути. </text:span><text:span text:style-name="T250">Query.</text:span></text:p>
      <text:p text:style-name="P338">Для систем, которые можно представить как процессы обслуживания.</text:p>
      <text:p text:style-name="P258"><text:span text:style-name="T251">Случайное появление заявок на обслуживание (чаще всего, по закону Пуассона). </text:span><text:span text:style-name="T252">Причём в любом элементарном акте обслуживания можно выделить 2 составляющие: ожидание обслуживания и сам процесс обслуживания заявки.</text:span></text:p>
      <text:p text:style-name="P339">Mathlab предлагает total count system. Можно ставить везде, но стоит 4 млн в год.</text:p>
      <text:p text:style-name="P259"><text:span text:style-name="T253">Есть буфер звявок, с пределом ёмкости L, из него идёт в канал обработки K. В буфер поступают заявки, В канал поступает также поток обслуживания – то, как мы обслуживаем заявки. Выход – </text:span><text:span text:style-name="T254">поток </text:span><text:span text:style-name="T256">не</text:span><text:span text:style-name="T253">обработанн</text:span><text:span text:style-name="T254">ых </text:span><text:span text:style-name="T253">завяв</text:span><text:span text:style-name="T254">ок.</text:span></text:p>
      <text:p text:style-name="P260"><text:span text:style-name="T255">Поток событик однороден, если характеризуется только последовательностью, необнороден, если есть куча признаков заявок, как то источник и тд.</text:span><text:span text:style-name="T256">ф</text:span></text:p>
      <text:p text:style-name="P340"/>
      <text:h text:style-name="P436" text:outline-level="2">Сетевые модели. N-схемы. Сети Петри.</text:h>
      <text:p text:style-name="P261"><text:span text:style-name="T258">Моделирование систем, которые с</text:span><text:span text:style-name="T257">одержат параллельные <text:s/>взаимодействующие элементы.</text:span></text:p>
      <text:p text:style-name="P262"><text:span text:style-name="T258">Мат аппарат – теория комплектов. Это как множества, только элемент может входить в комплект </text:span><text:span text:style-name="T259">не один раз.</text:span><text:span text:style-name="T260">#(x,B) – количество элементов x в </text:span><text:span text:style-name="T261">комплекте </text:span><text:span text:style-name="T260">B.</text:span></text:p>
      <text:p text:style-name="P341"><text:soft-page-break/>4 операции:</text:p>
      <text:list xml:id="list4768364953009338397" text:style-name="L10">
        <text:list-item>
          <text:p text:style-name="P342">Объединение. Номера – максимум.</text:p>
        </text:list-item>
        <text:list-item>
          <text:p text:style-name="P343"><text:span text:style-name="T262">Пересечение. </text:span><text:span text:style-name="T263">Номера – минимум.</text:span></text:p>
        </text:list-item>
        <text:list-item>
          <text:p text:style-name="P343"><text:span text:style-name="T262">Сумма. </text:span><text:span text:style-name="T264">Суммируются.</text:span></text:p>
        </text:list-item>
        <text:list-item>
          <text:p text:style-name="P343"><text:span text:style-name="T262">Разность. </text:span><text:span text:style-name="T264">Вычитаются. </text:span><text:span text:style-name="T265">Максимум {0, #(x,A) - #(x,B)}</text:span></text:p>
        </text:list-item>
      </text:list>
      <text:p text:style-name="P344"/>
      <text:p text:style-name="P345">Сеть Петри состоит из 4 компонентов:</text:p>
      <text:list xml:id="list7126531274451391118" text:style-name="L11">
        <text:list-item>
          <text:p text:style-name="P346">Множество позиций P,</text:p>
        </text:list-item>
        <text:list-item>
          <text:p text:style-name="P347"><text:span text:style-name="T267">М</text:span><text:span text:style-name="T266">ножество переходов T</text:span><text:span text:style-name="T268">,</text:span></text:p>
        </text:list-item>
        <text:list-item>
          <text:p text:style-name="P346">Входная функция I,</text:p>
        </text:list-item>
        <text:list-item>
          <text:p text:style-name="P346">Вызодная функция O.</text:p>
        </text:list-item>
      </text:list>
      <text:p text:style-name="P345"/>
      <text:p text:style-name="P348">Сеть Петри </text:p>
      <text:p text:style-name="P134"><text:span text:style-name="T273">C = C(T, P, I, O)</text:span><text:span text:style-name="T271">.</text:span></text:p>
      <text:p text:style-name="P349">P = {p_1...p_n} – конечное множество позиций</text:p>
      <text:p text:style-name="P349">T = {t_1..t_m} – конечное множество переходов</text:p>
      <text:p text:style-name="P349">Множества позиций и переходов не пересекаются</text:p>
      <text:p text:style-name="P351"/>
      <text:p text:style-name="P250"><text:span text:style-name="T269">Входная и выходная функции связаны с переходами и позициями. </text:span><text:span text:style-name="T270">I отображает переход t_j в множество позиций I(t_j), наз-х входными поициями переходов.</text:span></text:p>
      <text:p text:style-name="P251"><text:span text:style-name="T271">Выходная функция O отображает переход t_j в множество позиций O(t_j) – множество выходных позиций </text:span><text:span text:style-name="T272">перехода</text:span></text:p>
      <text:p text:style-name="P326">I: T → P</text:p>
      <text:p text:style-name="P326">O: T → P</text:p>
      <text:p text:style-name="P352">Мощность множества P = |P| = n. |T| = m.</text:p>
      <text:p text:style-name="P353">Графически позиция – кружок, а переход – вертикальная палочка.</text:p>
      <text:p text:style-name="P353">Позиция – «о», переход - «|»</text:p>
      <text:p text:style-name="P135"><text:span text:style-name="T274">p_i </text:span><text:span text:style-name="T275">о → </text:span><text:span text:style-name="T274">| t_j </text:span></text:p>
      <text:p text:style-name="P354">Позиция p_i – входная для t_j, если t_i принадлежит <text:s/>входной функции <text:s/>I.</text:p>
      <text:p text:style-name="P327">t_j | → o p_i</text:p>
      <text:p text:style-name="P355">Наоборот, тут если t_j в О.</text:p>
      <text:p text:style-name="P355">Входы и выходы образуют комплекты позиций.</text:p>
      <text:p text:style-name="P252"><text:span text:style-name="T276">Кратность входной позиции для перезода t_j — число появлений позиции во входном комплекте переходов </text:span><text:span text:style-name="T277">#(p_i, I(t_j))</text:span><text:span text:style-name="T276">. Аналогично для выходной позиции.</text:span></text:p>
      <text:p text:style-name="P356"/>
      <text:p text:style-name="P357">Определим, что переход t_j – вход для позиции t_j, если p_i – выход t_j</text:p>
      <text:p text:style-name="P357"><text:soft-page-break/>А выход, если p_i <text:s/>– вход t_j. Как на первом рисунке.</text:p>
      <text:p text:style-name="P350"/>
      <text:p text:style-name="P358">Определим расшиненную входную и выходную функцию I и O так, чтобы совпадало количество экземпляров</text:p>
      <text:p text:style-name="P328">#(t_j, I(p_i)) = #(p_i, O(t_j))</text:p>
      <text:p text:style-name="P328">#(t_j, O(p_i)) = #(p_i, I(t_j))</text:p>
      <text:p text:style-name="P350"/>
      <text:h text:style-name="P437" text:outline-level="3">Графически как это сделать.</text:h>
      <text:p text:style-name="P359">Называется графическое изображение – граф сети Петри.</text:p>
      <text:p text:style-name="P263"><text:span text:style-name="T278">Получим двудольный ориентированный мульиграф. </text:span><text:span text:style-name="T279">Мультиграф – значит несколько типов вершин. У нас два типа.</text:span></text:p>
      <text:p text:style-name="P264"><text:span text:style-name="T280">Кружок – позиция, палочка – перехо</text:span><text:span text:style-name="T281">д.</text:span></text:p>
      <text:p text:style-name="P360">Дуга от позиции к переходу, если есть I(t_j, p_k)</text:p>
      <text:p text:style-name="P361">Кратные входы в переход – есть.</text:p>
      <text:p text:style-name="P362">Пример в тетради со стороны теории управления.</text:p>
      <text:p text:style-name="P363"/>
      <text:h text:style-name="P438" text:outline-level="3"><text:span text:style-name="T282">Маркировка сетей Петри.</text:span></text:h>
      <text:p text:style-name="P365"><text:span text:style-name="T283">Это присвоение фишек </text:span><text:span text:style-name="T284">позициям </text:span><text:span text:style-name="T283">сети Петри. </text:span><text:span text:style-name="T285">Количество фишек может меняться при выолнении. Отображают динамику системы.</text:span></text:p>
      <text:p text:style-name="P366"><text:span text:style-name="T286">Если меть Петри маркирована, то задаётся как </text:span></text:p>
      <text:p text:style-name="P329"><text:span text:style-name="T286">M = (P, T, I,O,mu)</text:span></text:p>
      <text:p text:style-name="P367"><text:span text:style-name="T287">Отображается либо точками внутри круга позиции, либо числом.</text:span></text:p>
      <text:p text:style-name="P370"><text:span text:style-name="T290">То есть mu – вектор количества фишек в позициях.</text:span></text:p>
      <text:p text:style-name="P368"><text:span text:style-name="T288"/></text:p>
      <text:h text:style-name="Heading_20_3" text:outline-level="3"><text:span text:style-name="T288">Правила выполнения сети Петри.</text:span></text:h>
      <text:p text:style-name="P369"><text:span text:style-name="T289">Выполнение определяет количество и распределение фишек в сети. <text:s/>Запускаются Переходы – фишки удаляются из входной позиции и образуют новые, перемещая их в выходные позиции.</text:span></text:p>
      <text:p text:style-name="P371"><text:span text:style-name="T291">Переход запускается, если он разрешён. То есть если каждая из его входных позиций имеет число фишек, как минимум равное числу дуг из позиции в переход.</text:span></text:p>
      <text:p text:style-name="P371"><text:span text:style-name="T291">Удаляем из каждой позиции столько фишек, сколько дуг идёт в переход, и затем помещаем фишки в каждую из выходных позаций (равное количеству выхоных дуг). Закон сохранения фишек не выполняется.</text:span></text:p>
      <text:p text:style-name="P371"><text:span text:style-name="T291"/></text:p>
      <text:p text:style-name="P372"><text:span text:style-name="T292">Переход <text:s/>t_j, если разрешён, создаст маркировки такие:</text:span></text:p>
      <text:p text:style-name="P372"><text:span text:style-name="T292">mu'(p_i) = mu(p_i) - #(p_i, I(t_j)) + <text:s/>#(p_i, O(t_j))</text:span></text:p>
      <text:p text:style-name="P372"><text:span text:style-name="T292">След = текущ — входящие в t_j </text:span><text:span text:style-name="T293">из него</text:span><text:span text:style-name="T292"> + выходящие из t_j в него.</text:span></text:p>
      <text:p text:style-name="P372"><text:soft-page-break/><text:span text:style-name="T292"/></text:p>
      <text:p text:style-name="P373"><text:span text:style-name="T294">Представляется сеть на событиях и условиях.</text:span></text:p>
      <text:p text:style-name="P373"><text:span text:style-name="T294">События — действие, имеющее место в системе, появление определяется состоянием системы и может быть описано множеством условий.</text:span></text:p>
      <text:p text:style-name="P373"><text:span text:style-name="T294">Условие – предикат, или логическое описание системы.</text:span></text:p>
      <text:p text:style-name="P374"><text:span text:style-name="T295">Разделим на предусловия (условие возникновения) и постусловия (то, к чему может привести выполнение).</text:span></text:p>
      <text:p text:style-name="P374"><text:span text:style-name="T295">Позиция – есть условие для перехода, события – переходы. </text:span><text:span text:style-name="T296">При этом входы перехода – предусловия, а выходы – постусловия.</text:span></text:p>
      <text:p text:style-name="P375"><text:span text:style-name="T297">Возникновение события – запуск перехода по сути.</text:span></text:p>
      <text:p text:style-name="P376"><text:span text:style-name="T298">Выполнение – фиишла в позиции, соответствующей этому условию.</text:span></text:p>
      <text:p text:style-name="P377"><text:span text:style-name="T299">Выполнение удаляет маркеры условия и задаёт маркеры постусловий.</text:span></text:p>
      <text:p text:style-name="P377"><text:span text:style-name="T299"/></text:p>
      <text:p text:style-name="P378"><text:span text:style-name="T300">Построение системы связано с обстоятельствами:</text:span></text:p>
      <text:list xml:id="list4064618921183173085" text:style-name="L12">
        <text:list-item>
          <text:p text:style-name="P379"><text:span text:style-name="T300">Моделированные процессы совершаются в системе, описываемой множеством событий и условий, определяемых причинно-следственными отношениями</text:span></text:p>
        </text:list-item>
        <text:list-item>
          <text:p text:style-name="P379"><text:span text:style-name="T300">Определяются события действия, последовательность наступления которых управляется состояниями системы. </text:span><text:span text:style-name="T301">Состояния системы задаются множеством условий, задаваемых в виде предикатов. </text:span><text:span text:style-name="T302">Количественные условия задаются натуральной ёмкостью.</text:span></text:p>
        </text:list-item>
        <text:list-item>
          <text:p text:style-name="P380"><text:span text:style-name="T302">Условия могут быть выполнены, или не выполнены. Постусловия только выполнив.</text:span></text:p>
        </text:list-item>
        <text:list-item>
          <text:p text:style-name="P381"><text:span text:style-name="T303">После наступления события обеспечиваетя выполнение других условий, назодящихся с этим в причинно-следственной связи. <text:s/>И получаются постусловия, которые условия для следующего события и тд.</text:span></text:p>
        </text:list-item>
      </text:list>
      <text:p text:style-name="P382"><text:span text:style-name="T303"/></text:p>
      <text:p text:style-name="P383"><text:span text:style-name="T304">Задачка.</text:span></text:p>
      <text:p text:style-name="P383"><text:span text:style-name="T304">Есть вычислительная система, которая обрабатывает задания, поступающие со ввода и выводит результаты на устойство вывода. </text:span><text:span text:style-name="T305">Задание поступает на устройство ввода. Когда процессор свободен, он берёт со ввода задание. </text:span><text:span text:style-name="T306">Когда выполнено, посылается на устойство вывода.</text:span></text:p>
      <text:p text:style-name="P383"><text:span text:style-name="T306"/></text:p>
      <text:p text:style-name="P384"><text:span text:style-name="T307">События выполняются мгновенны. Паралеллизм тут сразу виден. Удобно, чтобы задавали начало и конец процесса, а не всю его длину. </text:span><text:span text:style-name="T308">События происходят независимо друг от друга, </text:span><text:span text:style-name="T309">но их легко синхронизировать. Пример в тетради. </text:span><text:span text:style-name="T310">Мьютекс, по сути. Или разделяемая переменная.</text:span></text:p>
      <text:p text:style-name="P384"><text:span text:style-name="T310"/></text:p>
      <text:p text:style-name="P385"><text:span text:style-name="T310">Они, к тому же, асинхронны по природе своей. Автоматы синхронны. </text:span><text:span text:style-name="T311">Тут нет времени или его течения, Структура сетей такова, что содержит в себе информацию для определения возможных последовательностей </text:span><text:soft-page-break/><text:span text:style-name="T311">событий, но в этих моделях нет никакой информации, необходимой для выполнения событий.</text:span></text:p>
      <text:p text:style-name="P386"><text:span text:style-name="T312">Выполнение сети Петри – последовательность дискретных событий, </text:span><text:span text:style-name="T313">обычно, запуск перехода рассматривается как мгновенное событие, занимающее нулевое время, и одновременное возникновение двух событий невозможно. Такое событие называется </text:span><text:span text:style-name="T101">примитивным</text:span><text:span text:style-name="T313">.</text:span></text:p>
      <text:p text:style-name="P387"><text:span text:style-name="T314">Непримитивное – событие, длительность которого отлична от нуля.</text:span></text:p>
      <text:p text:style-name="P388"><text:span text:style-name="T315">Непримитивное событие можно изобразить в виде прямоугольника, а примитивное – палочки. </text:span><text:span text:style-name="T316">Подсеть можно включить.</text:span></text:p>
      <text:p text:style-name="P388"><text:span text:style-name="T316"/></text:p>
      <text:p text:style-name="P389"><text:span text:style-name="T317">Есть области, в которых Сети Петри идеальны – когда события синхронны и независимы.</text:span></text:p>
      <text:p text:style-name="P389"><text:span text:style-name="T317"/></text:p>
      <text:p text:style-name="P389"><text:span text:style-name="T317"/></text:p>
      <text:h text:style-name="Heading_20_1" text:outline-level="1"><text:span text:style-name="T318">Обобщённые модели. А-схемы.</text:span></text:h>
      <text:p text:style-name="Text_20_body"><text:span text:style-name="T318"/></text:p>
      <text:p text:style-name="P390"><text:span text:style-name="T319">Аггрегативная система. Отсюда и А-схемы. Описывает любые варианты. Непрервыные, дискретные, стохастические и тд.</text:span></text:p>
      <text:p text:style-name="P391"><text:span text:style-name="T320">Комплескное решение возможно лишь в случае, если моделирующие системы имеют всвоей основе единую формальную математическую схему </text:span><text:span text:style-name="T321">(А- схему).</text:span></text:p>
      <text:p text:style-name="P392"><text:span text:style-name="T321">Она должна адекватно описывать объект и позволять упрощённо проводить аналитические исследования (имеется в виду, что для частных случаев).</text:span></text:p>
      <text:p text:style-name="P393"><text:span text:style-name="T322">Как формально описать?</text:span></text:p>
      <text:p text:style-name="P394"><text:span text:style-name="T323">Сложный объект разбивается на конечное число подсистем и сохраняет связи, обеспечивающие взаимодействия их.</text:span></text:p>
      <text:p text:style-name="P395"><text:span text:style-name="T324">В случае сложной организации полученных подсистем, </text:span><text:span text:style-name="T325">они декомпозируются до уровня, в котором могут быть математически описаны.</text:span></text:p>
      <text:p text:style-name="P396"><text:span text:style-name="T326">В результате сложная система – многоуровневая система, объединённая в подсистемы различных уровней.</text:span></text:p>
      <text:p text:style-name="P397"><text:span text:style-name="T327">Элемент схемы – аггрегат A. Связь через оператор сопряжения <text:s/>R.</text:span></text:p>
      <text:p text:style-name="P398"><text:span text:style-name="T328">Аггрегат сам может рассматриваться как А-схема, и разбиваться дальше.</text:span></text:p>
      <text:p text:style-name="P399"><text:span text:style-name="T329">Характеристика аггрегата – множество моментов времени Т, входных X, выходных сигналов Y и состояний Z в каждый момент времени </text:span><text:span text:style-name="T330">t.</text:span></text:p>
      <text:p text:style-name="P399"><text:span text:style-name="T330"/></text:p>
      <text:p text:style-name="P400"><text:span text:style-name="T331">Пусть меняется состояние с z(t_1) <text:s/>в z(t_2), не равное первому за delta_z.. Переход определяется внутренними параметрами модели и входным сигналом.</text:span></text:p>
      <text:p text:style-name="P401"><text:span text:style-name="T332">Начальные состояния задаются неким распределением L[z_</text:span><text:span text:style-name="T333">t</text:span><text:span text:style-name="T332">0]</text:span></text:p>
      <text:p text:style-name="P402"><text:soft-page-break/><text:span text:style-name="T334">Изменение состояния описывается случайным оператором V. Для времени t_n при поступлении x_n состояние определяется </text:span></text:p>
      <text:p text:style-name="P330"><text:span text:style-name="T334">z(t_n + 0) = </text:span><text:span text:style-name="T335">V</text:span><text:span text:style-name="T334">[t_n, z(t_n), x_n]</text:span></text:p>
      <text:p text:style-name="P403"><text:span text:style-name="T336">Если на некотором промежутке нет поступления сигналов, то <text:s/>состояния там определяются оператором U.</text:span></text:p>
      <text:p text:style-name="P331"><text:span text:style-name="T336">z(t) = U[t, t_start, z(t_n + 0)]</text:span></text:p>
      <text:p text:style-name="P388"><text:span text:style-name="T316"/></text:p>
      <text:p text:style-name="P404"><text:span text:style-name="T337">Так как ограничений на U нет никаких, недопустимы скачки <text:s/>состояний в моменты времени, когда не поступают <text:s/>X. Моменты скачков – особые моменты времени </text:span><text:span text:style-name="T338">Ts</text:span><text:span text:style-name="T337">, а состояния – особые состояния </text:span><text:span text:style-name="T338">z(Ts)</text:span><text:span text:style-name="T337">.</text:span></text:p>
      <text:p text:style-name="P405"><text:span text:style-name="T339">Для описания скачков этих используется опратор W</text:span></text:p>
      <text:p text:style-name="P332"><text:span text:style-name="T339">z(t_delta + 0) = W[t_delta, z(t_delta)]</text:span></text:p>
      <text:p text:style-name="P406"><text:span text:style-name="T340">На множестве Z определяется подмножество Z^Y: Если W достигает Z^Y, то это состояние является моментом выдачи выходного сигнала.</text:span></text:p>
      <text:p text:style-name="P406"><text:span text:style-name="T340">Выходной сигнал описывается оператором G.</text:span></text:p>
      <text:p text:style-name="P406"><text:span text:style-name="T340">y = <text:s/>G[t_delta, z(t_delta)]</text:span></text:p>
      <text:p text:style-name="P406"><text:span text:style-name="T340"/></text:p>
      <text:p text:style-name="P407"><text:span text:style-name="T341">Ну и аггрегатор – обэединяет все эти множества.</text:span></text:p>
      <text:p text:style-name="P333"><text:span text:style-name="T342">A = &lt;T,X,Y,Z,Z^Y,H,V,U,W,G&gt;</text:span></text:p>
      <text:p text:style-name="P409"><text:span text:style-name="T345">H — множество внутренних характнристик модели.</text:span></text:p>
      <text:p text:style-name="P408"><text:span text:style-name="T343">Выглядит просто как блок-схема с входами </text:span><text:span text:style-name="T344">и выходами</text:span><text:span text:style-name="T343">, включающая аггрегты, которые как-то связаны входами и выходами.</text:span></text:p>
      <text:p text:style-name="P408"><text:span text:style-name="T343"/></text:p>
      <text:p text:style-name="P410"><text:span text:style-name="T346">Функционирование A-схемы связано с переработкой информации. Стрелки между аггрегатами – направления передачи информации. Есть внешняя и внутренняя. Внешняя из и в мир, а внутренняя – между её аггрегатами.</text:span></text:p>
      <text:p text:style-name="P410"><text:span text:style-name="T346"/></text:p>
      <text:p text:style-name="P410"><text:span text:style-name="T346">Обмен с внешним миром через порты (полюсы).</text:span></text:p>
      <text:p text:style-name="P411"><text:span text:style-name="T347">К каждому аггрегату подводятся входы и выходы с входных полюсов или выходов других аггрегаторов.</text:span></text:p>
      <text:p text:style-name="P411"><text:span text:style-name="T347"/></text:p>
      <text:p text:style-name="P412"><text:span text:style-name="T348">Предположения: </text:span></text:p>
      <text:list xml:id="list2229223678914497541" text:style-name="L13">
        <text:list-item>
          <text:p text:style-name="P413"><text:span text:style-name="T348">Взаимодействие между схемой и средой, а также между аггрегатами внутри системы по передаче сигналов осуществляется.</text:span></text:p>
        </text:list-item>
        <text:list-item>
          <text:p text:style-name="P414"><text:span text:style-name="T349">Для описания сигнала достаточно конечного набора характеристик.</text:span></text:p>
        </text:list-item>
        <text:list-item>
          <text:p text:style-name="P415"><text:span text:style-name="T350">Элементарные сигнала мгновенно передаются по схеме независимо друг от друга по элементарным каналам.</text:span></text:p>
        </text:list-item>
        <text:list-item>
          <text:p text:style-name="P416"><text:span text:style-name="T351">Ко входу любого аггрегата подключается не более одного элементарного канала, а выход слушать может любое конечное число каналов.</text:span></text:p>
        </text:list-item>
      </text:list>
      <text:p text:style-name="P384"><text:soft-page-break/><text:span text:style-name="T309"/></text:p>
      <text:p text:style-name="P368"><text:span text:style-name="T288"/></text:p>
      <text:p text:style-name="P364"><text:span text:style-name="T282"/></text:p>
      <text:p text:style-name="P350"/>
      <text:p text:style-name="P2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1163</meta:editing-cycles>
    <meta:creation-date>2012-10-08T07:35:00</meta:creation-date>
    <dc:date>2013-10-31T13:01:52</dc:date>
    <meta:editing-duration>P1DT2H22M3S</meta:editing-duration>
    <meta:generator>LibreOffice/4.0.2.2$Linux_X86_64 LibreOffice_project/400m0$Build-2</meta:generator>
    <meta:document-statistic meta:table-count="0" meta:image-count="0" meta:object-count="0" meta:page-count="27" meta:paragraph-count="543" meta:word-count="5118" meta:character-count="37513" meta:non-whitespace-character-count="327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